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0.861cm"/>
    </style:style>
    <style:style style:name="co6" style:family="table-column">
      <style:table-column-properties fo:break-before="auto" style:column-width="3.498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3.336cm"/>
    </style:style>
    <style:style style:name="co9" style:family="table-column">
      <style:table-column-properties fo:break-before="auto" style:column-width="2.36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6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 style:data-style-name="N120">
      <style:table-cell-properties fo:padding="0.071cm"/>
    </style:style>
    <style:style style:name="ce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fo:padding="0.071cm"/>
    </style:style>
    <style:style style:name="ce5" style:family="table-cell" style:parent-style-name="Excel_5f_BuiltIn_5f_Currency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>
            <text:p>Verrentung einer Kapitallebensversicheru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Barwert</text:p>
          </table:table-cell>
          <table:table-cell table:style-name="ce2" office:value-type="currency" office:currency="EUR" office:value="42700">
            <text:p>42.700,00 €</text:p>
          </table:table-cell>
          <table:table-cell/>
          <table:table-cell table:style-name="ce1" office:value-type="string">
            <text:p>Versicherungsrente</text:p>
          </table:table-cell>
          <table:table-cell table:number-columns-repeated="2"/>
          <table:table-cell table:style-name="ce1" office:value-type="string">
            <text:p>Fremdanlage mit Auszahlung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>
            <text:p>monatl. Auszahlung</text:p>
          </table:table-cell>
          <table:table-cell table:style-name="ce2" office:value-type="currency" office:currency="EUR" office:value="260">
            <text:p>260,00 €</text:p>
          </table:table-cell>
          <table:table-cell/>
          <table:table-cell office:value-type="string">
            <text:p>monatl. Auszahlung</text:p>
          </table:table-cell>
          <table:table-cell table:style-name="ce2" office:value-type="currency" office:currency="EUR" office:value="260">
            <text:p>260,00 €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2"/>
          <table:table-cell/>
          <table:table-cell office:value-type="string">
            <text:p>Zinssatz</text:p>
          </table:table-cell>
          <table:table-cell table:style-name="ce4" office:value-type="percentage" office:value="0.04">
            <text:p>4,00%</text:p>
          </table:table-cell>
          <table:table-cell/>
          <table:table-cell office:value-type="string">
            <text:p>Gesamt</text:p>
          </table:table-cell>
          <table:table-cell table:formula="of:=SUM([.G9:.G248])+[.K248]" office:value-type="currency" office:currency="EUR" office:value="61630.091302881">
            <text:p>61.630,09 €</text:p>
          </table:table-cell>
          <table:table-cell table:number-columns-repeated="1013"/>
        </table:table-row>
        <table:table-row table:style-name="ro2">
          <table:table-cell table:number-columns-repeated="3"/>
          <table:table-cell office:value-type="string">
            <text:p>gez. Gesamtsumme</text:p>
          </table:table-cell>
          <table:table-cell table:style-name="ce3" table:formula="of:=[.E4]*240" office:value-type="float" office:value="62400">
            <text:p><text:s/>62.400,00 € </text:p>
          </table:table-cell>
          <table:table-cell/>
          <table:table-cell office:value-type="string">
            <text:p>jährlicher Bonus</text:p>
          </table:table-cell>
          <table:table-cell table:style-name="ce2" office:value-type="currency" office:currency="EUR" office:value="0">
            <text:p>0,00 €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Zahlung Nr</text:p>
          </table:table-cell>
          <table:table-cell office:value-type="string">
            <text:p>Monat</text:p>
          </table:table-cell>
          <table:table-cell office:value-type="string">
            <text:p>Jahr</text:p>
          </table:table-cell>
          <table:table-cell office:value-type="string">
            <text:p>Zahlung</text:p>
          </table:table-cell>
          <table:table-cell table:number-columns-repeated="2"/>
          <table:table-cell office:value-type="string">
            <text:p>Auszahlung</text:p>
          </table:table-cell>
          <table:table-cell office:value-type="string">
            <text:p>Anlage1</text:p>
          </table:table-cell>
          <table:table-cell office:value-type="string">
            <text:p>Zinsen</text:p>
          </table:table-cell>
          <table:table-cell office:value-type="string">
            <text:p>Bonus</text:p>
          </table:table-cell>
          <table:table-cell office:value-type="string">
            <text:p>Anlage2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[.$H$4]" office:value-type="currency" office:currency="EUR" office:value="260">
            <text:p>260,00 €</text:p>
          </table:table-cell>
          <table:table-cell table:style-name="ce5" table:formula="of:=[.$B$3]-[.G9]" office:value-type="float" office:value="42440">
            <text:p>42.440,00 €</text:p>
          </table:table-cell>
          <table:table-cell table:style-name="ce5" table:formula="of:=[.H9]*[.$H$5]/12" office:value-type="float" office:value="141.466666666667">
            <text:p>141,47 €</text:p>
          </table:table-cell>
          <table:table-cell table:style-name="ce5" office:value-type="float" office:value="0">
            <text:p>0,00 €</text:p>
          </table:table-cell>
          <table:table-cell table:style-name="ce5" table:formula="of:=[.H9]+[.I9]+[.J9]" office:value-type="float" office:value="42581.4666666667">
            <text:p>42.581,47 €</text:p>
          </table:table-cell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9]&gt;[.$H$4];[.$H$4];[.K9])" office:value-type="currency" office:currency="EUR" office:value="260">
            <text:p>260,00 €</text:p>
          </table:table-cell>
          <table:table-cell table:style-name="ce5" table:formula="of:=[.K9]-[.G10]" office:value-type="float" office:value="42321.4666666667">
            <text:p>42.321,47 €</text:p>
          </table:table-cell>
          <table:table-cell table:style-name="ce5" table:formula="of:=[.H10]*[.$H$5]/12" office:value-type="float" office:value="141.071555555556">
            <text:p>141,07 €</text:p>
          </table:table-cell>
          <table:table-cell table:style-name="ce5" table:formula="of:=IF(MOD([.A10];12)=1;[.$H$6];0)" office:value-type="float" office:value="0">
            <text:p>0,00 €</text:p>
          </table:table-cell>
          <table:table-cell table:style-name="ce5" table:formula="of:=[.H10]+[.I10]+[.J10]" office:value-type="float" office:value="42462.5382222222">
            <text:p>42.462,54 €</text:p>
          </table:table-cell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0]&gt;[.$H$4];[.$H$4];[.K10])" office:value-type="currency" office:currency="EUR" office:value="260">
            <text:p>260,00 €</text:p>
          </table:table-cell>
          <table:table-cell table:style-name="ce5" table:formula="of:=[.K10]-[.G11]" office:value-type="float" office:value="42202.5382222222">
            <text:p>42.202,54 €</text:p>
          </table:table-cell>
          <table:table-cell table:style-name="ce5" table:formula="of:=[.H11]*[.$H$5]/12" office:value-type="float" office:value="140.675127407407">
            <text:p>140,68 €</text:p>
          </table:table-cell>
          <table:table-cell table:style-name="ce5" table:formula="of:=IF(MOD([.A11];12)=1;[.$H$6];0)" office:value-type="float" office:value="0">
            <text:p>0,00 €</text:p>
          </table:table-cell>
          <table:table-cell table:style-name="ce5" table:formula="of:=[.H11]+[.I11]+[.J11]" office:value-type="float" office:value="42343.2133496296">
            <text:p>42.343,21 €</text:p>
          </table:table-cell>
          <table:table-cell table:number-columns-repeated="1013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1]&gt;[.$H$4];[.$H$4];[.K11])" office:value-type="currency" office:currency="EUR" office:value="260">
            <text:p>260,00 €</text:p>
          </table:table-cell>
          <table:table-cell table:style-name="ce5" table:formula="of:=[.K11]-[.G12]" office:value-type="float" office:value="42083.2133496296">
            <text:p>42.083,21 €</text:p>
          </table:table-cell>
          <table:table-cell table:style-name="ce5" table:formula="of:=[.H12]*[.$H$5]/12" office:value-type="float" office:value="140.277377832099">
            <text:p>140,28 €</text:p>
          </table:table-cell>
          <table:table-cell table:style-name="ce5" table:formula="of:=IF(MOD([.A12];12)=1;[.$H$6];0)" office:value-type="float" office:value="0">
            <text:p>0,00 €</text:p>
          </table:table-cell>
          <table:table-cell table:style-name="ce5" table:formula="of:=[.H12]+[.I12]+[.J12]" office:value-type="float" office:value="42223.4907274617">
            <text:p>42.223,49 €</text:p>
          </table:table-cell>
          <table:table-cell table:number-columns-repeated="1013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2]&gt;[.$H$4];[.$H$4];[.K12])" office:value-type="currency" office:currency="EUR" office:value="260">
            <text:p>260,00 €</text:p>
          </table:table-cell>
          <table:table-cell table:style-name="ce5" table:formula="of:=[.K12]-[.G13]" office:value-type="float" office:value="41963.4907274617">
            <text:p>41.963,49 €</text:p>
          </table:table-cell>
          <table:table-cell table:style-name="ce5" table:formula="of:=[.H13]*[.$H$5]/12" office:value-type="float" office:value="139.878302424872">
            <text:p>139,88 €</text:p>
          </table:table-cell>
          <table:table-cell table:style-name="ce5" table:formula="of:=IF(MOD([.A13];12)=1;[.$H$6];0)" office:value-type="float" office:value="0">
            <text:p>0,00 €</text:p>
          </table:table-cell>
          <table:table-cell table:style-name="ce5" table:formula="of:=[.H13]+[.I13]+[.J13]" office:value-type="float" office:value="42103.3690298866">
            <text:p>42.103,37 €</text:p>
          </table:table-cell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3]&gt;[.$H$4];[.$H$4];[.K13])" office:value-type="currency" office:currency="EUR" office:value="260">
            <text:p>260,00 €</text:p>
          </table:table-cell>
          <table:table-cell table:style-name="ce5" table:formula="of:=[.K13]-[.G14]" office:value-type="float" office:value="41843.3690298866">
            <text:p>41.843,37 €</text:p>
          </table:table-cell>
          <table:table-cell table:style-name="ce5" table:formula="of:=[.H14]*[.$H$5]/12" office:value-type="float" office:value="139.477896766289">
            <text:p>139,48 €</text:p>
          </table:table-cell>
          <table:table-cell table:style-name="ce5" table:formula="of:=IF(MOD([.A14];12)=1;[.$H$6];0)" office:value-type="float" office:value="0">
            <text:p>0,00 €</text:p>
          </table:table-cell>
          <table:table-cell table:style-name="ce5" table:formula="of:=[.H14]+[.I14]+[.J14]" office:value-type="float" office:value="41982.8469266529">
            <text:p>41.982,85 €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4]&gt;[.$H$4];[.$H$4];[.K14])" office:value-type="currency" office:currency="EUR" office:value="260">
            <text:p>260,00 €</text:p>
          </table:table-cell>
          <table:table-cell table:style-name="ce5" table:formula="of:=[.K14]-[.G15]" office:value-type="float" office:value="41722.8469266529">
            <text:p>41.722,85 €</text:p>
          </table:table-cell>
          <table:table-cell table:style-name="ce5" table:formula="of:=[.H15]*[.$H$5]/12" office:value-type="float" office:value="139.076156422176">
            <text:p>139,08 €</text:p>
          </table:table-cell>
          <table:table-cell table:style-name="ce5" table:formula="of:=IF(MOD([.A15];12)=1;[.$H$6];0)" office:value-type="float" office:value="0">
            <text:p>0,00 €</text:p>
          </table:table-cell>
          <table:table-cell table:style-name="ce5" table:formula="of:=[.H15]+[.I15]+[.J15]" office:value-type="float" office:value="41861.9230830751">
            <text:p>41.861,92 €</text:p>
          </table:table-cell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5]&gt;[.$H$4];[.$H$4];[.K15])" office:value-type="currency" office:currency="EUR" office:value="260">
            <text:p>260,00 €</text:p>
          </table:table-cell>
          <table:table-cell table:style-name="ce5" table:formula="of:=[.K15]-[.G16]" office:value-type="float" office:value="41601.9230830751">
            <text:p>41.601,92 €</text:p>
          </table:table-cell>
          <table:table-cell table:style-name="ce5" table:formula="of:=[.H16]*[.$H$5]/12" office:value-type="float" office:value="138.673076943584">
            <text:p>138,67 €</text:p>
          </table:table-cell>
          <table:table-cell table:style-name="ce5" table:formula="of:=IF(MOD([.A16];12)=1;[.$H$6];0)" office:value-type="float" office:value="0">
            <text:p>0,00 €</text:p>
          </table:table-cell>
          <table:table-cell table:style-name="ce5" table:formula="of:=[.H16]+[.I16]+[.J16]" office:value-type="float" office:value="41740.5961600186">
            <text:p>41.740,60 €</text:p>
          </table:table-cell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6]&gt;[.$H$4];[.$H$4];[.K16])" office:value-type="currency" office:currency="EUR" office:value="260">
            <text:p>260,00 €</text:p>
          </table:table-cell>
          <table:table-cell table:style-name="ce5" table:formula="of:=[.K16]-[.G17]" office:value-type="float" office:value="41480.5961600186">
            <text:p>41.480,60 €</text:p>
          </table:table-cell>
          <table:table-cell table:style-name="ce5" table:formula="of:=[.H17]*[.$H$5]/12" office:value-type="float" office:value="138.268653866729">
            <text:p>138,27 €</text:p>
          </table:table-cell>
          <table:table-cell table:style-name="ce5" table:formula="of:=IF(MOD([.A17];12)=1;[.$H$6];0)" office:value-type="float" office:value="0">
            <text:p>0,00 €</text:p>
          </table:table-cell>
          <table:table-cell table:style-name="ce5" table:formula="of:=[.H17]+[.I17]+[.J17]" office:value-type="float" office:value="41618.8648138854">
            <text:p>41.618,86 €</text:p>
          </table:table-cell>
          <table:table-cell table:number-columns-repeated="1013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7]&gt;[.$H$4];[.$H$4];[.K17])" office:value-type="currency" office:currency="EUR" office:value="260">
            <text:p>260,00 €</text:p>
          </table:table-cell>
          <table:table-cell table:style-name="ce5" table:formula="of:=[.K17]-[.G18]" office:value-type="float" office:value="41358.8648138854">
            <text:p>41.358,86 €</text:p>
          </table:table-cell>
          <table:table-cell table:style-name="ce5" table:formula="of:=[.H18]*[.$H$5]/12" office:value-type="float" office:value="137.862882712951">
            <text:p>137,86 €</text:p>
          </table:table-cell>
          <table:table-cell table:style-name="ce5" table:formula="of:=IF(MOD([.A18];12)=1;[.$H$6];0)" office:value-type="float" office:value="0">
            <text:p>0,00 €</text:p>
          </table:table-cell>
          <table:table-cell table:style-name="ce5" table:formula="of:=[.H18]+[.I18]+[.J18]" office:value-type="float" office:value="41496.7276965983">
            <text:p>41.496,73 €</text:p>
          </table:table-cell>
          <table:table-cell table:number-columns-repeated="1013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8]&gt;[.$H$4];[.$H$4];[.K18])" office:value-type="currency" office:currency="EUR" office:value="260">
            <text:p>260,00 €</text:p>
          </table:table-cell>
          <table:table-cell table:style-name="ce5" table:formula="of:=[.K18]-[.G19]" office:value-type="float" office:value="41236.7276965983">
            <text:p>41.236,73 €</text:p>
          </table:table-cell>
          <table:table-cell table:style-name="ce5" table:formula="of:=[.H19]*[.$H$5]/12" office:value-type="float" office:value="137.455758988661">
            <text:p>137,46 €</text:p>
          </table:table-cell>
          <table:table-cell table:style-name="ce5" table:formula="of:=IF(MOD([.A19];12)=1;[.$H$6];0)" office:value-type="float" office:value="0">
            <text:p>0,00 €</text:p>
          </table:table-cell>
          <table:table-cell table:style-name="ce5" table:formula="of:=[.H19]+[.I19]+[.J19]" office:value-type="float" office:value="41374.183455587">
            <text:p>41.374,18 €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9]&gt;[.$H$4];[.$H$4];[.K19])" office:value-type="currency" office:currency="EUR" office:value="260">
            <text:p>260,00 €</text:p>
          </table:table-cell>
          <table:table-cell table:style-name="ce5" table:formula="of:=[.K19]-[.G20]" office:value-type="float" office:value="41114.183455587">
            <text:p>41.114,18 €</text:p>
          </table:table-cell>
          <table:table-cell table:style-name="ce5" table:formula="of:=[.H20]*[.$H$5]/12" office:value-type="float" office:value="137.04727818529">
            <text:p>137,05 €</text:p>
          </table:table-cell>
          <table:table-cell table:style-name="ce5" table:formula="of:=IF(MOD([.A20];12)=1;[.$H$6];0)" office:value-type="float" office:value="0">
            <text:p>0,00 €</text:p>
          </table:table-cell>
          <table:table-cell table:style-name="ce5" table:formula="of:=[.H20]+[.I20]+[.J20]" office:value-type="float" office:value="41251.2307337723">
            <text:p>41.251,23 €</text:p>
          </table:table-cell>
          <table:table-cell table:number-columns-repeated="1013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0]&gt;[.$H$4];[.$H$4];[.K20])" office:value-type="currency" office:currency="EUR" office:value="260">
            <text:p>260,00 €</text:p>
          </table:table-cell>
          <table:table-cell table:style-name="ce5" table:formula="of:=[.K20]-[.G21]" office:value-type="float" office:value="40991.2307337723">
            <text:p>40.991,23 €</text:p>
          </table:table-cell>
          <table:table-cell table:style-name="ce5" table:formula="of:=[.H21]*[.$H$5]/12" office:value-type="float" office:value="136.637435779241">
            <text:p>136,64 €</text:p>
          </table:table-cell>
          <table:table-cell table:style-name="ce5" table:formula="of:=IF(MOD([.A21];12)=1;[.$H$6];0)" office:value-type="float" office:value="0">
            <text:p>0,00 €</text:p>
          </table:table-cell>
          <table:table-cell table:style-name="ce5" table:formula="of:=[.H21]+[.I21]+[.J21]" office:value-type="float" office:value="41127.8681695515">
            <text:p>41.127,87 €</text:p>
          </table:table-cell>
          <table:table-cell table:number-columns-repeated="1013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1]&gt;[.$H$4];[.$H$4];[.K21])" office:value-type="currency" office:currency="EUR" office:value="260">
            <text:p>260,00 €</text:p>
          </table:table-cell>
          <table:table-cell table:style-name="ce5" table:formula="of:=[.K21]-[.G22]" office:value-type="float" office:value="40867.8681695515">
            <text:p>40.867,87 €</text:p>
          </table:table-cell>
          <table:table-cell table:style-name="ce5" table:formula="of:=[.H22]*[.$H$5]/12" office:value-type="float" office:value="136.226227231838">
            <text:p>136,23 €</text:p>
          </table:table-cell>
          <table:table-cell table:style-name="ce5" table:formula="of:=IF(MOD([.A22];12)=1;[.$H$6];0)" office:value-type="float" office:value="0">
            <text:p>0,00 €</text:p>
          </table:table-cell>
          <table:table-cell table:style-name="ce5" table:formula="of:=[.H22]+[.I22]+[.J22]" office:value-type="float" office:value="41004.0943967833">
            <text:p>41.004,09 €</text:p>
          </table:table-cell>
          <table:table-cell table:number-columns-repeated="1013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2]&gt;[.$H$4];[.$H$4];[.K22])" office:value-type="currency" office:currency="EUR" office:value="260">
            <text:p>260,00 €</text:p>
          </table:table-cell>
          <table:table-cell table:style-name="ce5" table:formula="of:=[.K22]-[.G23]" office:value-type="float" office:value="40744.0943967834">
            <text:p>40.744,09 €</text:p>
          </table:table-cell>
          <table:table-cell table:style-name="ce5" table:formula="of:=[.H23]*[.$H$5]/12" office:value-type="float" office:value="135.813647989278">
            <text:p>135,81 €</text:p>
          </table:table-cell>
          <table:table-cell table:style-name="ce5" table:formula="of:=IF(MOD([.A23];12)=1;[.$H$6];0)" office:value-type="float" office:value="0">
            <text:p>0,00 €</text:p>
          </table:table-cell>
          <table:table-cell table:style-name="ce5" table:formula="of:=[.H23]+[.I23]+[.J23]" office:value-type="float" office:value="40879.9080447726">
            <text:p>40.879,91 €</text:p>
          </table:table-cell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3]&gt;[.$H$4];[.$H$4];[.K23])" office:value-type="currency" office:currency="EUR" office:value="260">
            <text:p>260,00 €</text:p>
          </table:table-cell>
          <table:table-cell table:style-name="ce5" table:formula="of:=[.K23]-[.G24]" office:value-type="float" office:value="40619.9080447726">
            <text:p>40.619,91 €</text:p>
          </table:table-cell>
          <table:table-cell table:style-name="ce5" table:formula="of:=[.H24]*[.$H$5]/12" office:value-type="float" office:value="135.399693482575">
            <text:p>135,40 €</text:p>
          </table:table-cell>
          <table:table-cell table:style-name="ce5" table:formula="of:=IF(MOD([.A24];12)=1;[.$H$6];0)" office:value-type="float" office:value="0">
            <text:p>0,00 €</text:p>
          </table:table-cell>
          <table:table-cell table:style-name="ce5" table:formula="of:=[.H24]+[.I24]+[.J24]" office:value-type="float" office:value="40755.3077382552">
            <text:p>40.755,31 €</text:p>
          </table:table-cell>
          <table:table-cell table:number-columns-repeated="1013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4]&gt;[.$H$4];[.$H$4];[.K24])" office:value-type="currency" office:currency="EUR" office:value="260">
            <text:p>260,00 €</text:p>
          </table:table-cell>
          <table:table-cell table:style-name="ce5" table:formula="of:=[.K24]-[.G25]" office:value-type="float" office:value="40495.3077382552">
            <text:p>40.495,31 €</text:p>
          </table:table-cell>
          <table:table-cell table:style-name="ce5" table:formula="of:=[.H25]*[.$H$5]/12" office:value-type="float" office:value="134.984359127517">
            <text:p>134,98 €</text:p>
          </table:table-cell>
          <table:table-cell table:style-name="ce5" table:formula="of:=IF(MOD([.A25];12)=1;[.$H$6];0)" office:value-type="float" office:value="0">
            <text:p>0,00 €</text:p>
          </table:table-cell>
          <table:table-cell table:style-name="ce5" table:formula="of:=[.H25]+[.I25]+[.J25]" office:value-type="float" office:value="40630.2920973827">
            <text:p>40.630,29 €</text:p>
          </table:table-cell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5]&gt;[.$H$4];[.$H$4];[.K25])" office:value-type="currency" office:currency="EUR" office:value="260">
            <text:p>260,00 €</text:p>
          </table:table-cell>
          <table:table-cell table:style-name="ce5" table:formula="of:=[.K25]-[.G26]" office:value-type="float" office:value="40370.2920973827">
            <text:p>40.370,29 €</text:p>
          </table:table-cell>
          <table:table-cell table:style-name="ce5" table:formula="of:=[.H26]*[.$H$5]/12" office:value-type="float" office:value="134.567640324609">
            <text:p>134,57 €</text:p>
          </table:table-cell>
          <table:table-cell table:style-name="ce5" table:formula="of:=IF(MOD([.A26];12)=1;[.$H$6];0)" office:value-type="float" office:value="0">
            <text:p>0,00 €</text:p>
          </table:table-cell>
          <table:table-cell table:style-name="ce5" table:formula="of:=[.H26]+[.I26]+[.J26]" office:value-type="float" office:value="40504.8597377073">
            <text:p>40.504,86 €</text:p>
          </table:table-cell>
          <table:table-cell table:number-columns-repeated="1013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6]&gt;[.$H$4];[.$H$4];[.K26])" office:value-type="currency" office:currency="EUR" office:value="260">
            <text:p>260,00 €</text:p>
          </table:table-cell>
          <table:table-cell table:style-name="ce5" table:formula="of:=[.K26]-[.G27]" office:value-type="float" office:value="40244.8597377073">
            <text:p>40.244,86 €</text:p>
          </table:table-cell>
          <table:table-cell table:style-name="ce5" table:formula="of:=[.H27]*[.$H$5]/12" office:value-type="float" office:value="134.149532459024">
            <text:p>134,15 €</text:p>
          </table:table-cell>
          <table:table-cell table:style-name="ce5" table:formula="of:=IF(MOD([.A27];12)=1;[.$H$6];0)" office:value-type="float" office:value="0">
            <text:p>0,00 €</text:p>
          </table:table-cell>
          <table:table-cell table:style-name="ce5" table:formula="of:=[.H27]+[.I27]+[.J27]" office:value-type="float" office:value="40379.0092701664">
            <text:p>40.379,01 €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7]&gt;[.$H$4];[.$H$4];[.K27])" office:value-type="currency" office:currency="EUR" office:value="260">
            <text:p>260,00 €</text:p>
          </table:table-cell>
          <table:table-cell table:style-name="ce5" table:formula="of:=[.K27]-[.G28]" office:value-type="float" office:value="40119.0092701664">
            <text:p>40.119,01 €</text:p>
          </table:table-cell>
          <table:table-cell table:style-name="ce5" table:formula="of:=[.H28]*[.$H$5]/12" office:value-type="float" office:value="133.730030900555">
            <text:p>133,73 €</text:p>
          </table:table-cell>
          <table:table-cell table:style-name="ce5" table:formula="of:=IF(MOD([.A28];12)=1;[.$H$6];0)" office:value-type="float" office:value="0">
            <text:p>0,00 €</text:p>
          </table:table-cell>
          <table:table-cell table:style-name="ce5" table:formula="of:=[.H28]+[.I28]+[.J28]" office:value-type="float" office:value="40252.7393010669">
            <text:p>40.252,74 €</text:p>
          </table:table-cell>
          <table:table-cell table:number-columns-repeated="1013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8]&gt;[.$H$4];[.$H$4];[.K28])" office:value-type="currency" office:currency="EUR" office:value="260">
            <text:p>260,00 €</text:p>
          </table:table-cell>
          <table:table-cell table:style-name="ce5" table:formula="of:=[.K28]-[.G29]" office:value-type="float" office:value="39992.7393010669">
            <text:p>39.992,74 €</text:p>
          </table:table-cell>
          <table:table-cell table:style-name="ce5" table:formula="of:=[.H29]*[.$H$5]/12" office:value-type="float" office:value="133.309131003556">
            <text:p>133,31 €</text:p>
          </table:table-cell>
          <table:table-cell table:style-name="ce5" table:formula="of:=IF(MOD([.A29];12)=1;[.$H$6];0)" office:value-type="float" office:value="0">
            <text:p>0,00 €</text:p>
          </table:table-cell>
          <table:table-cell table:style-name="ce5" table:formula="of:=[.H29]+[.I29]+[.J29]" office:value-type="float" office:value="40126.0484320705">
            <text:p>40.126,05 €</text:p>
          </table:table-cell>
          <table:table-cell table:number-columns-repeated="1013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9]&gt;[.$H$4];[.$H$4];[.K29])" office:value-type="currency" office:currency="EUR" office:value="260">
            <text:p>260,00 €</text:p>
          </table:table-cell>
          <table:table-cell table:style-name="ce5" table:formula="of:=[.K29]-[.G30]" office:value-type="float" office:value="39866.0484320705">
            <text:p>39.866,05 €</text:p>
          </table:table-cell>
          <table:table-cell table:style-name="ce5" table:formula="of:=[.H30]*[.$H$5]/12" office:value-type="float" office:value="132.886828106902">
            <text:p>132,89 €</text:p>
          </table:table-cell>
          <table:table-cell table:style-name="ce5" table:formula="of:=IF(MOD([.A30];12)=1;[.$H$6];0)" office:value-type="float" office:value="0">
            <text:p>0,00 €</text:p>
          </table:table-cell>
          <table:table-cell table:style-name="ce5" table:formula="of:=[.H30]+[.I30]+[.J30]" office:value-type="float" office:value="39998.9352601774">
            <text:p>39.998,94 €</text:p>
          </table:table-cell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30]&gt;[.$H$4];[.$H$4];[.K30])" office:value-type="currency" office:currency="EUR" office:value="260">
            <text:p>260,00 €</text:p>
          </table:table-cell>
          <table:table-cell table:style-name="ce5" table:formula="of:=[.K30]-[.G31]" office:value-type="float" office:value="39738.9352601774">
            <text:p>39.738,94 €</text:p>
          </table:table-cell>
          <table:table-cell table:style-name="ce5" table:formula="of:=[.H31]*[.$H$5]/12" office:value-type="float" office:value="132.463117533925">
            <text:p>132,46 €</text:p>
          </table:table-cell>
          <table:table-cell table:style-name="ce5" table:formula="of:=IF(MOD([.A31];12)=1;[.$H$6];0)" office:value-type="float" office:value="0">
            <text:p>0,00 €</text:p>
          </table:table-cell>
          <table:table-cell table:style-name="ce5" table:formula="of:=[.H31]+[.I31]+[.J31]" office:value-type="float" office:value="39871.3983777113">
            <text:p>39.871,40 €</text:p>
          </table:table-cell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31]&gt;[.$H$4];[.$H$4];[.K31])" office:value-type="currency" office:currency="EUR" office:value="260">
            <text:p>260,00 €</text:p>
          </table:table-cell>
          <table:table-cell table:style-name="ce5" table:formula="of:=[.K31]-[.G32]" office:value-type="float" office:value="39611.3983777113">
            <text:p>39.611,40 €</text:p>
          </table:table-cell>
          <table:table-cell table:style-name="ce5" table:formula="of:=[.H32]*[.$H$5]/12" office:value-type="float" office:value="132.037994592371">
            <text:p>132,04 €</text:p>
          </table:table-cell>
          <table:table-cell table:style-name="ce5" table:formula="of:=IF(MOD([.A32];12)=1;[.$H$6];0)" office:value-type="float" office:value="0">
            <text:p>0,00 €</text:p>
          </table:table-cell>
          <table:table-cell table:style-name="ce5" table:formula="of:=[.H32]+[.I32]+[.J32]" office:value-type="float" office:value="39743.4363723037">
            <text:p>39.743,44 €</text:p>
          </table:table-cell>
          <table:table-cell table:number-columns-repeated="1013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32]&gt;[.$H$4];[.$H$4];[.K32])" office:value-type="currency" office:currency="EUR" office:value="260">
            <text:p>260,00 €</text:p>
          </table:table-cell>
          <table:table-cell table:style-name="ce5" table:formula="of:=[.K32]-[.G33]" office:value-type="float" office:value="39483.4363723037">
            <text:p>39.483,44 €</text:p>
          </table:table-cell>
          <table:table-cell table:style-name="ce5" table:formula="of:=[.H33]*[.$H$5]/12" office:value-type="float" office:value="131.611454574346">
            <text:p>131,61 €</text:p>
          </table:table-cell>
          <table:table-cell table:style-name="ce5" table:formula="of:=IF(MOD([.A33];12)=1;[.$H$6];0)" office:value-type="float" office:value="0">
            <text:p>0,00 €</text:p>
          </table:table-cell>
          <table:table-cell table:style-name="ce5" table:formula="of:=[.H33]+[.I33]+[.J33]" office:value-type="float" office:value="39615.047826878">
            <text:p>39.615,05 €</text:p>
          </table:table-cell>
          <table:table-cell table:number-columns-repeated="1013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33]&gt;[.$H$4];[.$H$4];[.K33])" office:value-type="currency" office:currency="EUR" office:value="260">
            <text:p>260,00 €</text:p>
          </table:table-cell>
          <table:table-cell table:style-name="ce5" table:formula="of:=[.K33]-[.G34]" office:value-type="float" office:value="39355.047826878">
            <text:p>39.355,05 €</text:p>
          </table:table-cell>
          <table:table-cell table:style-name="ce5" table:formula="of:=[.H34]*[.$H$5]/12" office:value-type="float" office:value="131.18349275626">
            <text:p>131,18 €</text:p>
          </table:table-cell>
          <table:table-cell table:style-name="ce5" table:formula="of:=IF(MOD([.A34];12)=1;[.$H$6];0)" office:value-type="float" office:value="0">
            <text:p>0,00 €</text:p>
          </table:table-cell>
          <table:table-cell table:style-name="ce5" table:formula="of:=[.H34]+[.I34]+[.J34]" office:value-type="float" office:value="39486.2313196343">
            <text:p>39.486,23 €</text:p>
          </table:table-cell>
          <table:table-cell table:number-columns-repeated="1013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34]&gt;[.$H$4];[.$H$4];[.K34])" office:value-type="currency" office:currency="EUR" office:value="260">
            <text:p>260,00 €</text:p>
          </table:table-cell>
          <table:table-cell table:style-name="ce5" table:formula="of:=[.K34]-[.G35]" office:value-type="float" office:value="39226.2313196343">
            <text:p>39.226,23 €</text:p>
          </table:table-cell>
          <table:table-cell table:style-name="ce5" table:formula="of:=[.H35]*[.$H$5]/12" office:value-type="float" office:value="130.754104398781">
            <text:p>130,75 €</text:p>
          </table:table-cell>
          <table:table-cell table:style-name="ce5" table:formula="of:=IF(MOD([.A35];12)=1;[.$H$6];0)" office:value-type="float" office:value="0">
            <text:p>0,00 €</text:p>
          </table:table-cell>
          <table:table-cell table:style-name="ce5" table:formula="of:=[.H35]+[.I35]+[.J35]" office:value-type="float" office:value="39356.985424033">
            <text:p>39.356,99 €</text:p>
          </table:table-cell>
          <table:table-cell table:number-columns-repeated="1013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35]&gt;[.$H$4];[.$H$4];[.K35])" office:value-type="currency" office:currency="EUR" office:value="260">
            <text:p>260,00 €</text:p>
          </table:table-cell>
          <table:table-cell table:style-name="ce5" table:formula="of:=[.K35]-[.G36]" office:value-type="float" office:value="39096.985424033">
            <text:p>39.096,99 €</text:p>
          </table:table-cell>
          <table:table-cell table:style-name="ce5" table:formula="of:=[.H36]*[.$H$5]/12" office:value-type="float" office:value="130.323284746777">
            <text:p>130,32 €</text:p>
          </table:table-cell>
          <table:table-cell table:style-name="ce5" table:formula="of:=IF(MOD([.A36];12)=1;[.$H$6];0)" office:value-type="float" office:value="0">
            <text:p>0,00 €</text:p>
          </table:table-cell>
          <table:table-cell table:style-name="ce5" table:formula="of:=[.H36]+[.I36]+[.J36]" office:value-type="float" office:value="39227.3087087798">
            <text:p>39.227,31 €</text:p>
          </table:table-cell>
          <table:table-cell table:number-columns-repeated="1013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36]&gt;[.$H$4];[.$H$4];[.K36])" office:value-type="currency" office:currency="EUR" office:value="260">
            <text:p>260,00 €</text:p>
          </table:table-cell>
          <table:table-cell table:style-name="ce5" table:formula="of:=[.K36]-[.G37]" office:value-type="float" office:value="38967.3087087798">
            <text:p>38.967,31 €</text:p>
          </table:table-cell>
          <table:table-cell table:style-name="ce5" table:formula="of:=[.H37]*[.$H$5]/12" office:value-type="float" office:value="129.891029029266">
            <text:p>129,89 €</text:p>
          </table:table-cell>
          <table:table-cell table:style-name="ce5" table:formula="of:=IF(MOD([.A37];12)=1;[.$H$6];0)" office:value-type="float" office:value="0">
            <text:p>0,00 €</text:p>
          </table:table-cell>
          <table:table-cell table:style-name="ce5" table:formula="of:=[.H37]+[.I37]+[.J37]" office:value-type="float" office:value="39097.1997378091">
            <text:p>39.097,20 €</text:p>
          </table:table-cell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37]&gt;[.$H$4];[.$H$4];[.K37])" office:value-type="currency" office:currency="EUR" office:value="260">
            <text:p>260,00 €</text:p>
          </table:table-cell>
          <table:table-cell table:style-name="ce5" table:formula="of:=[.K37]-[.G38]" office:value-type="float" office:value="38837.1997378091">
            <text:p>38.837,20 €</text:p>
          </table:table-cell>
          <table:table-cell table:style-name="ce5" table:formula="of:=[.H38]*[.$H$5]/12" office:value-type="float" office:value="129.457332459364">
            <text:p>129,46 €</text:p>
          </table:table-cell>
          <table:table-cell table:style-name="ce5" table:formula="of:=IF(MOD([.A38];12)=1;[.$H$6];0)" office:value-type="float" office:value="0">
            <text:p>0,00 €</text:p>
          </table:table-cell>
          <table:table-cell table:style-name="ce5" table:formula="of:=[.H38]+[.I38]+[.J38]" office:value-type="float" office:value="38966.6570702685">
            <text:p>38.966,66 €</text:p>
          </table:table-cell>
          <table:table-cell table:number-columns-repeated="1013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38]&gt;[.$H$4];[.$H$4];[.K38])" office:value-type="currency" office:currency="EUR" office:value="260">
            <text:p>260,00 €</text:p>
          </table:table-cell>
          <table:table-cell table:style-name="ce5" table:formula="of:=[.K38]-[.G39]" office:value-type="float" office:value="38706.6570702685">
            <text:p>38.706,66 €</text:p>
          </table:table-cell>
          <table:table-cell table:style-name="ce5" table:formula="of:=[.H39]*[.$H$5]/12" office:value-type="float" office:value="129.022190234228">
            <text:p>129,02 €</text:p>
          </table:table-cell>
          <table:table-cell table:style-name="ce5" table:formula="of:=IF(MOD([.A39];12)=1;[.$H$6];0)" office:value-type="float" office:value="0">
            <text:p>0,00 €</text:p>
          </table:table-cell>
          <table:table-cell table:style-name="ce5" table:formula="of:=[.H39]+[.I39]+[.J39]" office:value-type="float" office:value="38835.6792605027">
            <text:p>38.835,68 €</text:p>
          </table:table-cell>
          <table:table-cell table:number-columns-repeated="1013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39]&gt;[.$H$4];[.$H$4];[.K39])" office:value-type="currency" office:currency="EUR" office:value="260">
            <text:p>260,00 €</text:p>
          </table:table-cell>
          <table:table-cell table:style-name="ce5" table:formula="of:=[.K39]-[.G40]" office:value-type="float" office:value="38575.6792605027">
            <text:p>38.575,68 €</text:p>
          </table:table-cell>
          <table:table-cell table:style-name="ce5" table:formula="of:=[.H40]*[.$H$5]/12" office:value-type="float" office:value="128.585597535009">
            <text:p>128,59 €</text:p>
          </table:table-cell>
          <table:table-cell table:style-name="ce5" table:formula="of:=IF(MOD([.A40];12)=1;[.$H$6];0)" office:value-type="float" office:value="0">
            <text:p>0,00 €</text:p>
          </table:table-cell>
          <table:table-cell table:style-name="ce5" table:formula="of:=[.H40]+[.I40]+[.J40]" office:value-type="float" office:value="38704.2648580377">
            <text:p>38.704,26 €</text:p>
          </table:table-cell>
          <table:table-cell table:number-columns-repeated="1013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40]&gt;[.$H$4];[.$H$4];[.K40])" office:value-type="currency" office:currency="EUR" office:value="260">
            <text:p>260,00 €</text:p>
          </table:table-cell>
          <table:table-cell table:style-name="ce5" table:formula="of:=[.K40]-[.G41]" office:value-type="float" office:value="38444.2648580377">
            <text:p>38.444,26 €</text:p>
          </table:table-cell>
          <table:table-cell table:style-name="ce5" table:formula="of:=[.H41]*[.$H$5]/12" office:value-type="float" office:value="128.147549526792">
            <text:p>128,15 €</text:p>
          </table:table-cell>
          <table:table-cell table:style-name="ce5" table:formula="of:=IF(MOD([.A41];12)=1;[.$H$6];0)" office:value-type="float" office:value="0">
            <text:p>0,00 €</text:p>
          </table:table-cell>
          <table:table-cell table:style-name="ce5" table:formula="of:=[.H41]+[.I41]+[.J41]" office:value-type="float" office:value="38572.4124075645">
            <text:p>38.572,41 €</text:p>
          </table:table-cell>
          <table:table-cell table:number-columns-repeated="1013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41]&gt;[.$H$4];[.$H$4];[.K41])" office:value-type="currency" office:currency="EUR" office:value="260">
            <text:p>260,00 €</text:p>
          </table:table-cell>
          <table:table-cell table:style-name="ce5" table:formula="of:=[.K41]-[.G42]" office:value-type="float" office:value="38312.4124075645">
            <text:p>38.312,41 €</text:p>
          </table:table-cell>
          <table:table-cell table:style-name="ce5" table:formula="of:=[.H42]*[.$H$5]/12" office:value-type="float" office:value="127.708041358548">
            <text:p>127,71 €</text:p>
          </table:table-cell>
          <table:table-cell table:style-name="ce5" table:formula="of:=IF(MOD([.A42];12)=1;[.$H$6];0)" office:value-type="float" office:value="0">
            <text:p>0,00 €</text:p>
          </table:table-cell>
          <table:table-cell table:style-name="ce5" table:formula="of:=[.H42]+[.I42]+[.J42]" office:value-type="float" office:value="38440.120448923">
            <text:p>38.440,12 €</text:p>
          </table:table-cell>
          <table:table-cell table:number-columns-repeated="1013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42]&gt;[.$H$4];[.$H$4];[.K42])" office:value-type="currency" office:currency="EUR" office:value="260">
            <text:p>260,00 €</text:p>
          </table:table-cell>
          <table:table-cell table:style-name="ce5" table:formula="of:=[.K42]-[.G43]" office:value-type="float" office:value="38180.120448923">
            <text:p>38.180,12 €</text:p>
          </table:table-cell>
          <table:table-cell table:style-name="ce5" table:formula="of:=[.H43]*[.$H$5]/12" office:value-type="float" office:value="127.267068163077">
            <text:p>127,27 €</text:p>
          </table:table-cell>
          <table:table-cell table:style-name="ce5" table:formula="of:=IF(MOD([.A43];12)=1;[.$H$6];0)" office:value-type="float" office:value="0">
            <text:p>0,00 €</text:p>
          </table:table-cell>
          <table:table-cell table:style-name="ce5" table:formula="of:=[.H43]+[.I43]+[.J43]" office:value-type="float" office:value="38307.3875170861">
            <text:p>38.307,39 €</text:p>
          </table:table-cell>
          <table:table-cell table:number-columns-repeated="1013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43]&gt;[.$H$4];[.$H$4];[.K43])" office:value-type="currency" office:currency="EUR" office:value="260">
            <text:p>260,00 €</text:p>
          </table:table-cell>
          <table:table-cell table:style-name="ce5" table:formula="of:=[.K43]-[.G44]" office:value-type="float" office:value="38047.3875170861">
            <text:p>38.047,39 €</text:p>
          </table:table-cell>
          <table:table-cell table:style-name="ce5" table:formula="of:=[.H44]*[.$H$5]/12" office:value-type="float" office:value="126.824625056954">
            <text:p>126,82 €</text:p>
          </table:table-cell>
          <table:table-cell table:style-name="ce5" table:formula="of:=IF(MOD([.A44];12)=1;[.$H$6];0)" office:value-type="float" office:value="0">
            <text:p>0,00 €</text:p>
          </table:table-cell>
          <table:table-cell table:style-name="ce5" table:formula="of:=[.H44]+[.I44]+[.J44]" office:value-type="float" office:value="38174.2121421431">
            <text:p>38.174,21 €</text:p>
          </table:table-cell>
          <table:table-cell table:number-columns-repeated="1013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44]&gt;[.$H$4];[.$H$4];[.K44])" office:value-type="currency" office:currency="EUR" office:value="260">
            <text:p>260,00 €</text:p>
          </table:table-cell>
          <table:table-cell table:style-name="ce5" table:formula="of:=[.K44]-[.G45]" office:value-type="float" office:value="37914.2121421431">
            <text:p>37.914,21 €</text:p>
          </table:table-cell>
          <table:table-cell table:style-name="ce5" table:formula="of:=[.H45]*[.$H$5]/12" office:value-type="float" office:value="126.380707140477">
            <text:p>126,38 €</text:p>
          </table:table-cell>
          <table:table-cell table:style-name="ce5" table:formula="of:=IF(MOD([.A45];12)=1;[.$H$6];0)" office:value-type="float" office:value="0">
            <text:p>0,00 €</text:p>
          </table:table-cell>
          <table:table-cell table:style-name="ce5" table:formula="of:=[.H45]+[.I45]+[.J45]" office:value-type="float" office:value="38040.5928492835">
            <text:p>38.040,59 €</text:p>
          </table:table-cell>
          <table:table-cell table:number-columns-repeated="1013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45]&gt;[.$H$4];[.$H$4];[.K45])" office:value-type="currency" office:currency="EUR" office:value="260">
            <text:p>260,00 €</text:p>
          </table:table-cell>
          <table:table-cell table:style-name="ce5" table:formula="of:=[.K45]-[.G46]" office:value-type="float" office:value="37780.5928492835">
            <text:p>37.780,59 €</text:p>
          </table:table-cell>
          <table:table-cell table:style-name="ce5" table:formula="of:=[.H46]*[.$H$5]/12" office:value-type="float" office:value="125.935309497612">
            <text:p>125,94 €</text:p>
          </table:table-cell>
          <table:table-cell table:style-name="ce5" table:formula="of:=IF(MOD([.A46];12)=1;[.$H$6];0)" office:value-type="float" office:value="0">
            <text:p>0,00 €</text:p>
          </table:table-cell>
          <table:table-cell table:style-name="ce5" table:formula="of:=[.H46]+[.I46]+[.J46]" office:value-type="float" office:value="37906.5281587812">
            <text:p>37.906,53 €</text:p>
          </table:table-cell>
          <table:table-cell table:number-columns-repeated="1013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46]&gt;[.$H$4];[.$H$4];[.K46])" office:value-type="currency" office:currency="EUR" office:value="260">
            <text:p>260,00 €</text:p>
          </table:table-cell>
          <table:table-cell table:style-name="ce5" table:formula="of:=[.K46]-[.G47]" office:value-type="float" office:value="37646.5281587812">
            <text:p>37.646,53 €</text:p>
          </table:table-cell>
          <table:table-cell table:style-name="ce5" table:formula="of:=[.H47]*[.$H$5]/12" office:value-type="float" office:value="125.488427195937">
            <text:p>125,49 €</text:p>
          </table:table-cell>
          <table:table-cell table:style-name="ce5" table:formula="of:=IF(MOD([.A47];12)=1;[.$H$6];0)" office:value-type="float" office:value="0">
            <text:p>0,00 €</text:p>
          </table:table-cell>
          <table:table-cell table:style-name="ce5" table:formula="of:=[.H47]+[.I47]+[.J47]" office:value-type="float" office:value="37772.0165859771">
            <text:p>37.772,02 €</text:p>
          </table:table-cell>
          <table:table-cell table:number-columns-repeated="1013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47]&gt;[.$H$4];[.$H$4];[.K47])" office:value-type="currency" office:currency="EUR" office:value="260">
            <text:p>260,00 €</text:p>
          </table:table-cell>
          <table:table-cell table:style-name="ce5" table:formula="of:=[.K47]-[.G48]" office:value-type="float" office:value="37512.0165859771">
            <text:p>37.512,02 €</text:p>
          </table:table-cell>
          <table:table-cell table:style-name="ce5" table:formula="of:=[.H48]*[.$H$5]/12" office:value-type="float" office:value="125.04005528659">
            <text:p>125,04 €</text:p>
          </table:table-cell>
          <table:table-cell table:style-name="ce5" table:formula="of:=IF(MOD([.A48];12)=1;[.$H$6];0)" office:value-type="float" office:value="0">
            <text:p>0,00 €</text:p>
          </table:table-cell>
          <table:table-cell table:style-name="ce5" table:formula="of:=[.H48]+[.I48]+[.J48]" office:value-type="float" office:value="37637.0566412637">
            <text:p>37.637,06 €</text:p>
          </table:table-cell>
          <table:table-cell table:number-columns-repeated="1013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48]&gt;[.$H$4];[.$H$4];[.K48])" office:value-type="currency" office:currency="EUR" office:value="260">
            <text:p>260,00 €</text:p>
          </table:table-cell>
          <table:table-cell table:style-name="ce5" table:formula="of:=[.K48]-[.G49]" office:value-type="float" office:value="37377.0566412637">
            <text:p>37.377,06 €</text:p>
          </table:table-cell>
          <table:table-cell table:style-name="ce5" table:formula="of:=[.H49]*[.$H$5]/12" office:value-type="float" office:value="124.590188804212">
            <text:p>124,59 €</text:p>
          </table:table-cell>
          <table:table-cell table:style-name="ce5" table:formula="of:=IF(MOD([.A49];12)=1;[.$H$6];0)" office:value-type="float" office:value="0">
            <text:p>0,00 €</text:p>
          </table:table-cell>
          <table:table-cell table:style-name="ce5" table:formula="of:=[.H49]+[.I49]+[.J49]" office:value-type="float" office:value="37501.6468300679">
            <text:p>37.501,65 €</text:p>
          </table:table-cell>
          <table:table-cell table:number-columns-repeated="1013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49]&gt;[.$H$4];[.$H$4];[.K49])" office:value-type="currency" office:currency="EUR" office:value="260">
            <text:p>260,00 €</text:p>
          </table:table-cell>
          <table:table-cell table:style-name="ce5" table:formula="of:=[.K49]-[.G50]" office:value-type="float" office:value="37241.6468300679">
            <text:p>37.241,65 €</text:p>
          </table:table-cell>
          <table:table-cell table:style-name="ce5" table:formula="of:=[.H50]*[.$H$5]/12" office:value-type="float" office:value="124.138822766893">
            <text:p>124,14 €</text:p>
          </table:table-cell>
          <table:table-cell table:style-name="ce5" table:formula="of:=IF(MOD([.A50];12)=1;[.$H$6];0)" office:value-type="float" office:value="0">
            <text:p>0,00 €</text:p>
          </table:table-cell>
          <table:table-cell table:style-name="ce5" table:formula="of:=[.H50]+[.I50]+[.J50]" office:value-type="float" office:value="37365.7856528348">
            <text:p>37.365,79 €</text:p>
          </table:table-cell>
          <table:table-cell table:number-columns-repeated="1013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50]&gt;[.$H$4];[.$H$4];[.K50])" office:value-type="currency" office:currency="EUR" office:value="260">
            <text:p>260,00 €</text:p>
          </table:table-cell>
          <table:table-cell table:style-name="ce5" table:formula="of:=[.K50]-[.G51]" office:value-type="float" office:value="37105.7856528348">
            <text:p>37.105,79 €</text:p>
          </table:table-cell>
          <table:table-cell table:style-name="ce5" table:formula="of:=[.H51]*[.$H$5]/12" office:value-type="float" office:value="123.685952176116">
            <text:p>123,69 €</text:p>
          </table:table-cell>
          <table:table-cell table:style-name="ce5" table:formula="of:=IF(MOD([.A51];12)=1;[.$H$6];0)" office:value-type="float" office:value="0">
            <text:p>0,00 €</text:p>
          </table:table-cell>
          <table:table-cell table:style-name="ce5" table:formula="of:=[.H51]+[.I51]+[.J51]" office:value-type="float" office:value="37229.4716050109">
            <text:p>37.229,47 €</text:p>
          </table:table-cell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51]&gt;[.$H$4];[.$H$4];[.K51])" office:value-type="currency" office:currency="EUR" office:value="260">
            <text:p>260,00 €</text:p>
          </table:table-cell>
          <table:table-cell table:style-name="ce5" table:formula="of:=[.K51]-[.G52]" office:value-type="float" office:value="36969.4716050109">
            <text:p>36.969,47 €</text:p>
          </table:table-cell>
          <table:table-cell table:style-name="ce5" table:formula="of:=[.H52]*[.$H$5]/12" office:value-type="float" office:value="123.231572016703">
            <text:p>123,23 €</text:p>
          </table:table-cell>
          <table:table-cell table:style-name="ce5" table:formula="of:=IF(MOD([.A52];12)=1;[.$H$6];0)" office:value-type="float" office:value="0">
            <text:p>0,00 €</text:p>
          </table:table-cell>
          <table:table-cell table:style-name="ce5" table:formula="of:=[.H52]+[.I52]+[.J52]" office:value-type="float" office:value="37092.7031770276">
            <text:p>37.092,70 €</text:p>
          </table:table-cell>
          <table:table-cell table:number-columns-repeated="1013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52]&gt;[.$H$4];[.$H$4];[.K52])" office:value-type="currency" office:currency="EUR" office:value="260">
            <text:p>260,00 €</text:p>
          </table:table-cell>
          <table:table-cell table:style-name="ce5" table:formula="of:=[.K52]-[.G53]" office:value-type="float" office:value="36832.7031770276">
            <text:p>36.832,70 €</text:p>
          </table:table-cell>
          <table:table-cell table:style-name="ce5" table:formula="of:=[.H53]*[.$H$5]/12" office:value-type="float" office:value="122.775677256759">
            <text:p>122,78 €</text:p>
          </table:table-cell>
          <table:table-cell table:style-name="ce5" table:formula="of:=IF(MOD([.A53];12)=1;[.$H$6];0)" office:value-type="float" office:value="0">
            <text:p>0,00 €</text:p>
          </table:table-cell>
          <table:table-cell table:style-name="ce5" table:formula="of:=[.H53]+[.I53]+[.J53]" office:value-type="float" office:value="36955.4788542844">
            <text:p>36.955,48 €</text:p>
          </table:table-cell>
          <table:table-cell table:number-columns-repeated="1013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53]&gt;[.$H$4];[.$H$4];[.K53])" office:value-type="currency" office:currency="EUR" office:value="260">
            <text:p>260,00 €</text:p>
          </table:table-cell>
          <table:table-cell table:style-name="ce5" table:formula="of:=[.K53]-[.G54]" office:value-type="float" office:value="36695.4788542844">
            <text:p>36.695,48 €</text:p>
          </table:table-cell>
          <table:table-cell table:style-name="ce5" table:formula="of:=[.H54]*[.$H$5]/12" office:value-type="float" office:value="122.318262847615">
            <text:p>122,32 €</text:p>
          </table:table-cell>
          <table:table-cell table:style-name="ce5" table:formula="of:=IF(MOD([.A54];12)=1;[.$H$6];0)" office:value-type="float" office:value="0">
            <text:p>0,00 €</text:p>
          </table:table-cell>
          <table:table-cell table:style-name="ce5" table:formula="of:=[.H54]+[.I54]+[.J54]" office:value-type="float" office:value="36817.797117132">
            <text:p>36.817,80 €</text:p>
          </table:table-cell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54]&gt;[.$H$4];[.$H$4];[.K54])" office:value-type="currency" office:currency="EUR" office:value="260">
            <text:p>260,00 €</text:p>
          </table:table-cell>
          <table:table-cell table:style-name="ce5" table:formula="of:=[.K54]-[.G55]" office:value-type="float" office:value="36557.797117132">
            <text:p>36.557,80 €</text:p>
          </table:table-cell>
          <table:table-cell table:style-name="ce5" table:formula="of:=[.H55]*[.$H$5]/12" office:value-type="float" office:value="121.859323723773">
            <text:p>121,86 €</text:p>
          </table:table-cell>
          <table:table-cell table:style-name="ce5" table:formula="of:=IF(MOD([.A55];12)=1;[.$H$6];0)" office:value-type="float" office:value="0">
            <text:p>0,00 €</text:p>
          </table:table-cell>
          <table:table-cell table:style-name="ce5" table:formula="of:=[.H55]+[.I55]+[.J55]" office:value-type="float" office:value="36679.6564408558">
            <text:p>36.679,66 €</text:p>
          </table:table-cell>
          <table:table-cell table:number-columns-repeated="1013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55]&gt;[.$H$4];[.$H$4];[.K55])" office:value-type="currency" office:currency="EUR" office:value="260">
            <text:p>260,00 €</text:p>
          </table:table-cell>
          <table:table-cell table:style-name="ce5" table:formula="of:=[.K55]-[.G56]" office:value-type="float" office:value="36419.6564408558">
            <text:p>36.419,66 €</text:p>
          </table:table-cell>
          <table:table-cell table:style-name="ce5" table:formula="of:=[.H56]*[.$H$5]/12" office:value-type="float" office:value="121.398854802853">
            <text:p>121,40 €</text:p>
          </table:table-cell>
          <table:table-cell table:style-name="ce5" table:formula="of:=IF(MOD([.A56];12)=1;[.$H$6];0)" office:value-type="float" office:value="0">
            <text:p>0,00 €</text:p>
          </table:table-cell>
          <table:table-cell table:style-name="ce5" table:formula="of:=[.H56]+[.I56]+[.J56]" office:value-type="float" office:value="36541.0552956586">
            <text:p>36.541,06 €</text:p>
          </table:table-cell>
          <table:table-cell table:number-columns-repeated="1013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56]&gt;[.$H$4];[.$H$4];[.K56])" office:value-type="currency" office:currency="EUR" office:value="260">
            <text:p>260,00 €</text:p>
          </table:table-cell>
          <table:table-cell table:style-name="ce5" table:formula="of:=[.K56]-[.G57]" office:value-type="float" office:value="36281.0552956586">
            <text:p>36.281,06 €</text:p>
          </table:table-cell>
          <table:table-cell table:style-name="ce5" table:formula="of:=[.H57]*[.$H$5]/12" office:value-type="float" office:value="120.936850985529">
            <text:p>120,94 €</text:p>
          </table:table-cell>
          <table:table-cell table:style-name="ce5" table:formula="of:=IF(MOD([.A57];12)=1;[.$H$6];0)" office:value-type="float" office:value="0">
            <text:p>0,00 €</text:p>
          </table:table-cell>
          <table:table-cell table:style-name="ce5" table:formula="of:=[.H57]+[.I57]+[.J57]" office:value-type="float" office:value="36401.9921466441">
            <text:p>36.401,99 €</text:p>
          </table:table-cell>
          <table:table-cell table:number-columns-repeated="1013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57]&gt;[.$H$4];[.$H$4];[.K57])" office:value-type="currency" office:currency="EUR" office:value="260">
            <text:p>260,00 €</text:p>
          </table:table-cell>
          <table:table-cell table:style-name="ce5" table:formula="of:=[.K57]-[.G58]" office:value-type="float" office:value="36141.9921466441">
            <text:p>36.141,99 €</text:p>
          </table:table-cell>
          <table:table-cell table:style-name="ce5" table:formula="of:=[.H58]*[.$H$5]/12" office:value-type="float" office:value="120.47330715548">
            <text:p>120,47 €</text:p>
          </table:table-cell>
          <table:table-cell table:style-name="ce5" table:formula="of:=IF(MOD([.A58];12)=1;[.$H$6];0)" office:value-type="float" office:value="0">
            <text:p>0,00 €</text:p>
          </table:table-cell>
          <table:table-cell table:style-name="ce5" table:formula="of:=[.H58]+[.I58]+[.J58]" office:value-type="float" office:value="36262.4654537996">
            <text:p>36.262,47 €</text:p>
          </table:table-cell>
          <table:table-cell table:number-columns-repeated="1013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58]&gt;[.$H$4];[.$H$4];[.K58])" office:value-type="currency" office:currency="EUR" office:value="260">
            <text:p>260,00 €</text:p>
          </table:table-cell>
          <table:table-cell table:style-name="ce5" table:formula="of:=[.K58]-[.G59]" office:value-type="float" office:value="36002.4654537996">
            <text:p>36.002,47 €</text:p>
          </table:table-cell>
          <table:table-cell table:style-name="ce5" table:formula="of:=[.H59]*[.$H$5]/12" office:value-type="float" office:value="120.008218179332">
            <text:p>120,01 €</text:p>
          </table:table-cell>
          <table:table-cell table:style-name="ce5" table:formula="of:=IF(MOD([.A59];12)=1;[.$H$6];0)" office:value-type="float" office:value="0">
            <text:p>0,00 €</text:p>
          </table:table-cell>
          <table:table-cell table:style-name="ce5" table:formula="of:=[.H59]+[.I59]+[.J59]" office:value-type="float" office:value="36122.4736719789">
            <text:p>36.122,47 €</text:p>
          </table:table-cell>
          <table:table-cell table:number-columns-repeated="1013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59]&gt;[.$H$4];[.$H$4];[.K59])" office:value-type="currency" office:currency="EUR" office:value="260">
            <text:p>260,00 €</text:p>
          </table:table-cell>
          <table:table-cell table:style-name="ce5" table:formula="of:=[.K59]-[.G60]" office:value-type="float" office:value="35862.4736719789">
            <text:p>35.862,47 €</text:p>
          </table:table-cell>
          <table:table-cell table:style-name="ce5" table:formula="of:=[.H60]*[.$H$5]/12" office:value-type="float" office:value="119.541578906597">
            <text:p>119,54 €</text:p>
          </table:table-cell>
          <table:table-cell table:style-name="ce5" table:formula="of:=IF(MOD([.A60];12)=1;[.$H$6];0)" office:value-type="float" office:value="0">
            <text:p>0,00 €</text:p>
          </table:table-cell>
          <table:table-cell table:style-name="ce5" table:formula="of:=[.H60]+[.I60]+[.J60]" office:value-type="float" office:value="35982.0152508855">
            <text:p>35.982,02 €</text:p>
          </table:table-cell>
          <table:table-cell table:number-columns-repeated="1013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60]&gt;[.$H$4];[.$H$4];[.K60])" office:value-type="currency" office:currency="EUR" office:value="260">
            <text:p>260,00 €</text:p>
          </table:table-cell>
          <table:table-cell table:style-name="ce5" table:formula="of:=[.K60]-[.G61]" office:value-type="float" office:value="35722.0152508855">
            <text:p>35.722,02 €</text:p>
          </table:table-cell>
          <table:table-cell table:style-name="ce5" table:formula="of:=[.H61]*[.$H$5]/12" office:value-type="float" office:value="119.073384169618">
            <text:p>119,07 €</text:p>
          </table:table-cell>
          <table:table-cell table:style-name="ce5" table:formula="of:=IF(MOD([.A61];12)=1;[.$H$6];0)" office:value-type="float" office:value="0">
            <text:p>0,00 €</text:p>
          </table:table-cell>
          <table:table-cell table:style-name="ce5" table:formula="of:=[.H61]+[.I61]+[.J61]" office:value-type="float" office:value="35841.0886350552">
            <text:p>35.841,09 €</text:p>
          </table:table-cell>
          <table:table-cell table:number-columns-repeated="1013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61]&gt;[.$H$4];[.$H$4];[.K61])" office:value-type="currency" office:currency="EUR" office:value="260">
            <text:p>260,00 €</text:p>
          </table:table-cell>
          <table:table-cell table:style-name="ce5" table:formula="of:=[.K61]-[.G62]" office:value-type="float" office:value="35581.0886350552">
            <text:p>35.581,09 €</text:p>
          </table:table-cell>
          <table:table-cell table:style-name="ce5" table:formula="of:=[.H62]*[.$H$5]/12" office:value-type="float" office:value="118.603628783517">
            <text:p>118,60 €</text:p>
          </table:table-cell>
          <table:table-cell table:style-name="ce5" table:formula="of:=IF(MOD([.A62];12)=1;[.$H$6];0)" office:value-type="float" office:value="0">
            <text:p>0,00 €</text:p>
          </table:table-cell>
          <table:table-cell table:style-name="ce5" table:formula="of:=[.H62]+[.I62]+[.J62]" office:value-type="float" office:value="35699.6922638387">
            <text:p>35.699,69 €</text:p>
          </table:table-cell>
          <table:table-cell table:number-columns-repeated="1013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62]&gt;[.$H$4];[.$H$4];[.K62])" office:value-type="currency" office:currency="EUR" office:value="260">
            <text:p>260,00 €</text:p>
          </table:table-cell>
          <table:table-cell table:style-name="ce5" table:formula="of:=[.K62]-[.G63]" office:value-type="float" office:value="35439.6922638387">
            <text:p>35.439,69 €</text:p>
          </table:table-cell>
          <table:table-cell table:style-name="ce5" table:formula="of:=[.H63]*[.$H$5]/12" office:value-type="float" office:value="118.132307546129">
            <text:p>118,13 €</text:p>
          </table:table-cell>
          <table:table-cell table:style-name="ce5" table:formula="of:=IF(MOD([.A63];12)=1;[.$H$6];0)" office:value-type="float" office:value="0">
            <text:p>0,00 €</text:p>
          </table:table-cell>
          <table:table-cell table:style-name="ce5" table:formula="of:=[.H63]+[.I63]+[.J63]" office:value-type="float" office:value="35557.8245713848">
            <text:p>35.557,82 €</text:p>
          </table:table-cell>
          <table:table-cell table:number-columns-repeated="1013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63]&gt;[.$H$4];[.$H$4];[.K63])" office:value-type="currency" office:currency="EUR" office:value="260">
            <text:p>260,00 €</text:p>
          </table:table-cell>
          <table:table-cell table:style-name="ce5" table:formula="of:=[.K63]-[.G64]" office:value-type="float" office:value="35297.8245713848">
            <text:p>35.297,82 €</text:p>
          </table:table-cell>
          <table:table-cell table:style-name="ce5" table:formula="of:=[.H64]*[.$H$5]/12" office:value-type="float" office:value="117.659415237949">
            <text:p>117,66 €</text:p>
          </table:table-cell>
          <table:table-cell table:style-name="ce5" table:formula="of:=IF(MOD([.A64];12)=1;[.$H$6];0)" office:value-type="float" office:value="0">
            <text:p>0,00 €</text:p>
          </table:table-cell>
          <table:table-cell table:style-name="ce5" table:formula="of:=[.H64]+[.I64]+[.J64]" office:value-type="float" office:value="35415.4839866227">
            <text:p>35.415,48 €</text:p>
          </table:table-cell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64]&gt;[.$H$4];[.$H$4];[.K64])" office:value-type="currency" office:currency="EUR" office:value="260">
            <text:p>260,00 €</text:p>
          </table:table-cell>
          <table:table-cell table:style-name="ce5" table:formula="of:=[.K64]-[.G65]" office:value-type="float" office:value="35155.4839866227">
            <text:p>35.155,48 €</text:p>
          </table:table-cell>
          <table:table-cell table:style-name="ce5" table:formula="of:=[.H65]*[.$H$5]/12" office:value-type="float" office:value="117.184946622076">
            <text:p>117,18 €</text:p>
          </table:table-cell>
          <table:table-cell table:style-name="ce5" table:formula="of:=IF(MOD([.A65];12)=1;[.$H$6];0)" office:value-type="float" office:value="0">
            <text:p>0,00 €</text:p>
          </table:table-cell>
          <table:table-cell table:style-name="ce5" table:formula="of:=[.H65]+[.I65]+[.J65]" office:value-type="float" office:value="35272.6689332448">
            <text:p>35.272,67 €</text:p>
          </table:table-cell>
          <table:table-cell table:number-columns-repeated="1013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65]&gt;[.$H$4];[.$H$4];[.K65])" office:value-type="currency" office:currency="EUR" office:value="260">
            <text:p>260,00 €</text:p>
          </table:table-cell>
          <table:table-cell table:style-name="ce5" table:formula="of:=[.K65]-[.G66]" office:value-type="float" office:value="35012.6689332448">
            <text:p>35.012,67 €</text:p>
          </table:table-cell>
          <table:table-cell table:style-name="ce5" table:formula="of:=[.H66]*[.$H$5]/12" office:value-type="float" office:value="116.708896444149">
            <text:p>116,71 €</text:p>
          </table:table-cell>
          <table:table-cell table:style-name="ce5" table:formula="of:=IF(MOD([.A66];12)=1;[.$H$6];0)" office:value-type="float" office:value="0">
            <text:p>0,00 €</text:p>
          </table:table-cell>
          <table:table-cell table:style-name="ce5" table:formula="of:=[.H66]+[.I66]+[.J66]" office:value-type="float" office:value="35129.377829689">
            <text:p>35.129,38 €</text:p>
          </table:table-cell>
          <table:table-cell table:number-columns-repeated="1013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66]&gt;[.$H$4];[.$H$4];[.K66])" office:value-type="currency" office:currency="EUR" office:value="260">
            <text:p>260,00 €</text:p>
          </table:table-cell>
          <table:table-cell table:style-name="ce5" table:formula="of:=[.K66]-[.G67]" office:value-type="float" office:value="34869.377829689">
            <text:p>34.869,38 €</text:p>
          </table:table-cell>
          <table:table-cell table:style-name="ce5" table:formula="of:=[.H67]*[.$H$5]/12" office:value-type="float" office:value="116.231259432297">
            <text:p>116,23 €</text:p>
          </table:table-cell>
          <table:table-cell table:style-name="ce5" table:formula="of:=IF(MOD([.A67];12)=1;[.$H$6];0)" office:value-type="float" office:value="0">
            <text:p>0,00 €</text:p>
          </table:table-cell>
          <table:table-cell table:style-name="ce5" table:formula="of:=[.H67]+[.I67]+[.J67]" office:value-type="float" office:value="34985.6090891213">
            <text:p>34.985,61 €</text:p>
          </table:table-cell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67]&gt;[.$H$4];[.$H$4];[.K67])" office:value-type="currency" office:currency="EUR" office:value="260">
            <text:p>260,00 €</text:p>
          </table:table-cell>
          <table:table-cell table:style-name="ce5" table:formula="of:=[.K67]-[.G68]" office:value-type="float" office:value="34725.6090891213">
            <text:p>34.725,61 €</text:p>
          </table:table-cell>
          <table:table-cell table:style-name="ce5" table:formula="of:=[.H68]*[.$H$5]/12" office:value-type="float" office:value="115.752030297071">
            <text:p>115,75 €</text:p>
          </table:table-cell>
          <table:table-cell table:style-name="ce5" table:formula="of:=IF(MOD([.A68];12)=1;[.$H$6];0)" office:value-type="float" office:value="0">
            <text:p>0,00 €</text:p>
          </table:table-cell>
          <table:table-cell table:style-name="ce5" table:formula="of:=[.H68]+[.I68]+[.J68]" office:value-type="float" office:value="34841.3611194183">
            <text:p>34.841,36 €</text:p>
          </table:table-cell>
          <table:table-cell table:number-columns-repeated="1013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68]&gt;[.$H$4];[.$H$4];[.K68])" office:value-type="currency" office:currency="EUR" office:value="260">
            <text:p>260,00 €</text:p>
          </table:table-cell>
          <table:table-cell table:style-name="ce5" table:formula="of:=[.K68]-[.G69]" office:value-type="float" office:value="34581.3611194183">
            <text:p>34.581,36 €</text:p>
          </table:table-cell>
          <table:table-cell table:style-name="ce5" table:formula="of:=[.H69]*[.$H$5]/12" office:value-type="float" office:value="115.271203731394">
            <text:p>115,27 €</text:p>
          </table:table-cell>
          <table:table-cell table:style-name="ce5" table:formula="of:=IF(MOD([.A69];12)=1;[.$H$6];0)" office:value-type="float" office:value="0">
            <text:p>0,00 €</text:p>
          </table:table-cell>
          <table:table-cell table:style-name="ce5" table:formula="of:=[.H69]+[.I69]+[.J69]" office:value-type="float" office:value="34696.6323231497">
            <text:p>34.696,63 €</text:p>
          </table:table-cell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69]&gt;[.$H$4];[.$H$4];[.K69])" office:value-type="currency" office:currency="EUR" office:value="260">
            <text:p>260,00 €</text:p>
          </table:table-cell>
          <table:table-cell table:style-name="ce5" table:formula="of:=[.K69]-[.G70]" office:value-type="float" office:value="34436.6323231497">
            <text:p>34.436,63 €</text:p>
          </table:table-cell>
          <table:table-cell table:style-name="ce5" table:formula="of:=[.H70]*[.$H$5]/12" office:value-type="float" office:value="114.788774410499">
            <text:p>114,79 €</text:p>
          </table:table-cell>
          <table:table-cell table:style-name="ce5" table:formula="of:=IF(MOD([.A70];12)=1;[.$H$6];0)" office:value-type="float" office:value="0">
            <text:p>0,00 €</text:p>
          </table:table-cell>
          <table:table-cell table:style-name="ce5" table:formula="of:=[.H70]+[.I70]+[.J70]" office:value-type="float" office:value="34551.4210975602">
            <text:p>34.551,42 €</text:p>
          </table:table-cell>
          <table:table-cell table:number-columns-repeated="1013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70]&gt;[.$H$4];[.$H$4];[.K70])" office:value-type="currency" office:currency="EUR" office:value="260">
            <text:p>260,00 €</text:p>
          </table:table-cell>
          <table:table-cell table:style-name="ce5" table:formula="of:=[.K70]-[.G71]" office:value-type="float" office:value="34291.4210975602">
            <text:p>34.291,42 €</text:p>
          </table:table-cell>
          <table:table-cell table:style-name="ce5" table:formula="of:=[.H71]*[.$H$5]/12" office:value-type="float" office:value="114.304736991867">
            <text:p>114,30 €</text:p>
          </table:table-cell>
          <table:table-cell table:style-name="ce5" table:formula="of:=IF(MOD([.A71];12)=1;[.$H$6];0)" office:value-type="float" office:value="0">
            <text:p>0,00 €</text:p>
          </table:table-cell>
          <table:table-cell table:style-name="ce5" table:formula="of:=[.H71]+[.I71]+[.J71]" office:value-type="float" office:value="34405.7258345521">
            <text:p>34.405,73 €</text:p>
          </table:table-cell>
          <table:table-cell table:number-columns-repeated="1013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71]&gt;[.$H$4];[.$H$4];[.K71])" office:value-type="currency" office:currency="EUR" office:value="260">
            <text:p>260,00 €</text:p>
          </table:table-cell>
          <table:table-cell table:style-name="ce5" table:formula="of:=[.K71]-[.G72]" office:value-type="float" office:value="34145.7258345521">
            <text:p>34.145,73 €</text:p>
          </table:table-cell>
          <table:table-cell table:style-name="ce5" table:formula="of:=[.H72]*[.$H$5]/12" office:value-type="float" office:value="113.819086115174">
            <text:p>113,82 €</text:p>
          </table:table-cell>
          <table:table-cell table:style-name="ce5" table:formula="of:=IF(MOD([.A72];12)=1;[.$H$6];0)" office:value-type="float" office:value="0">
            <text:p>0,00 €</text:p>
          </table:table-cell>
          <table:table-cell table:style-name="ce5" table:formula="of:=[.H72]+[.I72]+[.J72]" office:value-type="float" office:value="34259.5449206673">
            <text:p>34.259,54 €</text:p>
          </table:table-cell>
          <table:table-cell table:number-columns-repeated="1013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72]&gt;[.$H$4];[.$H$4];[.K72])" office:value-type="currency" office:currency="EUR" office:value="260">
            <text:p>260,00 €</text:p>
          </table:table-cell>
          <table:table-cell table:style-name="ce5" table:formula="of:=[.K72]-[.G73]" office:value-type="float" office:value="33999.5449206673">
            <text:p>33.999,54 €</text:p>
          </table:table-cell>
          <table:table-cell table:style-name="ce5" table:formula="of:=[.H73]*[.$H$5]/12" office:value-type="float" office:value="113.331816402224">
            <text:p>113,33 €</text:p>
          </table:table-cell>
          <table:table-cell table:style-name="ce5" table:formula="of:=IF(MOD([.A73];12)=1;[.$H$6];0)" office:value-type="float" office:value="0">
            <text:p>0,00 €</text:p>
          </table:table-cell>
          <table:table-cell table:style-name="ce5" table:formula="of:=[.H73]+[.I73]+[.J73]" office:value-type="float" office:value="34112.8767370695">
            <text:p>34.112,88 €</text:p>
          </table:table-cell>
          <table:table-cell table:number-columns-repeated="1013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73]&gt;[.$H$4];[.$H$4];[.K73])" office:value-type="currency" office:currency="EUR" office:value="260">
            <text:p>260,00 €</text:p>
          </table:table-cell>
          <table:table-cell table:style-name="ce5" table:formula="of:=[.K73]-[.G74]" office:value-type="float" office:value="33852.8767370695">
            <text:p>33.852,88 €</text:p>
          </table:table-cell>
          <table:table-cell table:style-name="ce5" table:formula="of:=[.H74]*[.$H$5]/12" office:value-type="float" office:value="112.842922456898">
            <text:p>112,84 €</text:p>
          </table:table-cell>
          <table:table-cell table:style-name="ce5" table:formula="of:=IF(MOD([.A74];12)=1;[.$H$6];0)" office:value-type="float" office:value="0">
            <text:p>0,00 €</text:p>
          </table:table-cell>
          <table:table-cell table:style-name="ce5" table:formula="of:=[.H74]+[.I74]+[.J74]" office:value-type="float" office:value="33965.7196595264">
            <text:p>33.965,72 €</text:p>
          </table:table-cell>
          <table:table-cell table:number-columns-repeated="1013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74]&gt;[.$H$4];[.$H$4];[.K74])" office:value-type="currency" office:currency="EUR" office:value="260">
            <text:p>260,00 €</text:p>
          </table:table-cell>
          <table:table-cell table:style-name="ce5" table:formula="of:=[.K74]-[.G75]" office:value-type="float" office:value="33705.7196595264">
            <text:p>33.705,72 €</text:p>
          </table:table-cell>
          <table:table-cell table:style-name="ce5" table:formula="of:=[.H75]*[.$H$5]/12" office:value-type="float" office:value="112.352398865088">
            <text:p>112,35 €</text:p>
          </table:table-cell>
          <table:table-cell table:style-name="ce5" table:formula="of:=IF(MOD([.A75];12)=1;[.$H$6];0)" office:value-type="float" office:value="0">
            <text:p>0,00 €</text:p>
          </table:table-cell>
          <table:table-cell table:style-name="ce5" table:formula="of:=[.H75]+[.I75]+[.J75]" office:value-type="float" office:value="33818.0720583915">
            <text:p>33.818,07 €</text:p>
          </table:table-cell>
          <table:table-cell table:number-columns-repeated="1013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75]&gt;[.$H$4];[.$H$4];[.K75])" office:value-type="currency" office:currency="EUR" office:value="260">
            <text:p>260,00 €</text:p>
          </table:table-cell>
          <table:table-cell table:style-name="ce5" table:formula="of:=[.K75]-[.G76]" office:value-type="float" office:value="33558.0720583915">
            <text:p>33.558,07 €</text:p>
          </table:table-cell>
          <table:table-cell table:style-name="ce5" table:formula="of:=[.H76]*[.$H$5]/12" office:value-type="float" office:value="111.860240194638">
            <text:p>111,86 €</text:p>
          </table:table-cell>
          <table:table-cell table:style-name="ce5" table:formula="of:=IF(MOD([.A76];12)=1;[.$H$6];0)" office:value-type="float" office:value="0">
            <text:p>0,00 €</text:p>
          </table:table-cell>
          <table:table-cell table:style-name="ce5" table:formula="of:=[.H76]+[.I76]+[.J76]" office:value-type="float" office:value="33669.9322985861">
            <text:p>33.669,93 €</text:p>
          </table:table-cell>
          <table:table-cell table:number-columns-repeated="1013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76]&gt;[.$H$4];[.$H$4];[.K76])" office:value-type="currency" office:currency="EUR" office:value="260">
            <text:p>260,00 €</text:p>
          </table:table-cell>
          <table:table-cell table:style-name="ce5" table:formula="of:=[.K76]-[.G77]" office:value-type="float" office:value="33409.9322985861">
            <text:p>33.409,93 €</text:p>
          </table:table-cell>
          <table:table-cell table:style-name="ce5" table:formula="of:=[.H77]*[.$H$5]/12" office:value-type="float" office:value="111.366440995287">
            <text:p>111,37 €</text:p>
          </table:table-cell>
          <table:table-cell table:style-name="ce5" table:formula="of:=IF(MOD([.A77];12)=1;[.$H$6];0)" office:value-type="float" office:value="0">
            <text:p>0,00 €</text:p>
          </table:table-cell>
          <table:table-cell table:style-name="ce5" table:formula="of:=[.H77]+[.I77]+[.J77]" office:value-type="float" office:value="33521.2987395814">
            <text:p>33.521,30 €</text:p>
          </table:table-cell>
          <table:table-cell table:number-columns-repeated="1013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77]&gt;[.$H$4];[.$H$4];[.K77])" office:value-type="currency" office:currency="EUR" office:value="260">
            <text:p>260,00 €</text:p>
          </table:table-cell>
          <table:table-cell table:style-name="ce5" table:formula="of:=[.K77]-[.G78]" office:value-type="float" office:value="33261.2987395814">
            <text:p>33.261,30 €</text:p>
          </table:table-cell>
          <table:table-cell table:style-name="ce5" table:formula="of:=[.H78]*[.$H$5]/12" office:value-type="float" office:value="110.870995798605">
            <text:p>110,87 €</text:p>
          </table:table-cell>
          <table:table-cell table:style-name="ce5" table:formula="of:=IF(MOD([.A78];12)=1;[.$H$6];0)" office:value-type="float" office:value="0">
            <text:p>0,00 €</text:p>
          </table:table-cell>
          <table:table-cell table:style-name="ce5" table:formula="of:=[.H78]+[.I78]+[.J78]" office:value-type="float" office:value="33372.16973538">
            <text:p>33.372,17 €</text:p>
          </table:table-cell>
          <table:table-cell table:number-columns-repeated="1013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78]&gt;[.$H$4];[.$H$4];[.K78])" office:value-type="currency" office:currency="EUR" office:value="260">
            <text:p>260,00 €</text:p>
          </table:table-cell>
          <table:table-cell table:style-name="ce5" table:formula="of:=[.K78]-[.G79]" office:value-type="float" office:value="33112.16973538">
            <text:p>33.112,17 €</text:p>
          </table:table-cell>
          <table:table-cell table:style-name="ce5" table:formula="of:=[.H79]*[.$H$5]/12" office:value-type="float" office:value="110.373899117933">
            <text:p>110,37 €</text:p>
          </table:table-cell>
          <table:table-cell table:style-name="ce5" table:formula="of:=IF(MOD([.A79];12)=1;[.$H$6];0)" office:value-type="float" office:value="0">
            <text:p>0,00 €</text:p>
          </table:table-cell>
          <table:table-cell table:style-name="ce5" table:formula="of:=[.H79]+[.I79]+[.J79]" office:value-type="float" office:value="33222.5436344979">
            <text:p>33.222,54 €</text:p>
          </table:table-cell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79]&gt;[.$H$4];[.$H$4];[.K79])" office:value-type="currency" office:currency="EUR" office:value="260">
            <text:p>260,00 €</text:p>
          </table:table-cell>
          <table:table-cell table:style-name="ce5" table:formula="of:=[.K79]-[.G80]" office:value-type="float" office:value="32962.5436344979">
            <text:p>32.962,54 €</text:p>
          </table:table-cell>
          <table:table-cell table:style-name="ce5" table:formula="of:=[.H80]*[.$H$5]/12" office:value-type="float" office:value="109.875145448326">
            <text:p>109,88 €</text:p>
          </table:table-cell>
          <table:table-cell table:style-name="ce5" table:formula="of:=IF(MOD([.A80];12)=1;[.$H$6];0)" office:value-type="float" office:value="0">
            <text:p>0,00 €</text:p>
          </table:table-cell>
          <table:table-cell table:style-name="ce5" table:formula="of:=[.H80]+[.I80]+[.J80]" office:value-type="float" office:value="33072.4187799463">
            <text:p>33.072,42 €</text:p>
          </table:table-cell>
          <table:table-cell table:number-columns-repeated="1013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80]&gt;[.$H$4];[.$H$4];[.K80])" office:value-type="currency" office:currency="EUR" office:value="260">
            <text:p>260,00 €</text:p>
          </table:table-cell>
          <table:table-cell table:style-name="ce5" table:formula="of:=[.K80]-[.G81]" office:value-type="float" office:value="32812.4187799463">
            <text:p>32.812,42 €</text:p>
          </table:table-cell>
          <table:table-cell table:style-name="ce5" table:formula="of:=[.H81]*[.$H$5]/12" office:value-type="float" office:value="109.374729266488">
            <text:p>109,37 €</text:p>
          </table:table-cell>
          <table:table-cell table:style-name="ce5" table:formula="of:=IF(MOD([.A81];12)=1;[.$H$6];0)" office:value-type="float" office:value="0">
            <text:p>0,00 €</text:p>
          </table:table-cell>
          <table:table-cell table:style-name="ce5" table:formula="of:=[.H81]+[.I81]+[.J81]" office:value-type="float" office:value="32921.7935092128">
            <text:p>32.921,79 €</text:p>
          </table:table-cell>
          <table:table-cell table:number-columns-repeated="1013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81]&gt;[.$H$4];[.$H$4];[.K81])" office:value-type="currency" office:currency="EUR" office:value="260">
            <text:p>260,00 €</text:p>
          </table:table-cell>
          <table:table-cell table:style-name="ce5" table:formula="of:=[.K81]-[.G82]" office:value-type="float" office:value="32661.7935092128">
            <text:p>32.661,79 €</text:p>
          </table:table-cell>
          <table:table-cell table:style-name="ce5" table:formula="of:=[.H82]*[.$H$5]/12" office:value-type="float" office:value="108.872645030709">
            <text:p>108,87 €</text:p>
          </table:table-cell>
          <table:table-cell table:style-name="ce5" table:formula="of:=IF(MOD([.A82];12)=1;[.$H$6];0)" office:value-type="float" office:value="0">
            <text:p>0,00 €</text:p>
          </table:table-cell>
          <table:table-cell table:style-name="ce5" table:formula="of:=[.H82]+[.I82]+[.J82]" office:value-type="float" office:value="32770.6661542435">
            <text:p>32.770,67 €</text:p>
          </table:table-cell>
          <table:table-cell table:number-columns-repeated="1013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82]&gt;[.$H$4];[.$H$4];[.K82])" office:value-type="currency" office:currency="EUR" office:value="260">
            <text:p>260,00 €</text:p>
          </table:table-cell>
          <table:table-cell table:style-name="ce5" table:formula="of:=[.K82]-[.G83]" office:value-type="float" office:value="32510.6661542435">
            <text:p>32.510,67 €</text:p>
          </table:table-cell>
          <table:table-cell table:style-name="ce5" table:formula="of:=[.H83]*[.$H$5]/12" office:value-type="float" office:value="108.368887180812">
            <text:p>108,37 €</text:p>
          </table:table-cell>
          <table:table-cell table:style-name="ce5" table:formula="of:=IF(MOD([.A83];12)=1;[.$H$6];0)" office:value-type="float" office:value="0">
            <text:p>0,00 €</text:p>
          </table:table-cell>
          <table:table-cell table:style-name="ce5" table:formula="of:=[.H83]+[.I83]+[.J83]" office:value-type="float" office:value="32619.0350414243">
            <text:p>32.619,04 €</text:p>
          </table:table-cell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83]&gt;[.$H$4];[.$H$4];[.K83])" office:value-type="currency" office:currency="EUR" office:value="260">
            <text:p>260,00 €</text:p>
          </table:table-cell>
          <table:table-cell table:style-name="ce5" table:formula="of:=[.K83]-[.G84]" office:value-type="float" office:value="32359.0350414243">
            <text:p>32.359,04 €</text:p>
          </table:table-cell>
          <table:table-cell table:style-name="ce5" table:formula="of:=[.H84]*[.$H$5]/12" office:value-type="float" office:value="107.863450138081">
            <text:p>107,86 €</text:p>
          </table:table-cell>
          <table:table-cell table:style-name="ce5" table:formula="of:=IF(MOD([.A84];12)=1;[.$H$6];0)" office:value-type="float" office:value="0">
            <text:p>0,00 €</text:p>
          </table:table-cell>
          <table:table-cell table:style-name="ce5" table:formula="of:=[.H84]+[.I84]+[.J84]" office:value-type="float" office:value="32466.8984915624">
            <text:p>32.466,90 €</text:p>
          </table:table-cell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84]&gt;[.$H$4];[.$H$4];[.K84])" office:value-type="currency" office:currency="EUR" office:value="260">
            <text:p>260,00 €</text:p>
          </table:table-cell>
          <table:table-cell table:style-name="ce5" table:formula="of:=[.K84]-[.G85]" office:value-type="float" office:value="32206.8984915624">
            <text:p>32.206,90 €</text:p>
          </table:table-cell>
          <table:table-cell table:style-name="ce5" table:formula="of:=[.H85]*[.$H$5]/12" office:value-type="float" office:value="107.356328305208">
            <text:p>107,36 €</text:p>
          </table:table-cell>
          <table:table-cell table:style-name="ce5" table:formula="of:=IF(MOD([.A85];12)=1;[.$H$6];0)" office:value-type="float" office:value="0">
            <text:p>0,00 €</text:p>
          </table:table-cell>
          <table:table-cell table:style-name="ce5" table:formula="of:=[.H85]+[.I85]+[.J85]" office:value-type="float" office:value="32314.2548198676">
            <text:p>32.314,25 €</text:p>
          </table:table-cell>
          <table:table-cell table:number-columns-repeated="1013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85]&gt;[.$H$4];[.$H$4];[.K85])" office:value-type="currency" office:currency="EUR" office:value="260">
            <text:p>260,00 €</text:p>
          </table:table-cell>
          <table:table-cell table:style-name="ce5" table:formula="of:=[.K85]-[.G86]" office:value-type="float" office:value="32054.2548198676">
            <text:p>32.054,25 €</text:p>
          </table:table-cell>
          <table:table-cell table:style-name="ce5" table:formula="of:=[.H86]*[.$H$5]/12" office:value-type="float" office:value="106.847516066225">
            <text:p>106,85 €</text:p>
          </table:table-cell>
          <table:table-cell table:style-name="ce5" table:formula="of:=IF(MOD([.A86];12)=1;[.$H$6];0)" office:value-type="float" office:value="0">
            <text:p>0,00 €</text:p>
          </table:table-cell>
          <table:table-cell table:style-name="ce5" table:formula="of:=[.H86]+[.I86]+[.J86]" office:value-type="float" office:value="32161.1023359338">
            <text:p>32.161,10 €</text:p>
          </table:table-cell>
          <table:table-cell table:number-columns-repeated="1013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86]&gt;[.$H$4];[.$H$4];[.K86])" office:value-type="currency" office:currency="EUR" office:value="260">
            <text:p>260,00 €</text:p>
          </table:table-cell>
          <table:table-cell table:style-name="ce5" table:formula="of:=[.K86]-[.G87]" office:value-type="float" office:value="31901.1023359338">
            <text:p>31.901,10 €</text:p>
          </table:table-cell>
          <table:table-cell table:style-name="ce5" table:formula="of:=[.H87]*[.$H$5]/12" office:value-type="float" office:value="106.337007786446">
            <text:p>106,34 €</text:p>
          </table:table-cell>
          <table:table-cell table:style-name="ce5" table:formula="of:=IF(MOD([.A87];12)=1;[.$H$6];0)" office:value-type="float" office:value="0">
            <text:p>0,00 €</text:p>
          </table:table-cell>
          <table:table-cell table:style-name="ce5" table:formula="of:=[.H87]+[.I87]+[.J87]" office:value-type="float" office:value="32007.4393437202">
            <text:p>32.007,44 €</text:p>
          </table:table-cell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87]&gt;[.$H$4];[.$H$4];[.K87])" office:value-type="currency" office:currency="EUR" office:value="260">
            <text:p>260,00 €</text:p>
          </table:table-cell>
          <table:table-cell table:style-name="ce5" table:formula="of:=[.K87]-[.G88]" office:value-type="float" office:value="31747.4393437202">
            <text:p>31.747,44 €</text:p>
          </table:table-cell>
          <table:table-cell table:style-name="ce5" table:formula="of:=[.H88]*[.$H$5]/12" office:value-type="float" office:value="105.824797812401">
            <text:p>105,82 €</text:p>
          </table:table-cell>
          <table:table-cell table:style-name="ce5" table:formula="of:=IF(MOD([.A88];12)=1;[.$H$6];0)" office:value-type="float" office:value="0">
            <text:p>0,00 €</text:p>
          </table:table-cell>
          <table:table-cell table:style-name="ce5" table:formula="of:=[.H88]+[.I88]+[.J88]" office:value-type="float" office:value="31853.2641415326">
            <text:p>31.853,26 €</text:p>
          </table:table-cell>
          <table:table-cell table:number-columns-repeated="1013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88]&gt;[.$H$4];[.$H$4];[.K88])" office:value-type="currency" office:currency="EUR" office:value="260">
            <text:p>260,00 €</text:p>
          </table:table-cell>
          <table:table-cell table:style-name="ce5" table:formula="of:=[.K88]-[.G89]" office:value-type="float" office:value="31593.2641415326">
            <text:p>31.593,26 €</text:p>
          </table:table-cell>
          <table:table-cell table:style-name="ce5" table:formula="of:=[.H89]*[.$H$5]/12" office:value-type="float" office:value="105.310880471775">
            <text:p>105,31 €</text:p>
          </table:table-cell>
          <table:table-cell table:style-name="ce5" table:formula="of:=IF(MOD([.A89];12)=1;[.$H$6];0)" office:value-type="float" office:value="0">
            <text:p>0,00 €</text:p>
          </table:table-cell>
          <table:table-cell table:style-name="ce5" table:formula="of:=[.H89]+[.I89]+[.J89]" office:value-type="float" office:value="31698.5750220044">
            <text:p>31.698,58 €</text:p>
          </table:table-cell>
          <table:table-cell table:number-columns-repeated="1013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89]&gt;[.$H$4];[.$H$4];[.K89])" office:value-type="currency" office:currency="EUR" office:value="260">
            <text:p>260,00 €</text:p>
          </table:table-cell>
          <table:table-cell table:style-name="ce5" table:formula="of:=[.K89]-[.G90]" office:value-type="float" office:value="31438.5750220044">
            <text:p>31.438,58 €</text:p>
          </table:table-cell>
          <table:table-cell table:style-name="ce5" table:formula="of:=[.H90]*[.$H$5]/12" office:value-type="float" office:value="104.795250073348">
            <text:p>104,80 €</text:p>
          </table:table-cell>
          <table:table-cell table:style-name="ce5" table:formula="of:=IF(MOD([.A90];12)=1;[.$H$6];0)" office:value-type="float" office:value="0">
            <text:p>0,00 €</text:p>
          </table:table-cell>
          <table:table-cell table:style-name="ce5" table:formula="of:=[.H90]+[.I90]+[.J90]" office:value-type="float" office:value="31543.3702720778">
            <text:p>31.543,37 €</text:p>
          </table:table-cell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90]&gt;[.$H$4];[.$H$4];[.K90])" office:value-type="currency" office:currency="EUR" office:value="260">
            <text:p>260,00 €</text:p>
          </table:table-cell>
          <table:table-cell table:style-name="ce5" table:formula="of:=[.K90]-[.G91]" office:value-type="float" office:value="31283.3702720778">
            <text:p>31.283,37 €</text:p>
          </table:table-cell>
          <table:table-cell table:style-name="ce5" table:formula="of:=[.H91]*[.$H$5]/12" office:value-type="float" office:value="104.277900906926">
            <text:p>104,28 €</text:p>
          </table:table-cell>
          <table:table-cell table:style-name="ce5" table:formula="of:=IF(MOD([.A91];12)=1;[.$H$6];0)" office:value-type="float" office:value="0">
            <text:p>0,00 €</text:p>
          </table:table-cell>
          <table:table-cell table:style-name="ce5" table:formula="of:=[.H91]+[.I91]+[.J91]" office:value-type="float" office:value="31387.6481729847">
            <text:p>31.387,65 €</text:p>
          </table:table-cell>
          <table:table-cell table:number-columns-repeated="1013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91]&gt;[.$H$4];[.$H$4];[.K91])" office:value-type="currency" office:currency="EUR" office:value="260">
            <text:p>260,00 €</text:p>
          </table:table-cell>
          <table:table-cell table:style-name="ce5" table:formula="of:=[.K91]-[.G92]" office:value-type="float" office:value="31127.6481729847">
            <text:p>31.127,65 €</text:p>
          </table:table-cell>
          <table:table-cell table:style-name="ce5" table:formula="of:=[.H92]*[.$H$5]/12" office:value-type="float" office:value="103.758827243282">
            <text:p>103,76 €</text:p>
          </table:table-cell>
          <table:table-cell table:style-name="ce5" table:formula="of:=IF(MOD([.A92];12)=1;[.$H$6];0)" office:value-type="float" office:value="0">
            <text:p>0,00 €</text:p>
          </table:table-cell>
          <table:table-cell table:style-name="ce5" table:formula="of:=[.H92]+[.I92]+[.J92]" office:value-type="float" office:value="31231.407000228">
            <text:p>31.231,41 €</text:p>
          </table:table-cell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92]&gt;[.$H$4];[.$H$4];[.K92])" office:value-type="currency" office:currency="EUR" office:value="260">
            <text:p>260,00 €</text:p>
          </table:table-cell>
          <table:table-cell table:style-name="ce5" table:formula="of:=[.K92]-[.G93]" office:value-type="float" office:value="30971.407000228">
            <text:p>30.971,41 €</text:p>
          </table:table-cell>
          <table:table-cell table:style-name="ce5" table:formula="of:=[.H93]*[.$H$5]/12" office:value-type="float" office:value="103.238023334093">
            <text:p>103,24 €</text:p>
          </table:table-cell>
          <table:table-cell table:style-name="ce5" table:formula="of:=IF(MOD([.A93];12)=1;[.$H$6];0)" office:value-type="float" office:value="0">
            <text:p>0,00 €</text:p>
          </table:table-cell>
          <table:table-cell table:style-name="ce5" table:formula="of:=[.H93]+[.I93]+[.J93]" office:value-type="float" office:value="31074.6450235621">
            <text:p>31.074,65 €</text:p>
          </table:table-cell>
          <table:table-cell table:number-columns-repeated="1013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93]&gt;[.$H$4];[.$H$4];[.K93])" office:value-type="currency" office:currency="EUR" office:value="260">
            <text:p>260,00 €</text:p>
          </table:table-cell>
          <table:table-cell table:style-name="ce5" table:formula="of:=[.K93]-[.G94]" office:value-type="float" office:value="30814.6450235621">
            <text:p>30.814,65 €</text:p>
          </table:table-cell>
          <table:table-cell table:style-name="ce5" table:formula="of:=[.H94]*[.$H$5]/12" office:value-type="float" office:value="102.715483411874">
            <text:p>102,72 €</text:p>
          </table:table-cell>
          <table:table-cell table:style-name="ce5" table:formula="of:=IF(MOD([.A94];12)=1;[.$H$6];0)" office:value-type="float" office:value="0">
            <text:p>0,00 €</text:p>
          </table:table-cell>
          <table:table-cell table:style-name="ce5" table:formula="of:=[.H94]+[.I94]+[.J94]" office:value-type="float" office:value="30917.3605069739">
            <text:p>30.917,36 €</text:p>
          </table:table-cell>
          <table:table-cell table:number-columns-repeated="1013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94]&gt;[.$H$4];[.$H$4];[.K94])" office:value-type="currency" office:currency="EUR" office:value="260">
            <text:p>260,00 €</text:p>
          </table:table-cell>
          <table:table-cell table:style-name="ce5" table:formula="of:=[.K94]-[.G95]" office:value-type="float" office:value="30657.3605069739">
            <text:p>30.657,36 €</text:p>
          </table:table-cell>
          <table:table-cell table:style-name="ce5" table:formula="of:=[.H95]*[.$H$5]/12" office:value-type="float" office:value="102.191201689913">
            <text:p>102,19 €</text:p>
          </table:table-cell>
          <table:table-cell table:style-name="ce5" table:formula="of:=IF(MOD([.A95];12)=1;[.$H$6];0)" office:value-type="float" office:value="0">
            <text:p>0,00 €</text:p>
          </table:table-cell>
          <table:table-cell table:style-name="ce5" table:formula="of:=[.H95]+[.I95]+[.J95]" office:value-type="float" office:value="30759.5517086638">
            <text:p>30.759,55 €</text:p>
          </table:table-cell>
          <table:table-cell table:number-columns-repeated="1013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95]&gt;[.$H$4];[.$H$4];[.K95])" office:value-type="currency" office:currency="EUR" office:value="260">
            <text:p>260,00 €</text:p>
          </table:table-cell>
          <table:table-cell table:style-name="ce5" table:formula="of:=[.K95]-[.G96]" office:value-type="float" office:value="30499.5517086638">
            <text:p>30.499,55 €</text:p>
          </table:table-cell>
          <table:table-cell table:style-name="ce5" table:formula="of:=[.H96]*[.$H$5]/12" office:value-type="float" office:value="101.665172362213">
            <text:p>101,67 €</text:p>
          </table:table-cell>
          <table:table-cell table:style-name="ce5" table:formula="of:=IF(MOD([.A96];12)=1;[.$H$6];0)" office:value-type="float" office:value="0">
            <text:p>0,00 €</text:p>
          </table:table-cell>
          <table:table-cell table:style-name="ce5" table:formula="of:=[.H96]+[.I96]+[.J96]" office:value-type="float" office:value="30601.2168810261">
            <text:p>30.601,22 €</text:p>
          </table:table-cell>
          <table:table-cell table:number-columns-repeated="1013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96]&gt;[.$H$4];[.$H$4];[.K96])" office:value-type="currency" office:currency="EUR" office:value="260">
            <text:p>260,00 €</text:p>
          </table:table-cell>
          <table:table-cell table:style-name="ce5" table:formula="of:=[.K96]-[.G97]" office:value-type="float" office:value="30341.2168810261">
            <text:p>30.341,22 €</text:p>
          </table:table-cell>
          <table:table-cell table:style-name="ce5" table:formula="of:=[.H97]*[.$H$5]/12" office:value-type="float" office:value="101.13738960342">
            <text:p>101,14 €</text:p>
          </table:table-cell>
          <table:table-cell table:style-name="ce5" table:formula="of:=IF(MOD([.A97];12)=1;[.$H$6];0)" office:value-type="float" office:value="0">
            <text:p>0,00 €</text:p>
          </table:table-cell>
          <table:table-cell table:style-name="ce5" table:formula="of:=[.H97]+[.I97]+[.J97]" office:value-type="float" office:value="30442.3542706295">
            <text:p>30.442,35 €</text:p>
          </table:table-cell>
          <table:table-cell table:number-columns-repeated="1013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97]&gt;[.$H$4];[.$H$4];[.K97])" office:value-type="currency" office:currency="EUR" office:value="260">
            <text:p>260,00 €</text:p>
          </table:table-cell>
          <table:table-cell table:style-name="ce5" table:formula="of:=[.K97]-[.G98]" office:value-type="float" office:value="30182.3542706295">
            <text:p>30.182,35 €</text:p>
          </table:table-cell>
          <table:table-cell table:style-name="ce5" table:formula="of:=[.H98]*[.$H$5]/12" office:value-type="float" office:value="100.607847568765">
            <text:p>100,61 €</text:p>
          </table:table-cell>
          <table:table-cell table:style-name="ce5" table:formula="of:=IF(MOD([.A98];12)=1;[.$H$6];0)" office:value-type="float" office:value="0">
            <text:p>0,00 €</text:p>
          </table:table-cell>
          <table:table-cell table:style-name="ce5" table:formula="of:=[.H98]+[.I98]+[.J98]" office:value-type="float" office:value="30282.9621181982">
            <text:p>30.282,96 €</text:p>
          </table:table-cell>
          <table:table-cell table:number-columns-repeated="1013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98]&gt;[.$H$4];[.$H$4];[.K98])" office:value-type="currency" office:currency="EUR" office:value="260">
            <text:p>260,00 €</text:p>
          </table:table-cell>
          <table:table-cell table:style-name="ce5" table:formula="of:=[.K98]-[.G99]" office:value-type="float" office:value="30022.9621181982">
            <text:p>30.022,96 €</text:p>
          </table:table-cell>
          <table:table-cell table:style-name="ce5" table:formula="of:=[.H99]*[.$H$5]/12" office:value-type="float" office:value="100.076540393994">
            <text:p>100,08 €</text:p>
          </table:table-cell>
          <table:table-cell table:style-name="ce5" table:formula="of:=IF(MOD([.A99];12)=1;[.$H$6];0)" office:value-type="float" office:value="0">
            <text:p>0,00 €</text:p>
          </table:table-cell>
          <table:table-cell table:style-name="ce5" table:formula="of:=[.H99]+[.I99]+[.J99]" office:value-type="float" office:value="30123.0386585922">
            <text:p>30.123,04 €</text:p>
          </table:table-cell>
          <table:table-cell table:number-columns-repeated="1013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99]&gt;[.$H$4];[.$H$4];[.K99])" office:value-type="currency" office:currency="EUR" office:value="260">
            <text:p>260,00 €</text:p>
          </table:table-cell>
          <table:table-cell table:style-name="ce5" table:formula="of:=[.K99]-[.G100]" office:value-type="float" office:value="29863.0386585922">
            <text:p>29.863,04 €</text:p>
          </table:table-cell>
          <table:table-cell table:style-name="ce5" table:formula="of:=[.H100]*[.$H$5]/12" office:value-type="float" office:value="99.5434621953075">
            <text:p>99,54 €</text:p>
          </table:table-cell>
          <table:table-cell table:style-name="ce5" table:formula="of:=IF(MOD([.A100];12)=1;[.$H$6];0)" office:value-type="float" office:value="0">
            <text:p>0,00 €</text:p>
          </table:table-cell>
          <table:table-cell table:style-name="ce5" table:formula="of:=[.H100]+[.I100]+[.J100]" office:value-type="float" office:value="29962.5821207875">
            <text:p>29.962,58 €</text:p>
          </table:table-cell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00]&gt;[.$H$4];[.$H$4];[.K100])" office:value-type="currency" office:currency="EUR" office:value="260">
            <text:p>260,00 €</text:p>
          </table:table-cell>
          <table:table-cell table:style-name="ce5" table:formula="of:=[.K100]-[.G101]" office:value-type="float" office:value="29702.5821207875">
            <text:p>29.702,58 €</text:p>
          </table:table-cell>
          <table:table-cell table:style-name="ce5" table:formula="of:=[.H101]*[.$H$5]/12" office:value-type="float" office:value="99.0086070692918">
            <text:p>99,01 €</text:p>
          </table:table-cell>
          <table:table-cell table:style-name="ce5" table:formula="of:=IF(MOD([.A101];12)=1;[.$H$6];0)" office:value-type="float" office:value="0">
            <text:p>0,00 €</text:p>
          </table:table-cell>
          <table:table-cell table:style-name="ce5" table:formula="of:=[.H101]+[.I101]+[.J101]" office:value-type="float" office:value="29801.5907278568">
            <text:p>29.801,59 €</text:p>
          </table:table-cell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01]&gt;[.$H$4];[.$H$4];[.K101])" office:value-type="currency" office:currency="EUR" office:value="260">
            <text:p>260,00 €</text:p>
          </table:table-cell>
          <table:table-cell table:style-name="ce5" table:formula="of:=[.K101]-[.G102]" office:value-type="float" office:value="29541.5907278568">
            <text:p>29.541,59 €</text:p>
          </table:table-cell>
          <table:table-cell table:style-name="ce5" table:formula="of:=[.H102]*[.$H$5]/12" office:value-type="float" office:value="98.4719690928561">
            <text:p>98,47 €</text:p>
          </table:table-cell>
          <table:table-cell table:style-name="ce5" table:formula="of:=IF(MOD([.A102];12)=1;[.$H$6];0)" office:value-type="float" office:value="0">
            <text:p>0,00 €</text:p>
          </table:table-cell>
          <table:table-cell table:style-name="ce5" table:formula="of:=[.H102]+[.I102]+[.J102]" office:value-type="float" office:value="29640.0626969497">
            <text:p>29.640,06 €</text:p>
          </table:table-cell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02]&gt;[.$H$4];[.$H$4];[.K102])" office:value-type="currency" office:currency="EUR" office:value="260">
            <text:p>260,00 €</text:p>
          </table:table-cell>
          <table:table-cell table:style-name="ce5" table:formula="of:=[.K102]-[.G103]" office:value-type="float" office:value="29380.0626969497">
            <text:p>29.380,06 €</text:p>
          </table:table-cell>
          <table:table-cell table:style-name="ce5" table:formula="of:=[.H103]*[.$H$5]/12" office:value-type="float" office:value="97.9335423231656">
            <text:p>97,93 €</text:p>
          </table:table-cell>
          <table:table-cell table:style-name="ce5" table:formula="of:=IF(MOD([.A103];12)=1;[.$H$6];0)" office:value-type="float" office:value="0">
            <text:p>0,00 €</text:p>
          </table:table-cell>
          <table:table-cell table:style-name="ce5" table:formula="of:=[.H103]+[.I103]+[.J103]" office:value-type="float" office:value="29477.9962392729">
            <text:p>29.478,00 €</text:p>
          </table:table-cell>
          <table:table-cell table:number-columns-repeated="1013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03]&gt;[.$H$4];[.$H$4];[.K103])" office:value-type="currency" office:currency="EUR" office:value="260">
            <text:p>260,00 €</text:p>
          </table:table-cell>
          <table:table-cell table:style-name="ce5" table:formula="of:=[.K103]-[.G104]" office:value-type="float" office:value="29217.9962392729">
            <text:p>29.218,00 €</text:p>
          </table:table-cell>
          <table:table-cell table:style-name="ce5" table:formula="of:=[.H104]*[.$H$5]/12" office:value-type="float" office:value="97.3933207975762">
            <text:p>97,39 €</text:p>
          </table:table-cell>
          <table:table-cell table:style-name="ce5" table:formula="of:=IF(MOD([.A104];12)=1;[.$H$6];0)" office:value-type="float" office:value="0">
            <text:p>0,00 €</text:p>
          </table:table-cell>
          <table:table-cell table:style-name="ce5" table:formula="of:=[.H104]+[.I104]+[.J104]" office:value-type="float" office:value="29315.3895600704">
            <text:p>29.315,39 €</text:p>
          </table:table-cell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04]&gt;[.$H$4];[.$H$4];[.K104])" office:value-type="currency" office:currency="EUR" office:value="260">
            <text:p>260,00 €</text:p>
          </table:table-cell>
          <table:table-cell table:style-name="ce5" table:formula="of:=[.K104]-[.G105]" office:value-type="float" office:value="29055.3895600704">
            <text:p>29.055,39 €</text:p>
          </table:table-cell>
          <table:table-cell table:style-name="ce5" table:formula="of:=[.H105]*[.$H$5]/12" office:value-type="float" office:value="96.8512985335681">
            <text:p>96,85 €</text:p>
          </table:table-cell>
          <table:table-cell table:style-name="ce5" table:formula="of:=IF(MOD([.A105];12)=1;[.$H$6];0)" office:value-type="float" office:value="0">
            <text:p>0,00 €</text:p>
          </table:table-cell>
          <table:table-cell table:style-name="ce5" table:formula="of:=[.H105]+[.I105]+[.J105]" office:value-type="float" office:value="29152.240858604">
            <text:p>29.152,24 €</text:p>
          </table:table-cell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05]&gt;[.$H$4];[.$H$4];[.K105])" office:value-type="currency" office:currency="EUR" office:value="260">
            <text:p>260,00 €</text:p>
          </table:table-cell>
          <table:table-cell table:style-name="ce5" table:formula="of:=[.K105]-[.G106]" office:value-type="float" office:value="28892.240858604">
            <text:p>28.892,24 €</text:p>
          </table:table-cell>
          <table:table-cell table:style-name="ce5" table:formula="of:=[.H106]*[.$H$5]/12" office:value-type="float" office:value="96.30746952868">
            <text:p>96,31 €</text:p>
          </table:table-cell>
          <table:table-cell table:style-name="ce5" table:formula="of:=IF(MOD([.A106];12)=1;[.$H$6];0)" office:value-type="float" office:value="0">
            <text:p>0,00 €</text:p>
          </table:table-cell>
          <table:table-cell table:style-name="ce5" table:formula="of:=[.H106]+[.I106]+[.J106]" office:value-type="float" office:value="28988.5483281327">
            <text:p>28.988,55 €</text:p>
          </table:table-cell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06]&gt;[.$H$4];[.$H$4];[.K106])" office:value-type="currency" office:currency="EUR" office:value="260">
            <text:p>260,00 €</text:p>
          </table:table-cell>
          <table:table-cell table:style-name="ce5" table:formula="of:=[.K106]-[.G107]" office:value-type="float" office:value="28728.5483281327">
            <text:p>28.728,55 €</text:p>
          </table:table-cell>
          <table:table-cell table:style-name="ce5" table:formula="of:=[.H107]*[.$H$5]/12" office:value-type="float" office:value="95.7618277604423">
            <text:p>95,76 €</text:p>
          </table:table-cell>
          <table:table-cell table:style-name="ce5" table:formula="of:=IF(MOD([.A107];12)=1;[.$H$6];0)" office:value-type="float" office:value="0">
            <text:p>0,00 €</text:p>
          </table:table-cell>
          <table:table-cell table:style-name="ce5" table:formula="of:=[.H107]+[.I107]+[.J107]" office:value-type="float" office:value="28824.3101558931">
            <text:p>28.824,31 €</text:p>
          </table:table-cell>
          <table:table-cell table:number-columns-repeated="1013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07]&gt;[.$H$4];[.$H$4];[.K107])" office:value-type="currency" office:currency="EUR" office:value="260">
            <text:p>260,00 €</text:p>
          </table:table-cell>
          <table:table-cell table:style-name="ce5" table:formula="of:=[.K107]-[.G108]" office:value-type="float" office:value="28564.3101558931">
            <text:p>28.564,31 €</text:p>
          </table:table-cell>
          <table:table-cell table:style-name="ce5" table:formula="of:=[.H108]*[.$H$5]/12" office:value-type="float" office:value="95.2143671863104">
            <text:p>95,21 €</text:p>
          </table:table-cell>
          <table:table-cell table:style-name="ce5" table:formula="of:=IF(MOD([.A108];12)=1;[.$H$6];0)" office:value-type="float" office:value="0">
            <text:p>0,00 €</text:p>
          </table:table-cell>
          <table:table-cell table:style-name="ce5" table:formula="of:=[.H108]+[.I108]+[.J108]" office:value-type="float" office:value="28659.5245230794">
            <text:p>28.659,52 €</text:p>
          </table:table-cell>
          <table:table-cell table:number-columns-repeated="1013"/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08]&gt;[.$H$4];[.$H$4];[.K108])" office:value-type="currency" office:currency="EUR" office:value="260">
            <text:p>260,00 €</text:p>
          </table:table-cell>
          <table:table-cell table:style-name="ce5" table:formula="of:=[.K108]-[.G109]" office:value-type="float" office:value="28399.5245230794">
            <text:p>28.399,52 €</text:p>
          </table:table-cell>
          <table:table-cell table:style-name="ce5" table:formula="of:=[.H109]*[.$H$5]/12" office:value-type="float" office:value="94.6650817435981">
            <text:p>94,67 €</text:p>
          </table:table-cell>
          <table:table-cell table:style-name="ce5" table:formula="of:=IF(MOD([.A109];12)=1;[.$H$6];0)" office:value-type="float" office:value="0">
            <text:p>0,00 €</text:p>
          </table:table-cell>
          <table:table-cell table:style-name="ce5" table:formula="of:=[.H109]+[.I109]+[.J109]" office:value-type="float" office:value="28494.189604823">
            <text:p>28.494,19 €</text:p>
          </table:table-cell>
          <table:table-cell table:number-columns-repeated="1013"/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09]&gt;[.$H$4];[.$H$4];[.K109])" office:value-type="currency" office:currency="EUR" office:value="260">
            <text:p>260,00 €</text:p>
          </table:table-cell>
          <table:table-cell table:style-name="ce5" table:formula="of:=[.K109]-[.G110]" office:value-type="float" office:value="28234.189604823">
            <text:p>28.234,19 €</text:p>
          </table:table-cell>
          <table:table-cell table:style-name="ce5" table:formula="of:=[.H110]*[.$H$5]/12" office:value-type="float" office:value="94.1139653494101">
            <text:p>94,11 €</text:p>
          </table:table-cell>
          <table:table-cell table:style-name="ce5" table:formula="of:=IF(MOD([.A110];12)=1;[.$H$6];0)" office:value-type="float" office:value="0">
            <text:p>0,00 €</text:p>
          </table:table-cell>
          <table:table-cell table:style-name="ce5" table:formula="of:=[.H110]+[.I110]+[.J110]" office:value-type="float" office:value="28328.3035701724">
            <text:p>28.328,30 €</text:p>
          </table:table-cell>
          <table:table-cell table:number-columns-repeated="1013"/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10]&gt;[.$H$4];[.$H$4];[.K110])" office:value-type="currency" office:currency="EUR" office:value="260">
            <text:p>260,00 €</text:p>
          </table:table-cell>
          <table:table-cell table:style-name="ce5" table:formula="of:=[.K110]-[.G111]" office:value-type="float" office:value="28068.3035701724">
            <text:p>28.068,30 €</text:p>
          </table:table-cell>
          <table:table-cell table:style-name="ce5" table:formula="of:=[.H111]*[.$H$5]/12" office:value-type="float" office:value="93.5610119005748">
            <text:p>93,56 €</text:p>
          </table:table-cell>
          <table:table-cell table:style-name="ce5" table:formula="of:=IF(MOD([.A111];12)=1;[.$H$6];0)" office:value-type="float" office:value="0">
            <text:p>0,00 €</text:p>
          </table:table-cell>
          <table:table-cell table:style-name="ce5" table:formula="of:=[.H111]+[.I111]+[.J111]" office:value-type="float" office:value="28161.864582073">
            <text:p>28.161,86 €</text:p>
          </table:table-cell>
          <table:table-cell table:number-columns-repeated="1013"/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11]&gt;[.$H$4];[.$H$4];[.K111])" office:value-type="currency" office:currency="EUR" office:value="260">
            <text:p>260,00 €</text:p>
          </table:table-cell>
          <table:table-cell table:style-name="ce5" table:formula="of:=[.K111]-[.G112]" office:value-type="float" office:value="27901.864582073">
            <text:p>27.901,86 €</text:p>
          </table:table-cell>
          <table:table-cell table:style-name="ce5" table:formula="of:=[.H112]*[.$H$5]/12" office:value-type="float" office:value="93.0062152735767">
            <text:p>93,01 €</text:p>
          </table:table-cell>
          <table:table-cell table:style-name="ce5" table:formula="of:=IF(MOD([.A112];12)=1;[.$H$6];0)" office:value-type="float" office:value="0">
            <text:p>0,00 €</text:p>
          </table:table-cell>
          <table:table-cell table:style-name="ce5" table:formula="of:=[.H112]+[.I112]+[.J112]" office:value-type="float" office:value="27994.8707973466">
            <text:p>27.994,87 €</text:p>
          </table:table-cell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12]&gt;[.$H$4];[.$H$4];[.K112])" office:value-type="currency" office:currency="EUR" office:value="260">
            <text:p>260,00 €</text:p>
          </table:table-cell>
          <table:table-cell table:style-name="ce5" table:formula="of:=[.K112]-[.G113]" office:value-type="float" office:value="27734.8707973466">
            <text:p>27.734,87 €</text:p>
          </table:table-cell>
          <table:table-cell table:style-name="ce5" table:formula="of:=[.H113]*[.$H$5]/12" office:value-type="float" office:value="92.4495693244887">
            <text:p>92,45 €</text:p>
          </table:table-cell>
          <table:table-cell table:style-name="ce5" table:formula="of:=IF(MOD([.A113];12)=1;[.$H$6];0)" office:value-type="float" office:value="0">
            <text:p>0,00 €</text:p>
          </table:table-cell>
          <table:table-cell table:style-name="ce5" table:formula="of:=[.H113]+[.I113]+[.J113]" office:value-type="float" office:value="27827.3203666711">
            <text:p>27.827,32 €</text:p>
          </table:table-cell>
          <table:table-cell table:number-columns-repeated="1013"/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13]&gt;[.$H$4];[.$H$4];[.K113])" office:value-type="currency" office:currency="EUR" office:value="260">
            <text:p>260,00 €</text:p>
          </table:table-cell>
          <table:table-cell table:style-name="ce5" table:formula="of:=[.K113]-[.G114]" office:value-type="float" office:value="27567.3203666711">
            <text:p>27.567,32 €</text:p>
          </table:table-cell>
          <table:table-cell table:style-name="ce5" table:formula="of:=[.H114]*[.$H$5]/12" office:value-type="float" office:value="91.8910678889036">
            <text:p>91,89 €</text:p>
          </table:table-cell>
          <table:table-cell table:style-name="ce5" table:formula="of:=IF(MOD([.A114];12)=1;[.$H$6];0)" office:value-type="float" office:value="0">
            <text:p>0,00 €</text:p>
          </table:table-cell>
          <table:table-cell table:style-name="ce5" table:formula="of:=[.H114]+[.I114]+[.J114]" office:value-type="float" office:value="27659.21143456">
            <text:p>27.659,21 €</text:p>
          </table:table-cell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14]&gt;[.$H$4];[.$H$4];[.K114])" office:value-type="currency" office:currency="EUR" office:value="260">
            <text:p>260,00 €</text:p>
          </table:table-cell>
          <table:table-cell table:style-name="ce5" table:formula="of:=[.K114]-[.G115]" office:value-type="float" office:value="27399.21143456">
            <text:p>27.399,21 €</text:p>
          </table:table-cell>
          <table:table-cell table:style-name="ce5" table:formula="of:=[.H115]*[.$H$5]/12" office:value-type="float" office:value="91.3307047818666">
            <text:p>91,33 €</text:p>
          </table:table-cell>
          <table:table-cell table:style-name="ce5" table:formula="of:=IF(MOD([.A115];12)=1;[.$H$6];0)" office:value-type="float" office:value="0">
            <text:p>0,00 €</text:p>
          </table:table-cell>
          <table:table-cell table:style-name="ce5" table:formula="of:=[.H115]+[.I115]+[.J115]" office:value-type="float" office:value="27490.5421393419">
            <text:p>27.490,54 €</text:p>
          </table:table-cell>
          <table:table-cell table:number-columns-repeated="1013"/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15]&gt;[.$H$4];[.$H$4];[.K115])" office:value-type="currency" office:currency="EUR" office:value="260">
            <text:p>260,00 €</text:p>
          </table:table-cell>
          <table:table-cell table:style-name="ce5" table:formula="of:=[.K115]-[.G116]" office:value-type="float" office:value="27230.5421393419">
            <text:p>27.230,54 €</text:p>
          </table:table-cell>
          <table:table-cell table:style-name="ce5" table:formula="of:=[.H116]*[.$H$5]/12" office:value-type="float" office:value="90.7684737978062">
            <text:p>90,77 €</text:p>
          </table:table-cell>
          <table:table-cell table:style-name="ce5" table:formula="of:=IF(MOD([.A116];12)=1;[.$H$6];0)" office:value-type="float" office:value="0">
            <text:p>0,00 €</text:p>
          </table:table-cell>
          <table:table-cell table:style-name="ce5" table:formula="of:=[.H116]+[.I116]+[.J116]" office:value-type="float" office:value="27321.3106131397">
            <text:p>27.321,31 €</text:p>
          </table:table-cell>
          <table:table-cell table:number-columns-repeated="1013"/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16]&gt;[.$H$4];[.$H$4];[.K116])" office:value-type="currency" office:currency="EUR" office:value="260">
            <text:p>260,00 €</text:p>
          </table:table-cell>
          <table:table-cell table:style-name="ce5" table:formula="of:=[.K116]-[.G117]" office:value-type="float" office:value="27061.3106131397">
            <text:p>27.061,31 €</text:p>
          </table:table-cell>
          <table:table-cell table:style-name="ce5" table:formula="of:=[.H117]*[.$H$5]/12" office:value-type="float" office:value="90.2043687104655">
            <text:p>90,20 €</text:p>
          </table:table-cell>
          <table:table-cell table:style-name="ce5" table:formula="of:=IF(MOD([.A117];12)=1;[.$H$6];0)" office:value-type="float" office:value="0">
            <text:p>0,00 €</text:p>
          </table:table-cell>
          <table:table-cell table:style-name="ce5" table:formula="of:=[.H117]+[.I117]+[.J117]" office:value-type="float" office:value="27151.5149818501">
            <text:p>27.151,51 €</text:p>
          </table:table-cell>
          <table:table-cell table:number-columns-repeated="1013"/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17]&gt;[.$H$4];[.$H$4];[.K117])" office:value-type="currency" office:currency="EUR" office:value="260">
            <text:p>260,00 €</text:p>
          </table:table-cell>
          <table:table-cell table:style-name="ce5" table:formula="of:=[.K117]-[.G118]" office:value-type="float" office:value="26891.5149818501">
            <text:p>26.891,51 €</text:p>
          </table:table-cell>
          <table:table-cell table:style-name="ce5" table:formula="of:=[.H118]*[.$H$5]/12" office:value-type="float" office:value="89.6383832728338">
            <text:p>89,64 €</text:p>
          </table:table-cell>
          <table:table-cell table:style-name="ce5" table:formula="of:=IF(MOD([.A118];12)=1;[.$H$6];0)" office:value-type="float" office:value="0">
            <text:p>0,00 €</text:p>
          </table:table-cell>
          <table:table-cell table:style-name="ce5" table:formula="of:=[.H118]+[.I118]+[.J118]" office:value-type="float" office:value="26981.153365123">
            <text:p>26.981,15 €</text:p>
          </table:table-cell>
          <table:table-cell table:number-columns-repeated="1013"/>
        </table:table-row>
        <table:table-row table:style-name="ro3"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18]&gt;[.$H$4];[.$H$4];[.K118])" office:value-type="currency" office:currency="EUR" office:value="260">
            <text:p>260,00 €</text:p>
          </table:table-cell>
          <table:table-cell table:style-name="ce5" table:formula="of:=[.K118]-[.G119]" office:value-type="float" office:value="26721.153365123">
            <text:p>26.721,15 €</text:p>
          </table:table-cell>
          <table:table-cell table:style-name="ce5" table:formula="of:=[.H119]*[.$H$5]/12" office:value-type="float" office:value="89.0705112170766">
            <text:p>89,07 €</text:p>
          </table:table-cell>
          <table:table-cell table:style-name="ce5" table:formula="of:=IF(MOD([.A119];12)=1;[.$H$6];0)" office:value-type="float" office:value="0">
            <text:p>0,00 €</text:p>
          </table:table-cell>
          <table:table-cell table:style-name="ce5" table:formula="of:=[.H119]+[.I119]+[.J119]" office:value-type="float" office:value="26810.22387634">
            <text:p>26.810,22 €</text:p>
          </table:table-cell>
          <table:table-cell table:number-columns-repeated="1013"/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19]&gt;[.$H$4];[.$H$4];[.K119])" office:value-type="currency" office:currency="EUR" office:value="260">
            <text:p>260,00 €</text:p>
          </table:table-cell>
          <table:table-cell table:style-name="ce5" table:formula="of:=[.K119]-[.G120]" office:value-type="float" office:value="26550.22387634">
            <text:p>26.550,22 €</text:p>
          </table:table-cell>
          <table:table-cell table:style-name="ce5" table:formula="of:=[.H120]*[.$H$5]/12" office:value-type="float" office:value="88.5007462544668">
            <text:p>88,50 €</text:p>
          </table:table-cell>
          <table:table-cell table:style-name="ce5" table:formula="of:=IF(MOD([.A120];12)=1;[.$H$6];0)" office:value-type="float" office:value="0">
            <text:p>0,00 €</text:p>
          </table:table-cell>
          <table:table-cell table:style-name="ce5" table:formula="of:=[.H120]+[.I120]+[.J120]" office:value-type="float" office:value="26638.7246225945">
            <text:p>26.638,72 €</text:p>
          </table:table-cell>
          <table:table-cell table:number-columns-repeated="1013"/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20]&gt;[.$H$4];[.$H$4];[.K120])" office:value-type="currency" office:currency="EUR" office:value="260">
            <text:p>260,00 €</text:p>
          </table:table-cell>
          <table:table-cell table:style-name="ce5" table:formula="of:=[.K120]-[.G121]" office:value-type="float" office:value="26378.7246225945">
            <text:p>26.378,72 €</text:p>
          </table:table-cell>
          <table:table-cell table:style-name="ce5" table:formula="of:=[.H121]*[.$H$5]/12" office:value-type="float" office:value="87.929082075315">
            <text:p>87,93 €</text:p>
          </table:table-cell>
          <table:table-cell table:style-name="ce5" table:formula="of:=IF(MOD([.A121];12)=1;[.$H$6];0)" office:value-type="float" office:value="0">
            <text:p>0,00 €</text:p>
          </table:table-cell>
          <table:table-cell table:style-name="ce5" table:formula="of:=[.H121]+[.I121]+[.J121]" office:value-type="float" office:value="26466.6537046698">
            <text:p>26.466,65 €</text:p>
          </table:table-cell>
          <table:table-cell table:number-columns-repeated="1013"/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21]&gt;[.$H$4];[.$H$4];[.K121])" office:value-type="currency" office:currency="EUR" office:value="260">
            <text:p>260,00 €</text:p>
          </table:table-cell>
          <table:table-cell table:style-name="ce5" table:formula="of:=[.K121]-[.G122]" office:value-type="float" office:value="26206.6537046698">
            <text:p>26.206,65 €</text:p>
          </table:table-cell>
          <table:table-cell table:style-name="ce5" table:formula="of:=[.H122]*[.$H$5]/12" office:value-type="float" office:value="87.3555123488994">
            <text:p>87,36 €</text:p>
          </table:table-cell>
          <table:table-cell table:style-name="ce5" table:formula="of:=IF(MOD([.A122];12)=1;[.$H$6];0)" office:value-type="float" office:value="0">
            <text:p>0,00 €</text:p>
          </table:table-cell>
          <table:table-cell table:style-name="ce5" table:formula="of:=[.H122]+[.I122]+[.J122]" office:value-type="float" office:value="26294.0092170187">
            <text:p>26.294,01 €</text:p>
          </table:table-cell>
          <table:table-cell table:number-columns-repeated="1013"/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22]&gt;[.$H$4];[.$H$4];[.K122])" office:value-type="currency" office:currency="EUR" office:value="260">
            <text:p>260,00 €</text:p>
          </table:table-cell>
          <table:table-cell table:style-name="ce5" table:formula="of:=[.K122]-[.G123]" office:value-type="float" office:value="26034.0092170187">
            <text:p>26.034,01 €</text:p>
          </table:table-cell>
          <table:table-cell table:style-name="ce5" table:formula="of:=[.H123]*[.$H$5]/12" office:value-type="float" office:value="86.7800307233958">
            <text:p>86,78 €</text:p>
          </table:table-cell>
          <table:table-cell table:style-name="ce5" table:formula="of:=IF(MOD([.A123];12)=1;[.$H$6];0)" office:value-type="float" office:value="0">
            <text:p>0,00 €</text:p>
          </table:table-cell>
          <table:table-cell table:style-name="ce5" table:formula="of:=[.H123]+[.I123]+[.J123]" office:value-type="float" office:value="26120.7892477421">
            <text:p>26.120,79 €</text:p>
          </table:table-cell>
          <table:table-cell table:number-columns-repeated="1013"/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23]&gt;[.$H$4];[.$H$4];[.K123])" office:value-type="currency" office:currency="EUR" office:value="260">
            <text:p>260,00 €</text:p>
          </table:table-cell>
          <table:table-cell table:style-name="ce5" table:formula="of:=[.K123]-[.G124]" office:value-type="float" office:value="25860.7892477421">
            <text:p>25.860,79 €</text:p>
          </table:table-cell>
          <table:table-cell table:style-name="ce5" table:formula="of:=[.H124]*[.$H$5]/12" office:value-type="float" office:value="86.2026308258071">
            <text:p>86,20 €</text:p>
          </table:table-cell>
          <table:table-cell table:style-name="ce5" table:formula="of:=IF(MOD([.A124];12)=1;[.$H$6];0)" office:value-type="float" office:value="0">
            <text:p>0,00 €</text:p>
          </table:table-cell>
          <table:table-cell table:style-name="ce5" table:formula="of:=[.H124]+[.I124]+[.J124]" office:value-type="float" office:value="25946.9918785679">
            <text:p>25.946,99 €</text:p>
          </table:table-cell>
          <table:table-cell table:number-columns-repeated="1013"/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24]&gt;[.$H$4];[.$H$4];[.K124])" office:value-type="currency" office:currency="EUR" office:value="260">
            <text:p>260,00 €</text:p>
          </table:table-cell>
          <table:table-cell table:style-name="ce5" table:formula="of:=[.K124]-[.G125]" office:value-type="float" office:value="25686.9918785679">
            <text:p>25.686,99 €</text:p>
          </table:table-cell>
          <table:table-cell table:style-name="ce5" table:formula="of:=[.H125]*[.$H$5]/12" office:value-type="float" office:value="85.6233062618931">
            <text:p>85,62 €</text:p>
          </table:table-cell>
          <table:table-cell table:style-name="ce5" table:formula="of:=IF(MOD([.A125];12)=1;[.$H$6];0)" office:value-type="float" office:value="0">
            <text:p>0,00 €</text:p>
          </table:table-cell>
          <table:table-cell table:style-name="ce5" table:formula="of:=[.H125]+[.I125]+[.J125]" office:value-type="float" office:value="25772.6151848298">
            <text:p>25.772,62 €</text:p>
          </table:table-cell>
          <table:table-cell table:number-columns-repeated="1013"/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25]&gt;[.$H$4];[.$H$4];[.K125])" office:value-type="currency" office:currency="EUR" office:value="260">
            <text:p>260,00 €</text:p>
          </table:table-cell>
          <table:table-cell table:style-name="ce5" table:formula="of:=[.K125]-[.G126]" office:value-type="float" office:value="25512.6151848298">
            <text:p>25.512,62 €</text:p>
          </table:table-cell>
          <table:table-cell table:style-name="ce5" table:formula="of:=[.H126]*[.$H$5]/12" office:value-type="float" office:value="85.0420506160994">
            <text:p>85,04 €</text:p>
          </table:table-cell>
          <table:table-cell table:style-name="ce5" table:formula="of:=IF(MOD([.A126];12)=1;[.$H$6];0)" office:value-type="float" office:value="0">
            <text:p>0,00 €</text:p>
          </table:table-cell>
          <table:table-cell table:style-name="ce5" table:formula="of:=[.H126]+[.I126]+[.J126]" office:value-type="float" office:value="25597.6572354459">
            <text:p>25.597,66 €</text:p>
          </table:table-cell>
          <table:table-cell table:number-columns-repeated="1013"/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26]&gt;[.$H$4];[.$H$4];[.K126])" office:value-type="currency" office:currency="EUR" office:value="260">
            <text:p>260,00 €</text:p>
          </table:table-cell>
          <table:table-cell table:style-name="ce5" table:formula="of:=[.K126]-[.G127]" office:value-type="float" office:value="25337.6572354459">
            <text:p>25.337,66 €</text:p>
          </table:table-cell>
          <table:table-cell table:style-name="ce5" table:formula="of:=[.H127]*[.$H$5]/12" office:value-type="float" office:value="84.4588574514864">
            <text:p>84,46 €</text:p>
          </table:table-cell>
          <table:table-cell table:style-name="ce5" table:formula="of:=IF(MOD([.A127];12)=1;[.$H$6];0)" office:value-type="float" office:value="0">
            <text:p>0,00 €</text:p>
          </table:table-cell>
          <table:table-cell table:style-name="ce5" table:formula="of:=[.H127]+[.I127]+[.J127]" office:value-type="float" office:value="25422.1160928974">
            <text:p>25.422,12 €</text:p>
          </table:table-cell>
          <table:table-cell table:number-columns-repeated="1013"/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27]&gt;[.$H$4];[.$H$4];[.K127])" office:value-type="currency" office:currency="EUR" office:value="260">
            <text:p>260,00 €</text:p>
          </table:table-cell>
          <table:table-cell table:style-name="ce5" table:formula="of:=[.K127]-[.G128]" office:value-type="float" office:value="25162.1160928974">
            <text:p>25.162,12 €</text:p>
          </table:table-cell>
          <table:table-cell table:style-name="ce5" table:formula="of:=[.H128]*[.$H$5]/12" office:value-type="float" office:value="83.873720309658">
            <text:p>83,87 €</text:p>
          </table:table-cell>
          <table:table-cell table:style-name="ce5" table:formula="of:=IF(MOD([.A128];12)=1;[.$H$6];0)" office:value-type="float" office:value="0">
            <text:p>0,00 €</text:p>
          </table:table-cell>
          <table:table-cell table:style-name="ce5" table:formula="of:=[.H128]+[.I128]+[.J128]" office:value-type="float" office:value="25245.9898132071">
            <text:p>25.245,99 €</text:p>
          </table:table-cell>
          <table:table-cell table:number-columns-repeated="1013"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28]&gt;[.$H$4];[.$H$4];[.K128])" office:value-type="currency" office:currency="EUR" office:value="260">
            <text:p>260,00 €</text:p>
          </table:table-cell>
          <table:table-cell table:style-name="ce5" table:formula="of:=[.K128]-[.G129]" office:value-type="float" office:value="24985.9898132071">
            <text:p>24.985,99 €</text:p>
          </table:table-cell>
          <table:table-cell table:style-name="ce5" table:formula="of:=[.H129]*[.$H$5]/12" office:value-type="float" office:value="83.2866327106902">
            <text:p>83,29 €</text:p>
          </table:table-cell>
          <table:table-cell table:style-name="ce5" table:formula="of:=IF(MOD([.A129];12)=1;[.$H$6];0)" office:value-type="float" office:value="0">
            <text:p>0,00 €</text:p>
          </table:table-cell>
          <table:table-cell table:style-name="ce5" table:formula="of:=[.H129]+[.I129]+[.J129]" office:value-type="float" office:value="25069.2764459177">
            <text:p>25.069,28 €</text:p>
          </table:table-cell>
          <table:table-cell table:number-columns-repeated="1013"/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29]&gt;[.$H$4];[.$H$4];[.K129])" office:value-type="currency" office:currency="EUR" office:value="260">
            <text:p>260,00 €</text:p>
          </table:table-cell>
          <table:table-cell table:style-name="ce5" table:formula="of:=[.K129]-[.G130]" office:value-type="float" office:value="24809.2764459177">
            <text:p>24.809,28 €</text:p>
          </table:table-cell>
          <table:table-cell table:style-name="ce5" table:formula="of:=[.H130]*[.$H$5]/12" office:value-type="float" office:value="82.6975881530592">
            <text:p>82,70 €</text:p>
          </table:table-cell>
          <table:table-cell table:style-name="ce5" table:formula="of:=IF(MOD([.A130];12)=1;[.$H$6];0)" office:value-type="float" office:value="0">
            <text:p>0,00 €</text:p>
          </table:table-cell>
          <table:table-cell table:style-name="ce5" table:formula="of:=[.H130]+[.I130]+[.J130]" office:value-type="float" office:value="24891.9740340708">
            <text:p>24.891,97 €</text:p>
          </table:table-cell>
          <table:table-cell table:number-columns-repeated="1013"/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30]&gt;[.$H$4];[.$H$4];[.K130])" office:value-type="currency" office:currency="EUR" office:value="260">
            <text:p>260,00 €</text:p>
          </table:table-cell>
          <table:table-cell table:style-name="ce5" table:formula="of:=[.K130]-[.G131]" office:value-type="float" office:value="24631.9740340708">
            <text:p>24.631,97 €</text:p>
          </table:table-cell>
          <table:table-cell table:style-name="ce5" table:formula="of:=[.H131]*[.$H$5]/12" office:value-type="float" office:value="82.1065801135694">
            <text:p>82,11 €</text:p>
          </table:table-cell>
          <table:table-cell table:style-name="ce5" table:formula="of:=IF(MOD([.A131];12)=1;[.$H$6];0)" office:value-type="float" office:value="0">
            <text:p>0,00 €</text:p>
          </table:table-cell>
          <table:table-cell table:style-name="ce5" table:formula="of:=[.H131]+[.I131]+[.J131]" office:value-type="float" office:value="24714.0806141844">
            <text:p>24.714,08 €</text:p>
          </table:table-cell>
          <table:table-cell table:number-columns-repeated="1013"/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31]&gt;[.$H$4];[.$H$4];[.K131])" office:value-type="currency" office:currency="EUR" office:value="260">
            <text:p>260,00 €</text:p>
          </table:table-cell>
          <table:table-cell table:style-name="ce5" table:formula="of:=[.K131]-[.G132]" office:value-type="float" office:value="24454.0806141844">
            <text:p>24.454,08 €</text:p>
          </table:table-cell>
          <table:table-cell table:style-name="ce5" table:formula="of:=[.H132]*[.$H$5]/12" office:value-type="float" office:value="81.5136020472813">
            <text:p>81,51 €</text:p>
          </table:table-cell>
          <table:table-cell table:style-name="ce5" table:formula="of:=IF(MOD([.A132];12)=1;[.$H$6];0)" office:value-type="float" office:value="0">
            <text:p>0,00 €</text:p>
          </table:table-cell>
          <table:table-cell table:style-name="ce5" table:formula="of:=[.H132]+[.I132]+[.J132]" office:value-type="float" office:value="24535.5942162317">
            <text:p>24.535,59 €</text:p>
          </table:table-cell>
          <table:table-cell table:number-columns-repeated="1013"/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32]&gt;[.$H$4];[.$H$4];[.K132])" office:value-type="currency" office:currency="EUR" office:value="260">
            <text:p>260,00 €</text:p>
          </table:table-cell>
          <table:table-cell table:style-name="ce5" table:formula="of:=[.K132]-[.G133]" office:value-type="float" office:value="24275.5942162317">
            <text:p>24.275,59 €</text:p>
          </table:table-cell>
          <table:table-cell table:style-name="ce5" table:formula="of:=[.H133]*[.$H$5]/12" office:value-type="float" office:value="80.9186473874389">
            <text:p>80,92 €</text:p>
          </table:table-cell>
          <table:table-cell table:style-name="ce5" table:formula="of:=IF(MOD([.A133];12)=1;[.$H$6];0)" office:value-type="float" office:value="0">
            <text:p>0,00 €</text:p>
          </table:table-cell>
          <table:table-cell table:style-name="ce5" table:formula="of:=[.H133]+[.I133]+[.J133]" office:value-type="float" office:value="24356.5128636191">
            <text:p>24.356,51 €</text:p>
          </table:table-cell>
          <table:table-cell table:number-columns-repeated="1013"/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33]&gt;[.$H$4];[.$H$4];[.K133])" office:value-type="currency" office:currency="EUR" office:value="260">
            <text:p>260,00 €</text:p>
          </table:table-cell>
          <table:table-cell table:style-name="ce5" table:formula="of:=[.K133]-[.G134]" office:value-type="float" office:value="24096.5128636191">
            <text:p>24.096,51 €</text:p>
          </table:table-cell>
          <table:table-cell table:style-name="ce5" table:formula="of:=[.H134]*[.$H$5]/12" office:value-type="float" office:value="80.321709545397">
            <text:p>80,32 €</text:p>
          </table:table-cell>
          <table:table-cell table:style-name="ce5" table:formula="of:=IF(MOD([.A134];12)=1;[.$H$6];0)" office:value-type="float" office:value="0">
            <text:p>0,00 €</text:p>
          </table:table-cell>
          <table:table-cell table:style-name="ce5" table:formula="of:=[.H134]+[.I134]+[.J134]" office:value-type="float" office:value="24176.8345731645">
            <text:p>24.176,83 €</text:p>
          </table:table-cell>
          <table:table-cell table:number-columns-repeated="1013"/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34]&gt;[.$H$4];[.$H$4];[.K134])" office:value-type="currency" office:currency="EUR" office:value="260">
            <text:p>260,00 €</text:p>
          </table:table-cell>
          <table:table-cell table:style-name="ce5" table:formula="of:=[.K134]-[.G135]" office:value-type="float" office:value="23916.8345731645">
            <text:p>23.916,83 €</text:p>
          </table:table-cell>
          <table:table-cell table:style-name="ce5" table:formula="of:=[.H135]*[.$H$5]/12" office:value-type="float" office:value="79.7227819105483">
            <text:p>79,72 €</text:p>
          </table:table-cell>
          <table:table-cell table:style-name="ce5" table:formula="of:=IF(MOD([.A135];12)=1;[.$H$6];0)" office:value-type="float" office:value="0">
            <text:p>0,00 €</text:p>
          </table:table-cell>
          <table:table-cell table:style-name="ce5" table:formula="of:=[.H135]+[.I135]+[.J135]" office:value-type="float" office:value="23996.557355075">
            <text:p>23.996,56 €</text:p>
          </table:table-cell>
          <table:table-cell table:number-columns-repeated="1013"/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35]&gt;[.$H$4];[.$H$4];[.K135])" office:value-type="currency" office:currency="EUR" office:value="260">
            <text:p>260,00 €</text:p>
          </table:table-cell>
          <table:table-cell table:style-name="ce5" table:formula="of:=[.K135]-[.G136]" office:value-type="float" office:value="23736.557355075">
            <text:p>23.736,56 €</text:p>
          </table:table-cell>
          <table:table-cell table:style-name="ce5" table:formula="of:=[.H136]*[.$H$5]/12" office:value-type="float" office:value="79.1218578502502">
            <text:p>79,12 €</text:p>
          </table:table-cell>
          <table:table-cell table:style-name="ce5" table:formula="of:=IF(MOD([.A136];12)=1;[.$H$6];0)" office:value-type="float" office:value="0">
            <text:p>0,00 €</text:p>
          </table:table-cell>
          <table:table-cell table:style-name="ce5" table:formula="of:=[.H136]+[.I136]+[.J136]" office:value-type="float" office:value="23815.6792129253">
            <text:p>23.815,68 €</text:p>
          </table:table-cell>
          <table:table-cell table:number-columns-repeated="1013"/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36]&gt;[.$H$4];[.$H$4];[.K136])" office:value-type="currency" office:currency="EUR" office:value="260">
            <text:p>260,00 €</text:p>
          </table:table-cell>
          <table:table-cell table:style-name="ce5" table:formula="of:=[.K136]-[.G137]" office:value-type="float" office:value="23555.6792129253">
            <text:p>23.555,68 €</text:p>
          </table:table-cell>
          <table:table-cell table:style-name="ce5" table:formula="of:=[.H137]*[.$H$5]/12" office:value-type="float" office:value="78.518930709751">
            <text:p>78,52 €</text:p>
          </table:table-cell>
          <table:table-cell table:style-name="ce5" table:formula="of:=IF(MOD([.A137];12)=1;[.$H$6];0)" office:value-type="float" office:value="0">
            <text:p>0,00 €</text:p>
          </table:table-cell>
          <table:table-cell table:style-name="ce5" table:formula="of:=[.H137]+[.I137]+[.J137]" office:value-type="float" office:value="23634.198143635">
            <text:p>23.634,20 €</text:p>
          </table:table-cell>
          <table:table-cell table:number-columns-repeated="1013"/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37]&gt;[.$H$4];[.$H$4];[.K137])" office:value-type="currency" office:currency="EUR" office:value="260">
            <text:p>260,00 €</text:p>
          </table:table-cell>
          <table:table-cell table:style-name="ce5" table:formula="of:=[.K137]-[.G138]" office:value-type="float" office:value="23374.198143635">
            <text:p>23.374,20 €</text:p>
          </table:table-cell>
          <table:table-cell table:style-name="ce5" table:formula="of:=[.H138]*[.$H$5]/12" office:value-type="float" office:value="77.9139938121168">
            <text:p>77,91 €</text:p>
          </table:table-cell>
          <table:table-cell table:style-name="ce5" table:formula="of:=IF(MOD([.A138];12)=1;[.$H$6];0)" office:value-type="float" office:value="0">
            <text:p>0,00 €</text:p>
          </table:table-cell>
          <table:table-cell table:style-name="ce5" table:formula="of:=[.H138]+[.I138]+[.J138]" office:value-type="float" office:value="23452.1121374472">
            <text:p>23.452,11 €</text:p>
          </table:table-cell>
          <table:table-cell table:number-columns-repeated="1013"/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38]&gt;[.$H$4];[.$H$4];[.K138])" office:value-type="currency" office:currency="EUR" office:value="260">
            <text:p>260,00 €</text:p>
          </table:table-cell>
          <table:table-cell table:style-name="ce5" table:formula="of:=[.K138]-[.G139]" office:value-type="float" office:value="23192.1121374472">
            <text:p>23.192,11 €</text:p>
          </table:table-cell>
          <table:table-cell table:style-name="ce5" table:formula="of:=[.H139]*[.$H$5]/12" office:value-type="float" office:value="77.3070404581572">
            <text:p>77,31 €</text:p>
          </table:table-cell>
          <table:table-cell table:style-name="ce5" table:formula="of:=IF(MOD([.A139];12)=1;[.$H$6];0)" office:value-type="float" office:value="0">
            <text:p>0,00 €</text:p>
          </table:table-cell>
          <table:table-cell table:style-name="ce5" table:formula="of:=[.H139]+[.I139]+[.J139]" office:value-type="float" office:value="23269.4191779053">
            <text:p>23.269,42 €</text:p>
          </table:table-cell>
          <table:table-cell table:number-columns-repeated="1013"/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39]&gt;[.$H$4];[.$H$4];[.K139])" office:value-type="currency" office:currency="EUR" office:value="260">
            <text:p>260,00 €</text:p>
          </table:table-cell>
          <table:table-cell table:style-name="ce5" table:formula="of:=[.K139]-[.G140]" office:value-type="float" office:value="23009.4191779053">
            <text:p>23.009,42 €</text:p>
          </table:table-cell>
          <table:table-cell table:style-name="ce5" table:formula="of:=[.H140]*[.$H$5]/12" office:value-type="float" office:value="76.6980639263511">
            <text:p>76,70 €</text:p>
          </table:table-cell>
          <table:table-cell table:style-name="ce5" table:formula="of:=IF(MOD([.A140];12)=1;[.$H$6];0)" office:value-type="float" office:value="0">
            <text:p>0,00 €</text:p>
          </table:table-cell>
          <table:table-cell table:style-name="ce5" table:formula="of:=[.H140]+[.I140]+[.J140]" office:value-type="float" office:value="23086.1172418317">
            <text:p>23.086,12 €</text:p>
          </table:table-cell>
          <table:table-cell table:number-columns-repeated="1013"/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40]&gt;[.$H$4];[.$H$4];[.K140])" office:value-type="currency" office:currency="EUR" office:value="260">
            <text:p>260,00 €</text:p>
          </table:table-cell>
          <table:table-cell table:style-name="ce5" table:formula="of:=[.K140]-[.G141]" office:value-type="float" office:value="22826.1172418317">
            <text:p>22.826,12 €</text:p>
          </table:table-cell>
          <table:table-cell table:style-name="ce5" table:formula="of:=[.H141]*[.$H$5]/12" office:value-type="float" office:value="76.0870574727722">
            <text:p>76,09 €</text:p>
          </table:table-cell>
          <table:table-cell table:style-name="ce5" table:formula="of:=IF(MOD([.A141];12)=1;[.$H$6];0)" office:value-type="float" office:value="0">
            <text:p>0,00 €</text:p>
          </table:table-cell>
          <table:table-cell table:style-name="ce5" table:formula="of:=[.H141]+[.I141]+[.J141]" office:value-type="float" office:value="22902.2042993044">
            <text:p>22.902,20 €</text:p>
          </table:table-cell>
          <table:table-cell table:number-columns-repeated="1013"/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41]&gt;[.$H$4];[.$H$4];[.K141])" office:value-type="currency" office:currency="EUR" office:value="260">
            <text:p>260,00 €</text:p>
          </table:table-cell>
          <table:table-cell table:style-name="ce5" table:formula="of:=[.K141]-[.G142]" office:value-type="float" office:value="22642.2042993044">
            <text:p>22.642,20 €</text:p>
          </table:table-cell>
          <table:table-cell table:style-name="ce5" table:formula="of:=[.H142]*[.$H$5]/12" office:value-type="float" office:value="75.4740143310148">
            <text:p>75,47 €</text:p>
          </table:table-cell>
          <table:table-cell table:style-name="ce5" table:formula="of:=IF(MOD([.A142];12)=1;[.$H$6];0)" office:value-type="float" office:value="0">
            <text:p>0,00 €</text:p>
          </table:table-cell>
          <table:table-cell table:style-name="ce5" table:formula="of:=[.H142]+[.I142]+[.J142]" office:value-type="float" office:value="22717.6783136355">
            <text:p>22.717,68 €</text:p>
          </table:table-cell>
          <table:table-cell table:number-columns-repeated="1013"/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42]&gt;[.$H$4];[.$H$4];[.K142])" office:value-type="currency" office:currency="EUR" office:value="260">
            <text:p>260,00 €</text:p>
          </table:table-cell>
          <table:table-cell table:style-name="ce5" table:formula="of:=[.K142]-[.G143]" office:value-type="float" office:value="22457.6783136355">
            <text:p>22.457,68 €</text:p>
          </table:table-cell>
          <table:table-cell table:style-name="ce5" table:formula="of:=[.H143]*[.$H$5]/12" office:value-type="float" office:value="74.8589277121182">
            <text:p>74,86 €</text:p>
          </table:table-cell>
          <table:table-cell table:style-name="ce5" table:formula="of:=IF(MOD([.A143];12)=1;[.$H$6];0)" office:value-type="float" office:value="0">
            <text:p>0,00 €</text:p>
          </table:table-cell>
          <table:table-cell table:style-name="ce5" table:formula="of:=[.H143]+[.I143]+[.J143]" office:value-type="float" office:value="22532.5372413476">
            <text:p>22.532,54 €</text:p>
          </table:table-cell>
          <table:table-cell table:number-columns-repeated="1013"/>
        </table:table-row>
        <table:table-row table:style-name="ro3">
          <table:table-cell office:value-type="float" office:value="136">
            <text:p>13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43]&gt;[.$H$4];[.$H$4];[.K143])" office:value-type="currency" office:currency="EUR" office:value="260">
            <text:p>260,00 €</text:p>
          </table:table-cell>
          <table:table-cell table:style-name="ce5" table:formula="of:=[.K143]-[.G144]" office:value-type="float" office:value="22272.5372413476">
            <text:p>22.272,54 €</text:p>
          </table:table-cell>
          <table:table-cell table:style-name="ce5" table:formula="of:=[.H144]*[.$H$5]/12" office:value-type="float" office:value="74.2417908044919">
            <text:p>74,24 €</text:p>
          </table:table-cell>
          <table:table-cell table:style-name="ce5" table:formula="of:=IF(MOD([.A144];12)=1;[.$H$6];0)" office:value-type="float" office:value="0">
            <text:p>0,00 €</text:p>
          </table:table-cell>
          <table:table-cell table:style-name="ce5" table:formula="of:=[.H144]+[.I144]+[.J144]" office:value-type="float" office:value="22346.7790321521">
            <text:p>22.346,78 €</text:p>
          </table:table-cell>
          <table:table-cell table:number-columns-repeated="1013"/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44]&gt;[.$H$4];[.$H$4];[.K144])" office:value-type="currency" office:currency="EUR" office:value="260">
            <text:p>260,00 €</text:p>
          </table:table-cell>
          <table:table-cell table:style-name="ce5" table:formula="of:=[.K144]-[.G145]" office:value-type="float" office:value="22086.7790321521">
            <text:p>22.086,78 €</text:p>
          </table:table-cell>
          <table:table-cell table:style-name="ce5" table:formula="of:=[.H145]*[.$H$5]/12" office:value-type="float" office:value="73.6225967738402">
            <text:p>73,62 €</text:p>
          </table:table-cell>
          <table:table-cell table:style-name="ce5" table:formula="of:=IF(MOD([.A145];12)=1;[.$H$6];0)" office:value-type="float" office:value="0">
            <text:p>0,00 €</text:p>
          </table:table-cell>
          <table:table-cell table:style-name="ce5" table:formula="of:=[.H145]+[.I145]+[.J145]" office:value-type="float" office:value="22160.4016289259">
            <text:p>22.160,40 €</text:p>
          </table:table-cell>
          <table:table-cell table:number-columns-repeated="1013"/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45]&gt;[.$H$4];[.$H$4];[.K145])" office:value-type="currency" office:currency="EUR" office:value="260">
            <text:p>260,00 €</text:p>
          </table:table-cell>
          <table:table-cell table:style-name="ce5" table:formula="of:=[.K145]-[.G146]" office:value-type="float" office:value="21900.4016289259">
            <text:p>21.900,40 €</text:p>
          </table:table-cell>
          <table:table-cell table:style-name="ce5" table:formula="of:=[.H146]*[.$H$5]/12" office:value-type="float" office:value="73.0013387630863">
            <text:p>73,00 €</text:p>
          </table:table-cell>
          <table:table-cell table:style-name="ce5" table:formula="of:=IF(MOD([.A146];12)=1;[.$H$6];0)" office:value-type="float" office:value="0">
            <text:p>0,00 €</text:p>
          </table:table-cell>
          <table:table-cell table:style-name="ce5" table:formula="of:=[.H146]+[.I146]+[.J146]" office:value-type="float" office:value="21973.402967689">
            <text:p>21.973,40 €</text:p>
          </table:table-cell>
          <table:table-cell table:number-columns-repeated="1013"/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46]&gt;[.$H$4];[.$H$4];[.K146])" office:value-type="currency" office:currency="EUR" office:value="260">
            <text:p>260,00 €</text:p>
          </table:table-cell>
          <table:table-cell table:style-name="ce5" table:formula="of:=[.K146]-[.G147]" office:value-type="float" office:value="21713.402967689">
            <text:p>21.713,40 €</text:p>
          </table:table-cell>
          <table:table-cell table:style-name="ce5" table:formula="of:=[.H147]*[.$H$5]/12" office:value-type="float" office:value="72.3780098922966">
            <text:p>72,38 €</text:p>
          </table:table-cell>
          <table:table-cell table:style-name="ce5" table:formula="of:=IF(MOD([.A147];12)=1;[.$H$6];0)" office:value-type="float" office:value="0">
            <text:p>0,00 €</text:p>
          </table:table-cell>
          <table:table-cell table:style-name="ce5" table:formula="of:=[.H147]+[.I147]+[.J147]" office:value-type="float" office:value="21785.7809775813">
            <text:p>21.785,78 €</text:p>
          </table:table-cell>
          <table:table-cell table:number-columns-repeated="1013"/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47]&gt;[.$H$4];[.$H$4];[.K147])" office:value-type="currency" office:currency="EUR" office:value="260">
            <text:p>260,00 €</text:p>
          </table:table-cell>
          <table:table-cell table:style-name="ce5" table:formula="of:=[.K147]-[.G148]" office:value-type="float" office:value="21525.7809775813">
            <text:p>21.525,78 €</text:p>
          </table:table-cell>
          <table:table-cell table:style-name="ce5" table:formula="of:=[.H148]*[.$H$5]/12" office:value-type="float" office:value="71.7526032586043">
            <text:p>71,75 €</text:p>
          </table:table-cell>
          <table:table-cell table:style-name="ce5" table:formula="of:=IF(MOD([.A148];12)=1;[.$H$6];0)" office:value-type="float" office:value="0">
            <text:p>0,00 €</text:p>
          </table:table-cell>
          <table:table-cell table:style-name="ce5" table:formula="of:=[.H148]+[.I148]+[.J148]" office:value-type="float" office:value="21597.5335808399">
            <text:p>21.597,53 €</text:p>
          </table:table-cell>
          <table:table-cell table:number-columns-repeated="1013"/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48]&gt;[.$H$4];[.$H$4];[.K148])" office:value-type="currency" office:currency="EUR" office:value="260">
            <text:p>260,00 €</text:p>
          </table:table-cell>
          <table:table-cell table:style-name="ce5" table:formula="of:=[.K148]-[.G149]" office:value-type="float" office:value="21337.5335808399">
            <text:p>21.337,53 €</text:p>
          </table:table-cell>
          <table:table-cell table:style-name="ce5" table:formula="of:=[.H149]*[.$H$5]/12" office:value-type="float" office:value="71.125111936133">
            <text:p>71,13 €</text:p>
          </table:table-cell>
          <table:table-cell table:style-name="ce5" table:formula="of:=IF(MOD([.A149];12)=1;[.$H$6];0)" office:value-type="float" office:value="0">
            <text:p>0,00 €</text:p>
          </table:table-cell>
          <table:table-cell table:style-name="ce5" table:formula="of:=[.H149]+[.I149]+[.J149]" office:value-type="float" office:value="21408.658692776">
            <text:p>21.408,66 €</text:p>
          </table:table-cell>
          <table:table-cell table:number-columns-repeated="1013"/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49]&gt;[.$H$4];[.$H$4];[.K149])" office:value-type="currency" office:currency="EUR" office:value="260">
            <text:p>260,00 €</text:p>
          </table:table-cell>
          <table:table-cell table:style-name="ce5" table:formula="of:=[.K149]-[.G150]" office:value-type="float" office:value="21148.658692776">
            <text:p>21.148,66 €</text:p>
          </table:table-cell>
          <table:table-cell table:style-name="ce5" table:formula="of:=[.H150]*[.$H$5]/12" office:value-type="float" office:value="70.4955289759201">
            <text:p>70,50 €</text:p>
          </table:table-cell>
          <table:table-cell table:style-name="ce5" table:formula="of:=IF(MOD([.A150];12)=1;[.$H$6];0)" office:value-type="float" office:value="0">
            <text:p>0,00 €</text:p>
          </table:table-cell>
          <table:table-cell table:style-name="ce5" table:formula="of:=[.H150]+[.I150]+[.J150]" office:value-type="float" office:value="21219.1542217519">
            <text:p>21.219,15 €</text:p>
          </table:table-cell>
          <table:table-cell table:number-columns-repeated="1013"/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50]&gt;[.$H$4];[.$H$4];[.K150])" office:value-type="currency" office:currency="EUR" office:value="260">
            <text:p>260,00 €</text:p>
          </table:table-cell>
          <table:table-cell table:style-name="ce5" table:formula="of:=[.K150]-[.G151]" office:value-type="float" office:value="20959.1542217519">
            <text:p>20.959,15 €</text:p>
          </table:table-cell>
          <table:table-cell table:style-name="ce5" table:formula="of:=[.H151]*[.$H$5]/12" office:value-type="float" office:value="69.8638474058398">
            <text:p>69,86 €</text:p>
          </table:table-cell>
          <table:table-cell table:style-name="ce5" table:formula="of:=IF(MOD([.A151];12)=1;[.$H$6];0)" office:value-type="float" office:value="0">
            <text:p>0,00 €</text:p>
          </table:table-cell>
          <table:table-cell table:style-name="ce5" table:formula="of:=[.H151]+[.I151]+[.J151]" office:value-type="float" office:value="21029.0180691578">
            <text:p>21.029,02 €</text:p>
          </table:table-cell>
          <table:table-cell table:number-columns-repeated="1013"/>
        </table:table-row>
        <table:table-row table:style-name="ro3">
          <table:table-cell office:value-type="float" office:value="144">
            <text:p>14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51]&gt;[.$H$4];[.$H$4];[.K151])" office:value-type="currency" office:currency="EUR" office:value="260">
            <text:p>260,00 €</text:p>
          </table:table-cell>
          <table:table-cell table:style-name="ce5" table:formula="of:=[.K151]-[.G152]" office:value-type="float" office:value="20769.0180691578">
            <text:p>20.769,02 €</text:p>
          </table:table-cell>
          <table:table-cell table:style-name="ce5" table:formula="of:=[.H152]*[.$H$5]/12" office:value-type="float" office:value="69.2300602305259">
            <text:p>69,23 €</text:p>
          </table:table-cell>
          <table:table-cell table:style-name="ce5" table:formula="of:=IF(MOD([.A152];12)=1;[.$H$6];0)" office:value-type="float" office:value="0">
            <text:p>0,00 €</text:p>
          </table:table-cell>
          <table:table-cell table:style-name="ce5" table:formula="of:=[.H152]+[.I152]+[.J152]" office:value-type="float" office:value="20838.2481293883">
            <text:p>20.838,25 €</text:p>
          </table:table-cell>
          <table:table-cell table:number-columns-repeated="1013"/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52]&gt;[.$H$4];[.$H$4];[.K152])" office:value-type="currency" office:currency="EUR" office:value="260">
            <text:p>260,00 €</text:p>
          </table:table-cell>
          <table:table-cell table:style-name="ce5" table:formula="of:=[.K152]-[.G153]" office:value-type="float" office:value="20578.2481293883">
            <text:p>20.578,25 €</text:p>
          </table:table-cell>
          <table:table-cell table:style-name="ce5" table:formula="of:=[.H153]*[.$H$5]/12" office:value-type="float" office:value="68.5941604312944">
            <text:p>68,59 €</text:p>
          </table:table-cell>
          <table:table-cell table:style-name="ce5" table:formula="of:=IF(MOD([.A153];12)=1;[.$H$6];0)" office:value-type="float" office:value="0">
            <text:p>0,00 €</text:p>
          </table:table-cell>
          <table:table-cell table:style-name="ce5" table:formula="of:=[.H153]+[.I153]+[.J153]" office:value-type="float" office:value="20646.8422898196">
            <text:p>20.646,84 €</text:p>
          </table:table-cell>
          <table:table-cell table:number-columns-repeated="1013"/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53]&gt;[.$H$4];[.$H$4];[.K153])" office:value-type="currency" office:currency="EUR" office:value="260">
            <text:p>260,00 €</text:p>
          </table:table-cell>
          <table:table-cell table:style-name="ce5" table:formula="of:=[.K153]-[.G154]" office:value-type="float" office:value="20386.8422898196">
            <text:p>20.386,84 €</text:p>
          </table:table-cell>
          <table:table-cell table:style-name="ce5" table:formula="of:=[.H154]*[.$H$5]/12" office:value-type="float" office:value="67.9561409660653">
            <text:p>67,96 €</text:p>
          </table:table-cell>
          <table:table-cell table:style-name="ce5" table:formula="of:=IF(MOD([.A154];12)=1;[.$H$6];0)" office:value-type="float" office:value="0">
            <text:p>0,00 €</text:p>
          </table:table-cell>
          <table:table-cell table:style-name="ce5" table:formula="of:=[.H154]+[.I154]+[.J154]" office:value-type="float" office:value="20454.7984307857">
            <text:p>20.454,80 €</text:p>
          </table:table-cell>
          <table:table-cell table:number-columns-repeated="1013"/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54]&gt;[.$H$4];[.$H$4];[.K154])" office:value-type="currency" office:currency="EUR" office:value="260">
            <text:p>260,00 €</text:p>
          </table:table-cell>
          <table:table-cell table:style-name="ce5" table:formula="of:=[.K154]-[.G155]" office:value-type="float" office:value="20194.7984307857">
            <text:p>20.194,80 €</text:p>
          </table:table-cell>
          <table:table-cell table:style-name="ce5" table:formula="of:=[.H155]*[.$H$5]/12" office:value-type="float" office:value="67.3159947692856">
            <text:p>67,32 €</text:p>
          </table:table-cell>
          <table:table-cell table:style-name="ce5" table:formula="of:=IF(MOD([.A155];12)=1;[.$H$6];0)" office:value-type="float" office:value="0">
            <text:p>0,00 €</text:p>
          </table:table-cell>
          <table:table-cell table:style-name="ce5" table:formula="of:=[.H155]+[.I155]+[.J155]" office:value-type="float" office:value="20262.1144255549">
            <text:p>20.262,11 €</text:p>
          </table:table-cell>
          <table:table-cell table:number-columns-repeated="1013"/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55]&gt;[.$H$4];[.$H$4];[.K155])" office:value-type="currency" office:currency="EUR" office:value="260">
            <text:p>260,00 €</text:p>
          </table:table-cell>
          <table:table-cell table:style-name="ce5" table:formula="of:=[.K155]-[.G156]" office:value-type="float" office:value="20002.1144255549">
            <text:p>20.002,11 €</text:p>
          </table:table-cell>
          <table:table-cell table:style-name="ce5" table:formula="of:=[.H156]*[.$H$5]/12" office:value-type="float" office:value="66.6737147518498">
            <text:p>66,67 €</text:p>
          </table:table-cell>
          <table:table-cell table:style-name="ce5" table:formula="of:=IF(MOD([.A156];12)=1;[.$H$6];0)" office:value-type="float" office:value="0">
            <text:p>0,00 €</text:p>
          </table:table-cell>
          <table:table-cell table:style-name="ce5" table:formula="of:=[.H156]+[.I156]+[.J156]" office:value-type="float" office:value="20068.7881403068">
            <text:p>20.068,79 €</text:p>
          </table:table-cell>
          <table:table-cell table:number-columns-repeated="1013"/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56]&gt;[.$H$4];[.$H$4];[.K156])" office:value-type="currency" office:currency="EUR" office:value="260">
            <text:p>260,00 €</text:p>
          </table:table-cell>
          <table:table-cell table:style-name="ce5" table:formula="of:=[.K156]-[.G157]" office:value-type="float" office:value="19808.7881403068">
            <text:p>19.808,79 €</text:p>
          </table:table-cell>
          <table:table-cell table:style-name="ce5" table:formula="of:=[.H157]*[.$H$5]/12" office:value-type="float" office:value="66.0292938010227">
            <text:p>66,03 €</text:p>
          </table:table-cell>
          <table:table-cell table:style-name="ce5" table:formula="of:=IF(MOD([.A157];12)=1;[.$H$6];0)" office:value-type="float" office:value="0">
            <text:p>0,00 €</text:p>
          </table:table-cell>
          <table:table-cell table:style-name="ce5" table:formula="of:=[.H157]+[.I157]+[.J157]" office:value-type="float" office:value="19874.8174341078">
            <text:p>19.874,82 €</text:p>
          </table:table-cell>
          <table:table-cell table:number-columns-repeated="1013"/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57]&gt;[.$H$4];[.$H$4];[.K157])" office:value-type="currency" office:currency="EUR" office:value="260">
            <text:p>260,00 €</text:p>
          </table:table-cell>
          <table:table-cell table:style-name="ce5" table:formula="of:=[.K157]-[.G158]" office:value-type="float" office:value="19614.8174341078">
            <text:p>19.614,82 €</text:p>
          </table:table-cell>
          <table:table-cell table:style-name="ce5" table:formula="of:=[.H158]*[.$H$5]/12" office:value-type="float" office:value="65.3827247803594">
            <text:p>65,38 €</text:p>
          </table:table-cell>
          <table:table-cell table:style-name="ce5" table:formula="of:=IF(MOD([.A158];12)=1;[.$H$6];0)" office:value-type="float" office:value="0">
            <text:p>0,00 €</text:p>
          </table:table-cell>
          <table:table-cell table:style-name="ce5" table:formula="of:=[.H158]+[.I158]+[.J158]" office:value-type="float" office:value="19680.2001588882">
            <text:p>19.680,20 €</text:p>
          </table:table-cell>
          <table:table-cell table:number-columns-repeated="1013"/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58]&gt;[.$H$4];[.$H$4];[.K158])" office:value-type="currency" office:currency="EUR" office:value="260">
            <text:p>260,00 €</text:p>
          </table:table-cell>
          <table:table-cell table:style-name="ce5" table:formula="of:=[.K158]-[.G159]" office:value-type="float" office:value="19420.2001588882">
            <text:p>19.420,20 €</text:p>
          </table:table-cell>
          <table:table-cell table:style-name="ce5" table:formula="of:=[.H159]*[.$H$5]/12" office:value-type="float" office:value="64.7340005296273">
            <text:p>64,73 €</text:p>
          </table:table-cell>
          <table:table-cell table:style-name="ce5" table:formula="of:=IF(MOD([.A159];12)=1;[.$H$6];0)" office:value-type="float" office:value="0">
            <text:p>0,00 €</text:p>
          </table:table-cell>
          <table:table-cell table:style-name="ce5" table:formula="of:=[.H159]+[.I159]+[.J159]" office:value-type="float" office:value="19484.9341594178">
            <text:p>19.484,93 €</text:p>
          </table:table-cell>
          <table:table-cell table:number-columns-repeated="1013"/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59]&gt;[.$H$4];[.$H$4];[.K159])" office:value-type="currency" office:currency="EUR" office:value="260">
            <text:p>260,00 €</text:p>
          </table:table-cell>
          <table:table-cell table:style-name="ce5" table:formula="of:=[.K159]-[.G160]" office:value-type="float" office:value="19224.9341594178">
            <text:p>19.224,93 €</text:p>
          </table:table-cell>
          <table:table-cell table:style-name="ce5" table:formula="of:=[.H160]*[.$H$5]/12" office:value-type="float" office:value="64.083113864726">
            <text:p>64,08 €</text:p>
          </table:table-cell>
          <table:table-cell table:style-name="ce5" table:formula="of:=IF(MOD([.A160];12)=1;[.$H$6];0)" office:value-type="float" office:value="0">
            <text:p>0,00 €</text:p>
          </table:table-cell>
          <table:table-cell table:style-name="ce5" table:formula="of:=[.H160]+[.I160]+[.J160]" office:value-type="float" office:value="19289.0172732825">
            <text:p>19.289,02 €</text:p>
          </table:table-cell>
          <table:table-cell table:number-columns-repeated="1013"/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60]&gt;[.$H$4];[.$H$4];[.K160])" office:value-type="currency" office:currency="EUR" office:value="260">
            <text:p>260,00 €</text:p>
          </table:table-cell>
          <table:table-cell table:style-name="ce5" table:formula="of:=[.K160]-[.G161]" office:value-type="float" office:value="19029.0172732825">
            <text:p>19.029,02 €</text:p>
          </table:table-cell>
          <table:table-cell table:style-name="ce5" table:formula="of:=[.H161]*[.$H$5]/12" office:value-type="float" office:value="63.4300575776085">
            <text:p>63,43 €</text:p>
          </table:table-cell>
          <table:table-cell table:style-name="ce5" table:formula="of:=IF(MOD([.A161];12)=1;[.$H$6];0)" office:value-type="float" office:value="0">
            <text:p>0,00 €</text:p>
          </table:table-cell>
          <table:table-cell table:style-name="ce5" table:formula="of:=[.H161]+[.I161]+[.J161]" office:value-type="float" office:value="19092.4473308601">
            <text:p>19.092,45 €</text:p>
          </table:table-cell>
          <table:table-cell table:number-columns-repeated="1013"/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61]&gt;[.$H$4];[.$H$4];[.K161])" office:value-type="currency" office:currency="EUR" office:value="260">
            <text:p>260,00 €</text:p>
          </table:table-cell>
          <table:table-cell table:style-name="ce5" table:formula="of:=[.K161]-[.G162]" office:value-type="float" office:value="18832.4473308601">
            <text:p>18.832,45 €</text:p>
          </table:table-cell>
          <table:table-cell table:style-name="ce5" table:formula="of:=[.H162]*[.$H$5]/12" office:value-type="float" office:value="62.7748244362005">
            <text:p>62,77 €</text:p>
          </table:table-cell>
          <table:table-cell table:style-name="ce5" table:formula="of:=IF(MOD([.A162];12)=1;[.$H$6];0)" office:value-type="float" office:value="0">
            <text:p>0,00 €</text:p>
          </table:table-cell>
          <table:table-cell table:style-name="ce5" table:formula="of:=[.H162]+[.I162]+[.J162]" office:value-type="float" office:value="18895.2221552963">
            <text:p>18.895,22 €</text:p>
          </table:table-cell>
          <table:table-cell table:number-columns-repeated="1013"/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62]&gt;[.$H$4];[.$H$4];[.K162])" office:value-type="currency" office:currency="EUR" office:value="260">
            <text:p>260,00 €</text:p>
          </table:table-cell>
          <table:table-cell table:style-name="ce5" table:formula="of:=[.K162]-[.G163]" office:value-type="float" office:value="18635.2221552963">
            <text:p>18.635,22 €</text:p>
          </table:table-cell>
          <table:table-cell table:style-name="ce5" table:formula="of:=[.H163]*[.$H$5]/12" office:value-type="float" office:value="62.1174071843212">
            <text:p>62,12 €</text:p>
          </table:table-cell>
          <table:table-cell table:style-name="ce5" table:formula="of:=IF(MOD([.A163];12)=1;[.$H$6];0)" office:value-type="float" office:value="0">
            <text:p>0,00 €</text:p>
          </table:table-cell>
          <table:table-cell table:style-name="ce5" table:formula="of:=[.H163]+[.I163]+[.J163]" office:value-type="float" office:value="18697.3395624807">
            <text:p>18.697,34 €</text:p>
          </table:table-cell>
          <table:table-cell table:number-columns-repeated="1013"/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63]&gt;[.$H$4];[.$H$4];[.K163])" office:value-type="currency" office:currency="EUR" office:value="260">
            <text:p>260,00 €</text:p>
          </table:table-cell>
          <table:table-cell table:style-name="ce5" table:formula="of:=[.K163]-[.G164]" office:value-type="float" office:value="18437.3395624807">
            <text:p>18.437,34 €</text:p>
          </table:table-cell>
          <table:table-cell table:style-name="ce5" table:formula="of:=[.H164]*[.$H$5]/12" office:value-type="float" office:value="61.4577985416022">
            <text:p>61,46 €</text:p>
          </table:table-cell>
          <table:table-cell table:style-name="ce5" table:formula="of:=IF(MOD([.A164];12)=1;[.$H$6];0)" office:value-type="float" office:value="0">
            <text:p>0,00 €</text:p>
          </table:table-cell>
          <table:table-cell table:style-name="ce5" table:formula="of:=[.H164]+[.I164]+[.J164]" office:value-type="float" office:value="18498.7973610223">
            <text:p>18.498,80 €</text:p>
          </table:table-cell>
          <table:table-cell table:number-columns-repeated="1013"/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64]&gt;[.$H$4];[.$H$4];[.K164])" office:value-type="currency" office:currency="EUR" office:value="260">
            <text:p>260,00 €</text:p>
          </table:table-cell>
          <table:table-cell table:style-name="ce5" table:formula="of:=[.K164]-[.G165]" office:value-type="float" office:value="18238.7973610223">
            <text:p>18.238,80 €</text:p>
          </table:table-cell>
          <table:table-cell table:style-name="ce5" table:formula="of:=[.H165]*[.$H$5]/12" office:value-type="float" office:value="60.7959912034076">
            <text:p>60,80 €</text:p>
          </table:table-cell>
          <table:table-cell table:style-name="ce5" table:formula="of:=IF(MOD([.A165];12)=1;[.$H$6];0)" office:value-type="float" office:value="0">
            <text:p>0,00 €</text:p>
          </table:table-cell>
          <table:table-cell table:style-name="ce5" table:formula="of:=[.H165]+[.I165]+[.J165]" office:value-type="float" office:value="18299.5933522257">
            <text:p>18.299,59 €</text:p>
          </table:table-cell>
          <table:table-cell table:number-columns-repeated="1013"/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65]&gt;[.$H$4];[.$H$4];[.K165])" office:value-type="currency" office:currency="EUR" office:value="260">
            <text:p>260,00 €</text:p>
          </table:table-cell>
          <table:table-cell table:style-name="ce5" table:formula="of:=[.K165]-[.G166]" office:value-type="float" office:value="18039.5933522257">
            <text:p>18.039,59 €</text:p>
          </table:table-cell>
          <table:table-cell table:style-name="ce5" table:formula="of:=[.H166]*[.$H$5]/12" office:value-type="float" office:value="60.1319778407523">
            <text:p>60,13 €</text:p>
          </table:table-cell>
          <table:table-cell table:style-name="ce5" table:formula="of:=IF(MOD([.A166];12)=1;[.$H$6];0)" office:value-type="float" office:value="0">
            <text:p>0,00 €</text:p>
          </table:table-cell>
          <table:table-cell table:style-name="ce5" table:formula="of:=[.H166]+[.I166]+[.J166]" office:value-type="float" office:value="18099.7253300664">
            <text:p>18.099,73 €</text:p>
          </table:table-cell>
          <table:table-cell table:number-columns-repeated="1013"/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66]&gt;[.$H$4];[.$H$4];[.K166])" office:value-type="currency" office:currency="EUR" office:value="260">
            <text:p>260,00 €</text:p>
          </table:table-cell>
          <table:table-cell table:style-name="ce5" table:formula="of:=[.K166]-[.G167]" office:value-type="float" office:value="17839.7253300664">
            <text:p>17.839,73 €</text:p>
          </table:table-cell>
          <table:table-cell table:style-name="ce5" table:formula="of:=[.H167]*[.$H$5]/12" office:value-type="float" office:value="59.4657511002214">
            <text:p>59,47 €</text:p>
          </table:table-cell>
          <table:table-cell table:style-name="ce5" table:formula="of:=IF(MOD([.A167];12)=1;[.$H$6];0)" office:value-type="float" office:value="0">
            <text:p>0,00 €</text:p>
          </table:table-cell>
          <table:table-cell table:style-name="ce5" table:formula="of:=[.H167]+[.I167]+[.J167]" office:value-type="float" office:value="17899.1910811667">
            <text:p>17.899,19 €</text:p>
          </table:table-cell>
          <table:table-cell table:number-columns-repeated="1013"/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67]&gt;[.$H$4];[.$H$4];[.K167])" office:value-type="currency" office:currency="EUR" office:value="260">
            <text:p>260,00 €</text:p>
          </table:table-cell>
          <table:table-cell table:style-name="ce5" table:formula="of:=[.K167]-[.G168]" office:value-type="float" office:value="17639.1910811667">
            <text:p>17.639,19 €</text:p>
          </table:table-cell>
          <table:table-cell table:style-name="ce5" table:formula="of:=[.H168]*[.$H$5]/12" office:value-type="float" office:value="58.7973036038888">
            <text:p>58,80 €</text:p>
          </table:table-cell>
          <table:table-cell table:style-name="ce5" table:formula="of:=IF(MOD([.A168];12)=1;[.$H$6];0)" office:value-type="float" office:value="0">
            <text:p>0,00 €</text:p>
          </table:table-cell>
          <table:table-cell table:style-name="ce5" table:formula="of:=[.H168]+[.I168]+[.J168]" office:value-type="float" office:value="17697.9883847705">
            <text:p>17.697,99 €</text:p>
          </table:table-cell>
          <table:table-cell table:number-columns-repeated="1013"/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68]&gt;[.$H$4];[.$H$4];[.K168])" office:value-type="currency" office:currency="EUR" office:value="260">
            <text:p>260,00 €</text:p>
          </table:table-cell>
          <table:table-cell table:style-name="ce5" table:formula="of:=[.K168]-[.G169]" office:value-type="float" office:value="17437.9883847705">
            <text:p>17.437,99 €</text:p>
          </table:table-cell>
          <table:table-cell table:style-name="ce5" table:formula="of:=[.H169]*[.$H$5]/12" office:value-type="float" office:value="58.1266279492351">
            <text:p>58,13 €</text:p>
          </table:table-cell>
          <table:table-cell table:style-name="ce5" table:formula="of:=IF(MOD([.A169];12)=1;[.$H$6];0)" office:value-type="float" office:value="0">
            <text:p>0,00 €</text:p>
          </table:table-cell>
          <table:table-cell table:style-name="ce5" table:formula="of:=[.H169]+[.I169]+[.J169]" office:value-type="float" office:value="17496.1150127198">
            <text:p>17.496,12 €</text:p>
          </table:table-cell>
          <table:table-cell table:number-columns-repeated="1013"/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69]&gt;[.$H$4];[.$H$4];[.K169])" office:value-type="currency" office:currency="EUR" office:value="260">
            <text:p>260,00 €</text:p>
          </table:table-cell>
          <table:table-cell table:style-name="ce5" table:formula="of:=[.K169]-[.G170]" office:value-type="float" office:value="17236.1150127198">
            <text:p>17.236,12 €</text:p>
          </table:table-cell>
          <table:table-cell table:style-name="ce5" table:formula="of:=[.H170]*[.$H$5]/12" office:value-type="float" office:value="57.4537167090659">
            <text:p>57,45 €</text:p>
          </table:table-cell>
          <table:table-cell table:style-name="ce5" table:formula="of:=IF(MOD([.A170];12)=1;[.$H$6];0)" office:value-type="float" office:value="0">
            <text:p>0,00 €</text:p>
          </table:table-cell>
          <table:table-cell table:style-name="ce5" table:formula="of:=[.H170]+[.I170]+[.J170]" office:value-type="float" office:value="17293.5687294288">
            <text:p>17.293,57 €</text:p>
          </table:table-cell>
          <table:table-cell table:number-columns-repeated="1013"/>
        </table:table-row>
        <table:table-row table:style-name="ro3">
          <table:table-cell office:value-type="float" office:value="163">
            <text:p>16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70]&gt;[.$H$4];[.$H$4];[.K170])" office:value-type="currency" office:currency="EUR" office:value="260">
            <text:p>260,00 €</text:p>
          </table:table-cell>
          <table:table-cell table:style-name="ce5" table:formula="of:=[.K170]-[.G171]" office:value-type="float" office:value="17033.5687294288">
            <text:p>17.033,57 €</text:p>
          </table:table-cell>
          <table:table-cell table:style-name="ce5" table:formula="of:=[.H171]*[.$H$5]/12" office:value-type="float" office:value="56.7785624314295">
            <text:p>56,78 €</text:p>
          </table:table-cell>
          <table:table-cell table:style-name="ce5" table:formula="of:=IF(MOD([.A171];12)=1;[.$H$6];0)" office:value-type="float" office:value="0">
            <text:p>0,00 €</text:p>
          </table:table-cell>
          <table:table-cell table:style-name="ce5" table:formula="of:=[.H171]+[.I171]+[.J171]" office:value-type="float" office:value="17090.3472918603">
            <text:p>17.090,35 €</text:p>
          </table:table-cell>
          <table:table-cell table:number-columns-repeated="1013"/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71]&gt;[.$H$4];[.$H$4];[.K171])" office:value-type="currency" office:currency="EUR" office:value="260">
            <text:p>260,00 €</text:p>
          </table:table-cell>
          <table:table-cell table:style-name="ce5" table:formula="of:=[.K171]-[.G172]" office:value-type="float" office:value="16830.3472918603">
            <text:p>16.830,35 €</text:p>
          </table:table-cell>
          <table:table-cell table:style-name="ce5" table:formula="of:=[.H172]*[.$H$5]/12" office:value-type="float" office:value="56.1011576395343">
            <text:p>56,10 €</text:p>
          </table:table-cell>
          <table:table-cell table:style-name="ce5" table:formula="of:=IF(MOD([.A172];12)=1;[.$H$6];0)" office:value-type="float" office:value="0">
            <text:p>0,00 €</text:p>
          </table:table-cell>
          <table:table-cell table:style-name="ce5" table:formula="of:=[.H172]+[.I172]+[.J172]" office:value-type="float" office:value="16886.4484494998">
            <text:p>16.886,45 €</text:p>
          </table:table-cell>
          <table:table-cell table:number-columns-repeated="1013"/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72]&gt;[.$H$4];[.$H$4];[.K172])" office:value-type="currency" office:currency="EUR" office:value="260">
            <text:p>260,00 €</text:p>
          </table:table-cell>
          <table:table-cell table:style-name="ce5" table:formula="of:=[.K172]-[.G173]" office:value-type="float" office:value="16626.4484494998">
            <text:p>16.626,45 €</text:p>
          </table:table-cell>
          <table:table-cell table:style-name="ce5" table:formula="of:=[.H173]*[.$H$5]/12" office:value-type="float" office:value="55.421494831666">
            <text:p>55,42 €</text:p>
          </table:table-cell>
          <table:table-cell table:style-name="ce5" table:formula="of:=IF(MOD([.A173];12)=1;[.$H$6];0)" office:value-type="float" office:value="0">
            <text:p>0,00 €</text:p>
          </table:table-cell>
          <table:table-cell table:style-name="ce5" table:formula="of:=[.H173]+[.I173]+[.J173]" office:value-type="float" office:value="16681.8699443315">
            <text:p>16.681,87 €</text:p>
          </table:table-cell>
          <table:table-cell table:number-columns-repeated="1013"/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73]&gt;[.$H$4];[.$H$4];[.K173])" office:value-type="currency" office:currency="EUR" office:value="260">
            <text:p>260,00 €</text:p>
          </table:table-cell>
          <table:table-cell table:style-name="ce5" table:formula="of:=[.K173]-[.G174]" office:value-type="float" office:value="16421.8699443315">
            <text:p>16.421,87 €</text:p>
          </table:table-cell>
          <table:table-cell table:style-name="ce5" table:formula="of:=[.H174]*[.$H$5]/12" office:value-type="float" office:value="54.7395664811049">
            <text:p>54,74 €</text:p>
          </table:table-cell>
          <table:table-cell table:style-name="ce5" table:formula="of:=IF(MOD([.A174];12)=1;[.$H$6];0)" office:value-type="float" office:value="0">
            <text:p>0,00 €</text:p>
          </table:table-cell>
          <table:table-cell table:style-name="ce5" table:formula="of:=[.H174]+[.I174]+[.J174]" office:value-type="float" office:value="16476.6095108126">
            <text:p>16.476,61 €</text:p>
          </table:table-cell>
          <table:table-cell table:number-columns-repeated="1013"/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74]&gt;[.$H$4];[.$H$4];[.K174])" office:value-type="currency" office:currency="EUR" office:value="260">
            <text:p>260,00 €</text:p>
          </table:table-cell>
          <table:table-cell table:style-name="ce5" table:formula="of:=[.K174]-[.G175]" office:value-type="float" office:value="16216.6095108126">
            <text:p>16.216,61 €</text:p>
          </table:table-cell>
          <table:table-cell table:style-name="ce5" table:formula="of:=[.H175]*[.$H$5]/12" office:value-type="float" office:value="54.0553650360419">
            <text:p>54,06 €</text:p>
          </table:table-cell>
          <table:table-cell table:style-name="ce5" table:formula="of:=IF(MOD([.A175];12)=1;[.$H$6];0)" office:value-type="float" office:value="0">
            <text:p>0,00 €</text:p>
          </table:table-cell>
          <table:table-cell table:style-name="ce5" table:formula="of:=[.H175]+[.I175]+[.J175]" office:value-type="float" office:value="16270.6648758486">
            <text:p>16.270,66 €</text:p>
          </table:table-cell>
          <table:table-cell table:number-columns-repeated="1013"/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75]&gt;[.$H$4];[.$H$4];[.K175])" office:value-type="currency" office:currency="EUR" office:value="260">
            <text:p>260,00 €</text:p>
          </table:table-cell>
          <table:table-cell table:style-name="ce5" table:formula="of:=[.K175]-[.G176]" office:value-type="float" office:value="16010.6648758486">
            <text:p>16.010,66 €</text:p>
          </table:table-cell>
          <table:table-cell table:style-name="ce5" table:formula="of:=[.H176]*[.$H$5]/12" office:value-type="float" office:value="53.3688829194954">
            <text:p>53,37 €</text:p>
          </table:table-cell>
          <table:table-cell table:style-name="ce5" table:formula="of:=IF(MOD([.A176];12)=1;[.$H$6];0)" office:value-type="float" office:value="0">
            <text:p>0,00 €</text:p>
          </table:table-cell>
          <table:table-cell table:style-name="ce5" table:formula="of:=[.H176]+[.I176]+[.J176]" office:value-type="float" office:value="16064.0337587681">
            <text:p>16.064,03 €</text:p>
          </table:table-cell>
          <table:table-cell table:number-columns-repeated="1013"/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76]&gt;[.$H$4];[.$H$4];[.K176])" office:value-type="currency" office:currency="EUR" office:value="260">
            <text:p>260,00 €</text:p>
          </table:table-cell>
          <table:table-cell table:style-name="ce5" table:formula="of:=[.K176]-[.G177]" office:value-type="float" office:value="15804.0337587681">
            <text:p>15.804,03 €</text:p>
          </table:table-cell>
          <table:table-cell table:style-name="ce5" table:formula="of:=[.H177]*[.$H$5]/12" office:value-type="float" office:value="52.6801125292271">
            <text:p>52,68 €</text:p>
          </table:table-cell>
          <table:table-cell table:style-name="ce5" table:formula="of:=IF(MOD([.A177];12)=1;[.$H$6];0)" office:value-type="float" office:value="0">
            <text:p>0,00 €</text:p>
          </table:table-cell>
          <table:table-cell table:style-name="ce5" table:formula="of:=[.H177]+[.I177]+[.J177]" office:value-type="float" office:value="15856.7138712973">
            <text:p>15.856,71 €</text:p>
          </table:table-cell>
          <table:table-cell table:number-columns-repeated="1013"/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77]&gt;[.$H$4];[.$H$4];[.K177])" office:value-type="currency" office:currency="EUR" office:value="260">
            <text:p>260,00 €</text:p>
          </table:table-cell>
          <table:table-cell table:style-name="ce5" table:formula="of:=[.K177]-[.G178]" office:value-type="float" office:value="15596.7138712973">
            <text:p>15.596,71 €</text:p>
          </table:table-cell>
          <table:table-cell table:style-name="ce5" table:formula="of:=[.H178]*[.$H$5]/12" office:value-type="float" office:value="51.9890462376578">
            <text:p>51,99 €</text:p>
          </table:table-cell>
          <table:table-cell table:style-name="ce5" table:formula="of:=IF(MOD([.A178];12)=1;[.$H$6];0)" office:value-type="float" office:value="0">
            <text:p>0,00 €</text:p>
          </table:table-cell>
          <table:table-cell table:style-name="ce5" table:formula="of:=[.H178]+[.I178]+[.J178]" office:value-type="float" office:value="15648.702917535">
            <text:p>15.648,70 €</text:p>
          </table:table-cell>
          <table:table-cell table:number-columns-repeated="1013"/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78]&gt;[.$H$4];[.$H$4];[.K178])" office:value-type="currency" office:currency="EUR" office:value="260">
            <text:p>260,00 €</text:p>
          </table:table-cell>
          <table:table-cell table:style-name="ce5" table:formula="of:=[.K178]-[.G179]" office:value-type="float" office:value="15388.702917535">
            <text:p>15.388,70 €</text:p>
          </table:table-cell>
          <table:table-cell table:style-name="ce5" table:formula="of:=[.H179]*[.$H$5]/12" office:value-type="float" office:value="51.2956763917834">
            <text:p>51,30 €</text:p>
          </table:table-cell>
          <table:table-cell table:style-name="ce5" table:formula="of:=IF(MOD([.A179];12)=1;[.$H$6];0)" office:value-type="float" office:value="0">
            <text:p>0,00 €</text:p>
          </table:table-cell>
          <table:table-cell table:style-name="ce5" table:formula="of:=[.H179]+[.I179]+[.J179]" office:value-type="float" office:value="15439.9985939268">
            <text:p>15.440,00 €</text:p>
          </table:table-cell>
          <table:table-cell table:number-columns-repeated="1013"/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79]&gt;[.$H$4];[.$H$4];[.K179])" office:value-type="currency" office:currency="EUR" office:value="260">
            <text:p>260,00 €</text:p>
          </table:table-cell>
          <table:table-cell table:style-name="ce5" table:formula="of:=[.K179]-[.G180]" office:value-type="float" office:value="15179.9985939268">
            <text:p>15.180,00 €</text:p>
          </table:table-cell>
          <table:table-cell table:style-name="ce5" table:formula="of:=[.H180]*[.$H$5]/12" office:value-type="float" office:value="50.5999953130893">
            <text:p>50,60 €</text:p>
          </table:table-cell>
          <table:table-cell table:style-name="ce5" table:formula="of:=IF(MOD([.A180];12)=1;[.$H$6];0)" office:value-type="float" office:value="0">
            <text:p>0,00 €</text:p>
          </table:table-cell>
          <table:table-cell table:style-name="ce5" table:formula="of:=[.H180]+[.I180]+[.J180]" office:value-type="float" office:value="15230.5985892399">
            <text:p>15.230,60 €</text:p>
          </table:table-cell>
          <table:table-cell table:number-columns-repeated="1013"/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80]&gt;[.$H$4];[.$H$4];[.K180])" office:value-type="currency" office:currency="EUR" office:value="260">
            <text:p>260,00 €</text:p>
          </table:table-cell>
          <table:table-cell table:style-name="ce5" table:formula="of:=[.K180]-[.G181]" office:value-type="float" office:value="14970.5985892399">
            <text:p>14.970,60 €</text:p>
          </table:table-cell>
          <table:table-cell table:style-name="ce5" table:formula="of:=[.H181]*[.$H$5]/12" office:value-type="float" office:value="49.9019952974663">
            <text:p>49,90 €</text:p>
          </table:table-cell>
          <table:table-cell table:style-name="ce5" table:formula="of:=IF(MOD([.A181];12)=1;[.$H$6];0)" office:value-type="float" office:value="0">
            <text:p>0,00 €</text:p>
          </table:table-cell>
          <table:table-cell table:style-name="ce5" table:formula="of:=[.H181]+[.I181]+[.J181]" office:value-type="float" office:value="15020.5005845373">
            <text:p>15.020,50 €</text:p>
          </table:table-cell>
          <table:table-cell table:number-columns-repeated="1013"/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81]&gt;[.$H$4];[.$H$4];[.K181])" office:value-type="currency" office:currency="EUR" office:value="260">
            <text:p>260,00 €</text:p>
          </table:table-cell>
          <table:table-cell table:style-name="ce5" table:formula="of:=[.K181]-[.G182]" office:value-type="float" office:value="14760.5005845373">
            <text:p>14.760,50 €</text:p>
          </table:table-cell>
          <table:table-cell table:style-name="ce5" table:formula="of:=[.H182]*[.$H$5]/12" office:value-type="float" office:value="49.2016686151245">
            <text:p>49,20 €</text:p>
          </table:table-cell>
          <table:table-cell table:style-name="ce5" table:formula="of:=IF(MOD([.A182];12)=1;[.$H$6];0)" office:value-type="float" office:value="0">
            <text:p>0,00 €</text:p>
          </table:table-cell>
          <table:table-cell table:style-name="ce5" table:formula="of:=[.H182]+[.I182]+[.J182]" office:value-type="float" office:value="14809.7022531525">
            <text:p>14.809,70 €</text:p>
          </table:table-cell>
          <table:table-cell table:number-columns-repeated="1013"/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82]&gt;[.$H$4];[.$H$4];[.K182])" office:value-type="currency" office:currency="EUR" office:value="260">
            <text:p>260,00 €</text:p>
          </table:table-cell>
          <table:table-cell table:style-name="ce5" table:formula="of:=[.K182]-[.G183]" office:value-type="float" office:value="14549.7022531525">
            <text:p>14.549,70 €</text:p>
          </table:table-cell>
          <table:table-cell table:style-name="ce5" table:formula="of:=[.H183]*[.$H$5]/12" office:value-type="float" office:value="48.4990075105082">
            <text:p>48,50 €</text:p>
          </table:table-cell>
          <table:table-cell table:style-name="ce5" table:formula="of:=IF(MOD([.A183];12)=1;[.$H$6];0)" office:value-type="float" office:value="0">
            <text:p>0,00 €</text:p>
          </table:table-cell>
          <table:table-cell table:style-name="ce5" table:formula="of:=[.H183]+[.I183]+[.J183]" office:value-type="float" office:value="14598.201260663">
            <text:p>14.598,20 €</text:p>
          </table:table-cell>
          <table:table-cell table:number-columns-repeated="1013"/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83]&gt;[.$H$4];[.$H$4];[.K183])" office:value-type="currency" office:currency="EUR" office:value="260">
            <text:p>260,00 €</text:p>
          </table:table-cell>
          <table:table-cell table:style-name="ce5" table:formula="of:=[.K183]-[.G184]" office:value-type="float" office:value="14338.201260663">
            <text:p>14.338,20 €</text:p>
          </table:table-cell>
          <table:table-cell table:style-name="ce5" table:formula="of:=[.H184]*[.$H$5]/12" office:value-type="float" office:value="47.7940042022099">
            <text:p>47,79 €</text:p>
          </table:table-cell>
          <table:table-cell table:style-name="ce5" table:formula="of:=IF(MOD([.A184];12)=1;[.$H$6];0)" office:value-type="float" office:value="0">
            <text:p>0,00 €</text:p>
          </table:table-cell>
          <table:table-cell table:style-name="ce5" table:formula="of:=[.H184]+[.I184]+[.J184]" office:value-type="float" office:value="14385.9952648652">
            <text:p>14.386,00 €</text:p>
          </table:table-cell>
          <table:table-cell table:number-columns-repeated="1013"/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84]&gt;[.$H$4];[.$H$4];[.K184])" office:value-type="currency" office:currency="EUR" office:value="260">
            <text:p>260,00 €</text:p>
          </table:table-cell>
          <table:table-cell table:style-name="ce5" table:formula="of:=[.K184]-[.G185]" office:value-type="float" office:value="14125.9952648652">
            <text:p>14.126,00 €</text:p>
          </table:table-cell>
          <table:table-cell table:style-name="ce5" table:formula="of:=[.H185]*[.$H$5]/12" office:value-type="float" office:value="47.086650882884">
            <text:p>47,09 €</text:p>
          </table:table-cell>
          <table:table-cell table:style-name="ce5" table:formula="of:=IF(MOD([.A185];12)=1;[.$H$6];0)" office:value-type="float" office:value="0">
            <text:p>0,00 €</text:p>
          </table:table-cell>
          <table:table-cell table:style-name="ce5" table:formula="of:=[.H185]+[.I185]+[.J185]" office:value-type="float" office:value="14173.0819157481">
            <text:p>14.173,08 €</text:p>
          </table:table-cell>
          <table:table-cell table:number-columns-repeated="1013"/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85]&gt;[.$H$4];[.$H$4];[.K185])" office:value-type="currency" office:currency="EUR" office:value="260">
            <text:p>260,00 €</text:p>
          </table:table-cell>
          <table:table-cell table:style-name="ce5" table:formula="of:=[.K185]-[.G186]" office:value-type="float" office:value="13913.0819157481">
            <text:p>13.913,08 €</text:p>
          </table:table-cell>
          <table:table-cell table:style-name="ce5" table:formula="of:=[.H186]*[.$H$5]/12" office:value-type="float" office:value="46.3769397191602">
            <text:p>46,38 €</text:p>
          </table:table-cell>
          <table:table-cell table:style-name="ce5" table:formula="of:=IF(MOD([.A186];12)=1;[.$H$6];0)" office:value-type="float" office:value="0">
            <text:p>0,00 €</text:p>
          </table:table-cell>
          <table:table-cell table:style-name="ce5" table:formula="of:=[.H186]+[.I186]+[.J186]" office:value-type="float" office:value="13959.4588554672">
            <text:p>13.959,46 €</text:p>
          </table:table-cell>
          <table:table-cell table:number-columns-repeated="1013"/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86]&gt;[.$H$4];[.$H$4];[.K186])" office:value-type="currency" office:currency="EUR" office:value="260">
            <text:p>260,00 €</text:p>
          </table:table-cell>
          <table:table-cell table:style-name="ce5" table:formula="of:=[.K186]-[.G187]" office:value-type="float" office:value="13699.4588554672">
            <text:p>13.699,46 €</text:p>
          </table:table-cell>
          <table:table-cell table:style-name="ce5" table:formula="of:=[.H187]*[.$H$5]/12" office:value-type="float" office:value="45.6648628515574">
            <text:p>45,66 €</text:p>
          </table:table-cell>
          <table:table-cell table:style-name="ce5" table:formula="of:=IF(MOD([.A187];12)=1;[.$H$6];0)" office:value-type="float" office:value="0">
            <text:p>0,00 €</text:p>
          </table:table-cell>
          <table:table-cell table:style-name="ce5" table:formula="of:=[.H187]+[.I187]+[.J187]" office:value-type="float" office:value="13745.1237183188">
            <text:p>13.745,12 €</text:p>
          </table:table-cell>
          <table:table-cell table:number-columns-repeated="1013"/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87]&gt;[.$H$4];[.$H$4];[.K187])" office:value-type="currency" office:currency="EUR" office:value="260">
            <text:p>260,00 €</text:p>
          </table:table-cell>
          <table:table-cell table:style-name="ce5" table:formula="of:=[.K187]-[.G188]" office:value-type="float" office:value="13485.1237183188">
            <text:p>13.485,12 €</text:p>
          </table:table-cell>
          <table:table-cell table:style-name="ce5" table:formula="of:=[.H188]*[.$H$5]/12" office:value-type="float" office:value="44.950412394396">
            <text:p>44,95 €</text:p>
          </table:table-cell>
          <table:table-cell table:style-name="ce5" table:formula="of:=IF(MOD([.A188];12)=1;[.$H$6];0)" office:value-type="float" office:value="0">
            <text:p>0,00 €</text:p>
          </table:table-cell>
          <table:table-cell table:style-name="ce5" table:formula="of:=[.H188]+[.I188]+[.J188]" office:value-type="float" office:value="13530.0741307132">
            <text:p>13.530,07 €</text:p>
          </table:table-cell>
          <table:table-cell table:number-columns-repeated="1013"/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88]&gt;[.$H$4];[.$H$4];[.K188])" office:value-type="currency" office:currency="EUR" office:value="260">
            <text:p>260,00 €</text:p>
          </table:table-cell>
          <table:table-cell table:style-name="ce5" table:formula="of:=[.K188]-[.G189]" office:value-type="float" office:value="13270.0741307132">
            <text:p>13.270,07 €</text:p>
          </table:table-cell>
          <table:table-cell table:style-name="ce5" table:formula="of:=[.H189]*[.$H$5]/12" office:value-type="float" office:value="44.2335804357106">
            <text:p>44,23 €</text:p>
          </table:table-cell>
          <table:table-cell table:style-name="ce5" table:formula="of:=IF(MOD([.A189];12)=1;[.$H$6];0)" office:value-type="float" office:value="0">
            <text:p>0,00 €</text:p>
          </table:table-cell>
          <table:table-cell table:style-name="ce5" table:formula="of:=[.H189]+[.I189]+[.J189]" office:value-type="float" office:value="13314.3077111489">
            <text:p>13.314,31 €</text:p>
          </table:table-cell>
          <table:table-cell table:number-columns-repeated="1013"/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89]&gt;[.$H$4];[.$H$4];[.K189])" office:value-type="currency" office:currency="EUR" office:value="260">
            <text:p>260,00 €</text:p>
          </table:table-cell>
          <table:table-cell table:style-name="ce5" table:formula="of:=[.K189]-[.G190]" office:value-type="float" office:value="13054.3077111489">
            <text:p>13.054,31 €</text:p>
          </table:table-cell>
          <table:table-cell table:style-name="ce5" table:formula="of:=[.H190]*[.$H$5]/12" office:value-type="float" office:value="43.514359037163">
            <text:p>43,51 €</text:p>
          </table:table-cell>
          <table:table-cell table:style-name="ce5" table:formula="of:=IF(MOD([.A190];12)=1;[.$H$6];0)" office:value-type="float" office:value="0">
            <text:p>0,00 €</text:p>
          </table:table-cell>
          <table:table-cell table:style-name="ce5" table:formula="of:=[.H190]+[.I190]+[.J190]" office:value-type="float" office:value="13097.8220701861">
            <text:p>13.097,82 €</text:p>
          </table:table-cell>
          <table:table-cell table:number-columns-repeated="1013"/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90]&gt;[.$H$4];[.$H$4];[.K190])" office:value-type="currency" office:currency="EUR" office:value="260">
            <text:p>260,00 €</text:p>
          </table:table-cell>
          <table:table-cell table:style-name="ce5" table:formula="of:=[.K190]-[.G191]" office:value-type="float" office:value="12837.8220701861">
            <text:p>12.837,82 €</text:p>
          </table:table-cell>
          <table:table-cell table:style-name="ce5" table:formula="of:=[.H191]*[.$H$5]/12" office:value-type="float" office:value="42.7927402339535">
            <text:p>42,79 €</text:p>
          </table:table-cell>
          <table:table-cell table:style-name="ce5" table:formula="of:=IF(MOD([.A191];12)=1;[.$H$6];0)" office:value-type="float" office:value="0">
            <text:p>0,00 €</text:p>
          </table:table-cell>
          <table:table-cell table:style-name="ce5" table:formula="of:=[.H191]+[.I191]+[.J191]" office:value-type="float" office:value="12880.61481042">
            <text:p>12.880,61 €</text:p>
          </table:table-cell>
          <table:table-cell table:number-columns-repeated="1013"/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91]&gt;[.$H$4];[.$H$4];[.K191])" office:value-type="currency" office:currency="EUR" office:value="260">
            <text:p>260,00 €</text:p>
          </table:table-cell>
          <table:table-cell table:style-name="ce5" table:formula="of:=[.K191]-[.G192]" office:value-type="float" office:value="12620.61481042">
            <text:p>12.620,61 €</text:p>
          </table:table-cell>
          <table:table-cell table:style-name="ce5" table:formula="of:=[.H192]*[.$H$5]/12" office:value-type="float" office:value="42.0687160347334">
            <text:p>42,07 €</text:p>
          </table:table-cell>
          <table:table-cell table:style-name="ce5" table:formula="of:=IF(MOD([.A192];12)=1;[.$H$6];0)" office:value-type="float" office:value="0">
            <text:p>0,00 €</text:p>
          </table:table-cell>
          <table:table-cell table:style-name="ce5" table:formula="of:=[.H192]+[.I192]+[.J192]" office:value-type="float" office:value="12662.6835264547">
            <text:p>12.662,68 €</text:p>
          </table:table-cell>
          <table:table-cell table:number-columns-repeated="1013"/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92]&gt;[.$H$4];[.$H$4];[.K192])" office:value-type="currency" office:currency="EUR" office:value="260">
            <text:p>260,00 €</text:p>
          </table:table-cell>
          <table:table-cell table:style-name="ce5" table:formula="of:=[.K192]-[.G193]" office:value-type="float" office:value="12402.6835264547">
            <text:p>12.402,68 €</text:p>
          </table:table-cell>
          <table:table-cell table:style-name="ce5" table:formula="of:=[.H193]*[.$H$5]/12" office:value-type="float" office:value="41.3422784215158">
            <text:p>41,34 €</text:p>
          </table:table-cell>
          <table:table-cell table:style-name="ce5" table:formula="of:=IF(MOD([.A193];12)=1;[.$H$6];0)" office:value-type="float" office:value="0">
            <text:p>0,00 €</text:p>
          </table:table-cell>
          <table:table-cell table:style-name="ce5" table:formula="of:=[.H193]+[.I193]+[.J193]" office:value-type="float" office:value="12444.0258048763">
            <text:p>12.444,03 €</text:p>
          </table:table-cell>
          <table:table-cell table:number-columns-repeated="1013"/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93]&gt;[.$H$4];[.$H$4];[.K193])" office:value-type="currency" office:currency="EUR" office:value="260">
            <text:p>260,00 €</text:p>
          </table:table-cell>
          <table:table-cell table:style-name="ce5" table:formula="of:=[.K193]-[.G194]" office:value-type="float" office:value="12184.0258048763">
            <text:p>12.184,03 €</text:p>
          </table:table-cell>
          <table:table-cell table:style-name="ce5" table:formula="of:=[.H194]*[.$H$5]/12" office:value-type="float" office:value="40.6134193495875">
            <text:p>40,61 €</text:p>
          </table:table-cell>
          <table:table-cell table:style-name="ce5" table:formula="of:=IF(MOD([.A194];12)=1;[.$H$6];0)" office:value-type="float" office:value="0">
            <text:p>0,00 €</text:p>
          </table:table-cell>
          <table:table-cell table:style-name="ce5" table:formula="of:=[.H194]+[.I194]+[.J194]" office:value-type="float" office:value="12224.6392242258">
            <text:p>12.224,64 €</text:p>
          </table:table-cell>
          <table:table-cell table:number-columns-repeated="1013"/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94]&gt;[.$H$4];[.$H$4];[.K194])" office:value-type="currency" office:currency="EUR" office:value="260">
            <text:p>260,00 €</text:p>
          </table:table-cell>
          <table:table-cell table:style-name="ce5" table:formula="of:=[.K194]-[.G195]" office:value-type="float" office:value="11964.6392242258">
            <text:p>11.964,64 €</text:p>
          </table:table-cell>
          <table:table-cell table:style-name="ce5" table:formula="of:=[.H195]*[.$H$5]/12" office:value-type="float" office:value="39.8821307474195">
            <text:p>39,88 €</text:p>
          </table:table-cell>
          <table:table-cell table:style-name="ce5" table:formula="of:=IF(MOD([.A195];12)=1;[.$H$6];0)" office:value-type="float" office:value="0">
            <text:p>0,00 €</text:p>
          </table:table-cell>
          <table:table-cell table:style-name="ce5" table:formula="of:=[.H195]+[.I195]+[.J195]" office:value-type="float" office:value="12004.5213549733">
            <text:p>12.004,52 €</text:p>
          </table:table-cell>
          <table:table-cell table:number-columns-repeated="1013"/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95]&gt;[.$H$4];[.$H$4];[.K195])" office:value-type="currency" office:currency="EUR" office:value="260">
            <text:p>260,00 €</text:p>
          </table:table-cell>
          <table:table-cell table:style-name="ce5" table:formula="of:=[.K195]-[.G196]" office:value-type="float" office:value="11744.5213549733">
            <text:p>11.744,52 €</text:p>
          </table:table-cell>
          <table:table-cell table:style-name="ce5" table:formula="of:=[.H196]*[.$H$5]/12" office:value-type="float" office:value="39.1484045165775">
            <text:p>39,15 €</text:p>
          </table:table-cell>
          <table:table-cell table:style-name="ce5" table:formula="of:=IF(MOD([.A196];12)=1;[.$H$6];0)" office:value-type="float" office:value="0">
            <text:p>0,00 €</text:p>
          </table:table-cell>
          <table:table-cell table:style-name="ce5" table:formula="of:=[.H196]+[.I196]+[.J196]" office:value-type="float" office:value="11783.6697594898">
            <text:p>11.783,67 €</text:p>
          </table:table-cell>
          <table:table-cell table:number-columns-repeated="1013"/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96]&gt;[.$H$4];[.$H$4];[.K196])" office:value-type="currency" office:currency="EUR" office:value="260">
            <text:p>260,00 €</text:p>
          </table:table-cell>
          <table:table-cell table:style-name="ce5" table:formula="of:=[.K196]-[.G197]" office:value-type="float" office:value="11523.6697594898">
            <text:p>11.523,67 €</text:p>
          </table:table-cell>
          <table:table-cell table:style-name="ce5" table:formula="of:=[.H197]*[.$H$5]/12" office:value-type="float" office:value="38.4122325316328">
            <text:p>38,41 €</text:p>
          </table:table-cell>
          <table:table-cell table:style-name="ce5" table:formula="of:=IF(MOD([.A197];12)=1;[.$H$6];0)" office:value-type="float" office:value="0">
            <text:p>0,00 €</text:p>
          </table:table-cell>
          <table:table-cell table:style-name="ce5" table:formula="of:=[.H197]+[.I197]+[.J197]" office:value-type="float" office:value="11562.0819920215">
            <text:p>11.562,08 €</text:p>
          </table:table-cell>
          <table:table-cell table:number-columns-repeated="1013"/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97]&gt;[.$H$4];[.$H$4];[.K197])" office:value-type="currency" office:currency="EUR" office:value="260">
            <text:p>260,00 €</text:p>
          </table:table-cell>
          <table:table-cell table:style-name="ce5" table:formula="of:=[.K197]-[.G198]" office:value-type="float" office:value="11302.0819920215">
            <text:p>11.302,08 €</text:p>
          </table:table-cell>
          <table:table-cell table:style-name="ce5" table:formula="of:=[.H198]*[.$H$5]/12" office:value-type="float" office:value="37.6736066400716">
            <text:p>37,67 €</text:p>
          </table:table-cell>
          <table:table-cell table:style-name="ce5" table:formula="of:=IF(MOD([.A198];12)=1;[.$H$6];0)" office:value-type="float" office:value="0">
            <text:p>0,00 €</text:p>
          </table:table-cell>
          <table:table-cell table:style-name="ce5" table:formula="of:=[.H198]+[.I198]+[.J198]" office:value-type="float" office:value="11339.7555986615">
            <text:p>11.339,76 €</text:p>
          </table:table-cell>
          <table:table-cell table:number-columns-repeated="1013"/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98]&gt;[.$H$4];[.$H$4];[.K198])" office:value-type="currency" office:currency="EUR" office:value="260">
            <text:p>260,00 €</text:p>
          </table:table-cell>
          <table:table-cell table:style-name="ce5" table:formula="of:=[.K198]-[.G199]" office:value-type="float" office:value="11079.7555986615">
            <text:p>11.079,76 €</text:p>
          </table:table-cell>
          <table:table-cell table:style-name="ce5" table:formula="of:=[.H199]*[.$H$5]/12" office:value-type="float" office:value="36.9325186622052">
            <text:p>36,93 €</text:p>
          </table:table-cell>
          <table:table-cell table:style-name="ce5" table:formula="of:=IF(MOD([.A199];12)=1;[.$H$6];0)" office:value-type="float" office:value="0">
            <text:p>0,00 €</text:p>
          </table:table-cell>
          <table:table-cell table:style-name="ce5" table:formula="of:=[.H199]+[.I199]+[.J199]" office:value-type="float" office:value="11116.6881173238">
            <text:p>11.116,69 €</text:p>
          </table:table-cell>
          <table:table-cell table:number-columns-repeated="1013"/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199]&gt;[.$H$4];[.$H$4];[.K199])" office:value-type="currency" office:currency="EUR" office:value="260">
            <text:p>260,00 €</text:p>
          </table:table-cell>
          <table:table-cell table:style-name="ce5" table:formula="of:=[.K199]-[.G200]" office:value-type="float" office:value="10856.6881173238">
            <text:p>10.856,69 €</text:p>
          </table:table-cell>
          <table:table-cell table:style-name="ce5" table:formula="of:=[.H200]*[.$H$5]/12" office:value-type="float" office:value="36.1889603910792">
            <text:p>36,19 €</text:p>
          </table:table-cell>
          <table:table-cell table:style-name="ce5" table:formula="of:=IF(MOD([.A200];12)=1;[.$H$6];0)" office:value-type="float" office:value="0">
            <text:p>0,00 €</text:p>
          </table:table-cell>
          <table:table-cell table:style-name="ce5" table:formula="of:=[.H200]+[.I200]+[.J200]" office:value-type="float" office:value="10892.8770777148">
            <text:p>10.892,88 €</text:p>
          </table:table-cell>
          <table:table-cell table:number-columns-repeated="1013"/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00]&gt;[.$H$4];[.$H$4];[.K200])" office:value-type="currency" office:currency="EUR" office:value="260">
            <text:p>260,00 €</text:p>
          </table:table-cell>
          <table:table-cell table:style-name="ce5" table:formula="of:=[.K200]-[.G201]" office:value-type="float" office:value="10632.8770777148">
            <text:p>10.632,88 €</text:p>
          </table:table-cell>
          <table:table-cell table:style-name="ce5" table:formula="of:=[.H201]*[.$H$5]/12" office:value-type="float" office:value="35.4429235923828">
            <text:p>35,44 €</text:p>
          </table:table-cell>
          <table:table-cell table:style-name="ce5" table:formula="of:=IF(MOD([.A201];12)=1;[.$H$6];0)" office:value-type="float" office:value="0">
            <text:p>0,00 €</text:p>
          </table:table-cell>
          <table:table-cell table:style-name="ce5" table:formula="of:=[.H201]+[.I201]+[.J201]" office:value-type="float" office:value="10668.3200013072">
            <text:p>10.668,32 €</text:p>
          </table:table-cell>
          <table:table-cell table:number-columns-repeated="1013"/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01]&gt;[.$H$4];[.$H$4];[.K201])" office:value-type="currency" office:currency="EUR" office:value="260">
            <text:p>260,00 €</text:p>
          </table:table-cell>
          <table:table-cell table:style-name="ce5" table:formula="of:=[.K201]-[.G202]" office:value-type="float" office:value="10408.3200013072">
            <text:p>10.408,32 €</text:p>
          </table:table-cell>
          <table:table-cell table:style-name="ce5" table:formula="of:=[.H202]*[.$H$5]/12" office:value-type="float" office:value="34.6944000043574">
            <text:p>34,69 €</text:p>
          </table:table-cell>
          <table:table-cell table:style-name="ce5" table:formula="of:=IF(MOD([.A202];12)=1;[.$H$6];0)" office:value-type="float" office:value="0">
            <text:p>0,00 €</text:p>
          </table:table-cell>
          <table:table-cell table:style-name="ce5" table:formula="of:=[.H202]+[.I202]+[.J202]" office:value-type="float" office:value="10443.0144013116">
            <text:p>10.443,01 €</text:p>
          </table:table-cell>
          <table:table-cell table:number-columns-repeated="1013"/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02]&gt;[.$H$4];[.$H$4];[.K202])" office:value-type="currency" office:currency="EUR" office:value="260">
            <text:p>260,00 €</text:p>
          </table:table-cell>
          <table:table-cell table:style-name="ce5" table:formula="of:=[.K202]-[.G203]" office:value-type="float" office:value="10183.0144013116">
            <text:p>10.183,01 €</text:p>
          </table:table-cell>
          <table:table-cell table:style-name="ce5" table:formula="of:=[.H203]*[.$H$5]/12" office:value-type="float" office:value="33.9433813377052">
            <text:p>33,94 €</text:p>
          </table:table-cell>
          <table:table-cell table:style-name="ce5" table:formula="of:=IF(MOD([.A203];12)=1;[.$H$6];0)" office:value-type="float" office:value="0">
            <text:p>0,00 €</text:p>
          </table:table-cell>
          <table:table-cell table:style-name="ce5" table:formula="of:=[.H203]+[.I203]+[.J203]" office:value-type="float" office:value="10216.9577826493">
            <text:p>10.216,96 €</text:p>
          </table:table-cell>
          <table:table-cell table:number-columns-repeated="1013"/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03]&gt;[.$H$4];[.$H$4];[.K203])" office:value-type="currency" office:currency="EUR" office:value="260">
            <text:p>260,00 €</text:p>
          </table:table-cell>
          <table:table-cell table:style-name="ce5" table:formula="of:=[.K203]-[.G204]" office:value-type="float" office:value="9956.95778264927">
            <text:p>9.956,96 €</text:p>
          </table:table-cell>
          <table:table-cell table:style-name="ce5" table:formula="of:=[.H204]*[.$H$5]/12" office:value-type="float" office:value="33.1898592754976">
            <text:p>33,19 €</text:p>
          </table:table-cell>
          <table:table-cell table:style-name="ce5" table:formula="of:=IF(MOD([.A204];12)=1;[.$H$6];0)" office:value-type="float" office:value="0">
            <text:p>0,00 €</text:p>
          </table:table-cell>
          <table:table-cell table:style-name="ce5" table:formula="of:=[.H204]+[.I204]+[.J204]" office:value-type="float" office:value="9990.14764192477">
            <text:p>9.990,15 €</text:p>
          </table:table-cell>
          <table:table-cell table:number-columns-repeated="1013"/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04]&gt;[.$H$4];[.$H$4];[.K204])" office:value-type="currency" office:currency="EUR" office:value="260">
            <text:p>260,00 €</text:p>
          </table:table-cell>
          <table:table-cell table:style-name="ce5" table:formula="of:=[.K204]-[.G205]" office:value-type="float" office:value="9730.14764192477">
            <text:p>9.730,15 €</text:p>
          </table:table-cell>
          <table:table-cell table:style-name="ce5" table:formula="of:=[.H205]*[.$H$5]/12" office:value-type="float" office:value="32.4338254730826">
            <text:p>32,43 €</text:p>
          </table:table-cell>
          <table:table-cell table:style-name="ce5" table:formula="of:=IF(MOD([.A205];12)=1;[.$H$6];0)" office:value-type="float" office:value="0">
            <text:p>0,00 €</text:p>
          </table:table-cell>
          <table:table-cell table:style-name="ce5" table:formula="of:=[.H205]+[.I205]+[.J205]" office:value-type="float" office:value="9762.58146739785">
            <text:p>9.762,58 €</text:p>
          </table:table-cell>
          <table:table-cell table:number-columns-repeated="1013"/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05]&gt;[.$H$4];[.$H$4];[.K205])" office:value-type="currency" office:currency="EUR" office:value="260">
            <text:p>260,00 €</text:p>
          </table:table-cell>
          <table:table-cell table:style-name="ce5" table:formula="of:=[.K205]-[.G206]" office:value-type="float" office:value="9502.58146739786">
            <text:p>9.502,58 €</text:p>
          </table:table-cell>
          <table:table-cell table:style-name="ce5" table:formula="of:=[.H206]*[.$H$5]/12" office:value-type="float" office:value="31.6752715579928">
            <text:p>31,68 €</text:p>
          </table:table-cell>
          <table:table-cell table:style-name="ce5" table:formula="of:=IF(MOD([.A206];12)=1;[.$H$6];0)" office:value-type="float" office:value="0">
            <text:p>0,00 €</text:p>
          </table:table-cell>
          <table:table-cell table:style-name="ce5" table:formula="of:=[.H206]+[.I206]+[.J206]" office:value-type="float" office:value="9534.25673895585">
            <text:p>9.534,26 €</text:p>
          </table:table-cell>
          <table:table-cell table:number-columns-repeated="1013"/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06]&gt;[.$H$4];[.$H$4];[.K206])" office:value-type="currency" office:currency="EUR" office:value="260">
            <text:p>260,00 €</text:p>
          </table:table-cell>
          <table:table-cell table:style-name="ce5" table:formula="of:=[.K206]-[.G207]" office:value-type="float" office:value="9274.25673895585">
            <text:p>9.274,26 €</text:p>
          </table:table-cell>
          <table:table-cell table:style-name="ce5" table:formula="of:=[.H207]*[.$H$5]/12" office:value-type="float" office:value="30.9141891298528">
            <text:p>30,91 €</text:p>
          </table:table-cell>
          <table:table-cell table:style-name="ce5" table:formula="of:=IF(MOD([.A207];12)=1;[.$H$6];0)" office:value-type="float" office:value="0">
            <text:p>0,00 €</text:p>
          </table:table-cell>
          <table:table-cell table:style-name="ce5" table:formula="of:=[.H207]+[.I207]+[.J207]" office:value-type="float" office:value="9305.1709280857">
            <text:p>9.305,17 €</text:p>
          </table:table-cell>
          <table:table-cell table:number-columns-repeated="1013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07]&gt;[.$H$4];[.$H$4];[.K207])" office:value-type="currency" office:currency="EUR" office:value="260">
            <text:p>260,00 €</text:p>
          </table:table-cell>
          <table:table-cell table:style-name="ce5" table:formula="of:=[.K207]-[.G208]" office:value-type="float" office:value="9045.1709280857">
            <text:p>9.045,17 €</text:p>
          </table:table-cell>
          <table:table-cell table:style-name="ce5" table:formula="of:=[.H208]*[.$H$5]/12" office:value-type="float" office:value="30.1505697602857">
            <text:p>30,15 €</text:p>
          </table:table-cell>
          <table:table-cell table:style-name="ce5" table:formula="of:=IF(MOD([.A208];12)=1;[.$H$6];0)" office:value-type="float" office:value="0">
            <text:p>0,00 €</text:p>
          </table:table-cell>
          <table:table-cell table:style-name="ce5" table:formula="of:=[.H208]+[.I208]+[.J208]" office:value-type="float" office:value="9075.32149784599">
            <text:p>9.075,32 €</text:p>
          </table:table-cell>
          <table:table-cell table:number-columns-repeated="1013"/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08]&gt;[.$H$4];[.$H$4];[.K208])" office:value-type="currency" office:currency="EUR" office:value="260">
            <text:p>260,00 €</text:p>
          </table:table-cell>
          <table:table-cell table:style-name="ce5" table:formula="of:=[.K208]-[.G209]" office:value-type="float" office:value="8815.32149784599">
            <text:p>8.815,32 €</text:p>
          </table:table-cell>
          <table:table-cell table:style-name="ce5" table:formula="of:=[.H209]*[.$H$5]/12" office:value-type="float" office:value="29.38440499282">
            <text:p>29,38 €</text:p>
          </table:table-cell>
          <table:table-cell table:style-name="ce5" table:formula="of:=IF(MOD([.A209];12)=1;[.$H$6];0)" office:value-type="float" office:value="0">
            <text:p>0,00 €</text:p>
          </table:table-cell>
          <table:table-cell table:style-name="ce5" table:formula="of:=[.H209]+[.I209]+[.J209]" office:value-type="float" office:value="8844.70590283881">
            <text:p>8.844,71 €</text:p>
          </table:table-cell>
          <table:table-cell table:number-columns-repeated="1013"/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09]&gt;[.$H$4];[.$H$4];[.K209])" office:value-type="currency" office:currency="EUR" office:value="260">
            <text:p>260,00 €</text:p>
          </table:table-cell>
          <table:table-cell table:style-name="ce5" table:formula="of:=[.K209]-[.G210]" office:value-type="float" office:value="8584.70590283881">
            <text:p>8.584,71 €</text:p>
          </table:table-cell>
          <table:table-cell table:style-name="ce5" table:formula="of:=[.H210]*[.$H$5]/12" office:value-type="float" office:value="28.615686342796">
            <text:p>28,62 €</text:p>
          </table:table-cell>
          <table:table-cell table:style-name="ce5" table:formula="of:=IF(MOD([.A210];12)=1;[.$H$6];0)" office:value-type="float" office:value="0">
            <text:p>0,00 €</text:p>
          </table:table-cell>
          <table:table-cell table:style-name="ce5" table:formula="of:=[.H210]+[.I210]+[.J210]" office:value-type="float" office:value="8613.3215891816">
            <text:p>8.613,32 €</text:p>
          </table:table-cell>
          <table:table-cell table:number-columns-repeated="1013"/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10]&gt;[.$H$4];[.$H$4];[.K210])" office:value-type="currency" office:currency="EUR" office:value="260">
            <text:p>260,00 €</text:p>
          </table:table-cell>
          <table:table-cell table:style-name="ce5" table:formula="of:=[.K210]-[.G211]" office:value-type="float" office:value="8353.3215891816">
            <text:p>8.353,32 €</text:p>
          </table:table-cell>
          <table:table-cell table:style-name="ce5" table:formula="of:=[.H211]*[.$H$5]/12" office:value-type="float" office:value="27.844405297272">
            <text:p>27,84 €</text:p>
          </table:table-cell>
          <table:table-cell table:style-name="ce5" table:formula="of:=IF(MOD([.A211];12)=1;[.$H$6];0)" office:value-type="float" office:value="0">
            <text:p>0,00 €</text:p>
          </table:table-cell>
          <table:table-cell table:style-name="ce5" table:formula="of:=[.H211]+[.I211]+[.J211]" office:value-type="float" office:value="8381.16599447888">
            <text:p>8.381,17 €</text:p>
          </table:table-cell>
          <table:table-cell table:number-columns-repeated="1013"/>
        </table:table-row>
        <table:table-row table:style-name="ro3">
          <table:table-cell office:value-type="float" office:value="204">
            <text:p>20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11]&gt;[.$H$4];[.$H$4];[.K211])" office:value-type="currency" office:currency="EUR" office:value="260">
            <text:p>260,00 €</text:p>
          </table:table-cell>
          <table:table-cell table:style-name="ce5" table:formula="of:=[.K211]-[.G212]" office:value-type="float" office:value="8121.16599447888">
            <text:p>8.121,17 €</text:p>
          </table:table-cell>
          <table:table-cell table:style-name="ce5" table:formula="of:=[.H212]*[.$H$5]/12" office:value-type="float" office:value="27.0705533149296">
            <text:p>27,07 €</text:p>
          </table:table-cell>
          <table:table-cell table:style-name="ce5" table:formula="of:=IF(MOD([.A212];12)=1;[.$H$6];0)" office:value-type="float" office:value="0">
            <text:p>0,00 €</text:p>
          </table:table-cell>
          <table:table-cell table:style-name="ce5" table:formula="of:=[.H212]+[.I212]+[.J212]" office:value-type="float" office:value="8148.2365477938">
            <text:p>8.148,24 €</text:p>
          </table:table-cell>
          <table:table-cell table:number-columns-repeated="1013"/>
        </table:table-row>
        <table:table-row table:style-name="ro3">
          <table:table-cell office:value-type="float" office:value="205">
            <text:p>20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12]&gt;[.$H$4];[.$H$4];[.K212])" office:value-type="currency" office:currency="EUR" office:value="260">
            <text:p>260,00 €</text:p>
          </table:table-cell>
          <table:table-cell table:style-name="ce5" table:formula="of:=[.K212]-[.G213]" office:value-type="float" office:value="7888.23654779381">
            <text:p>7.888,24 €</text:p>
          </table:table-cell>
          <table:table-cell table:style-name="ce5" table:formula="of:=[.H213]*[.$H$5]/12" office:value-type="float" office:value="26.2941218259793">
            <text:p>26,29 €</text:p>
          </table:table-cell>
          <table:table-cell table:style-name="ce5" table:formula="of:=IF(MOD([.A213];12)=1;[.$H$6];0)" office:value-type="float" office:value="0">
            <text:p>0,00 €</text:p>
          </table:table-cell>
          <table:table-cell table:style-name="ce5" table:formula="of:=[.H213]+[.I213]+[.J213]" office:value-type="float" office:value="7914.53066961978">
            <text:p>7.914,53 €</text:p>
          </table:table-cell>
          <table:table-cell table:number-columns-repeated="1013"/>
        </table:table-row>
        <table:table-row table:style-name="ro3">
          <table:table-cell office:value-type="float" office:value="206">
            <text:p>20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13]&gt;[.$H$4];[.$H$4];[.K213])" office:value-type="currency" office:currency="EUR" office:value="260">
            <text:p>260,00 €</text:p>
          </table:table-cell>
          <table:table-cell table:style-name="ce5" table:formula="of:=[.K213]-[.G214]" office:value-type="float" office:value="7654.53066961978">
            <text:p>7.654,53 €</text:p>
          </table:table-cell>
          <table:table-cell table:style-name="ce5" table:formula="of:=[.H214]*[.$H$5]/12" office:value-type="float" office:value="25.5151022320659">
            <text:p>25,52 €</text:p>
          </table:table-cell>
          <table:table-cell table:style-name="ce5" table:formula="of:=IF(MOD([.A214];12)=1;[.$H$6];0)" office:value-type="float" office:value="0">
            <text:p>0,00 €</text:p>
          </table:table-cell>
          <table:table-cell table:style-name="ce5" table:formula="of:=[.H214]+[.I214]+[.J214]" office:value-type="float" office:value="7680.04577185185">
            <text:p>7.680,05 €</text:p>
          </table:table-cell>
          <table:table-cell table:number-columns-repeated="1013"/>
        </table:table-row>
        <table:table-row table:style-name="ro3">
          <table:table-cell office:value-type="float" office:value="207">
            <text:p>20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14]&gt;[.$H$4];[.$H$4];[.K214])" office:value-type="currency" office:currency="EUR" office:value="260">
            <text:p>260,00 €</text:p>
          </table:table-cell>
          <table:table-cell table:style-name="ce5" table:formula="of:=[.K214]-[.G215]" office:value-type="float" office:value="7420.04577185185">
            <text:p>7.420,05 €</text:p>
          </table:table-cell>
          <table:table-cell table:style-name="ce5" table:formula="of:=[.H215]*[.$H$5]/12" office:value-type="float" office:value="24.7334859061728">
            <text:p>24,73 €</text:p>
          </table:table-cell>
          <table:table-cell table:style-name="ce5" table:formula="of:=IF(MOD([.A215];12)=1;[.$H$6];0)" office:value-type="float" office:value="0">
            <text:p>0,00 €</text:p>
          </table:table-cell>
          <table:table-cell table:style-name="ce5" table:formula="of:=[.H215]+[.I215]+[.J215]" office:value-type="float" office:value="7444.77925775802">
            <text:p>7.444,78 €</text:p>
          </table:table-cell>
          <table:table-cell table:number-columns-repeated="1013"/>
        </table:table-row>
        <table:table-row table:style-name="ro3">
          <table:table-cell office:value-type="float" office:value="208">
            <text:p>20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15]&gt;[.$H$4];[.$H$4];[.K215])" office:value-type="currency" office:currency="EUR" office:value="260">
            <text:p>260,00 €</text:p>
          </table:table-cell>
          <table:table-cell table:style-name="ce5" table:formula="of:=[.K215]-[.G216]" office:value-type="float" office:value="7184.77925775802">
            <text:p>7.184,78 €</text:p>
          </table:table-cell>
          <table:table-cell table:style-name="ce5" table:formula="of:=[.H216]*[.$H$5]/12" office:value-type="float" office:value="23.9492641925267">
            <text:p>23,95 €</text:p>
          </table:table-cell>
          <table:table-cell table:style-name="ce5" table:formula="of:=IF(MOD([.A216];12)=1;[.$H$6];0)" office:value-type="float" office:value="0">
            <text:p>0,00 €</text:p>
          </table:table-cell>
          <table:table-cell table:style-name="ce5" table:formula="of:=[.H216]+[.I216]+[.J216]" office:value-type="float" office:value="7208.72852195055">
            <text:p>7.208,73 €</text:p>
          </table:table-cell>
          <table:table-cell table:number-columns-repeated="1013"/>
        </table:table-row>
        <table:table-row table:style-name="ro3">
          <table:table-cell office:value-type="float" office:value="209">
            <text:p>20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16]&gt;[.$H$4];[.$H$4];[.K216])" office:value-type="currency" office:currency="EUR" office:value="260">
            <text:p>260,00 €</text:p>
          </table:table-cell>
          <table:table-cell table:style-name="ce5" table:formula="of:=[.K216]-[.G217]" office:value-type="float" office:value="6948.72852195055">
            <text:p>6.948,73 €</text:p>
          </table:table-cell>
          <table:table-cell table:style-name="ce5" table:formula="of:=[.H217]*[.$H$5]/12" office:value-type="float" office:value="23.1624284065018">
            <text:p>23,16 €</text:p>
          </table:table-cell>
          <table:table-cell table:style-name="ce5" table:formula="of:=IF(MOD([.A217];12)=1;[.$H$6];0)" office:value-type="float" office:value="0">
            <text:p>0,00 €</text:p>
          </table:table-cell>
          <table:table-cell table:style-name="ce5" table:formula="of:=[.H217]+[.I217]+[.J217]" office:value-type="float" office:value="6971.89095035705">
            <text:p>6.971,89 €</text:p>
          </table:table-cell>
          <table:table-cell table:number-columns-repeated="1013"/>
        </table:table-row>
        <table:table-row table:style-name="ro3">
          <table:table-cell office:value-type="float" office:value="210">
            <text:p>21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17]&gt;[.$H$4];[.$H$4];[.K217])" office:value-type="currency" office:currency="EUR" office:value="260">
            <text:p>260,00 €</text:p>
          </table:table-cell>
          <table:table-cell table:style-name="ce5" table:formula="of:=[.K217]-[.G218]" office:value-type="float" office:value="6711.89095035705">
            <text:p>6.711,89 €</text:p>
          </table:table-cell>
          <table:table-cell table:style-name="ce5" table:formula="of:=[.H218]*[.$H$5]/12" office:value-type="float" office:value="22.3729698345235">
            <text:p>22,37 €</text:p>
          </table:table-cell>
          <table:table-cell table:style-name="ce5" table:formula="of:=IF(MOD([.A218];12)=1;[.$H$6];0)" office:value-type="float" office:value="0">
            <text:p>0,00 €</text:p>
          </table:table-cell>
          <table:table-cell table:style-name="ce5" table:formula="of:=[.H218]+[.I218]+[.J218]" office:value-type="float" office:value="6734.26392019158">
            <text:p>6.734,26 €</text:p>
          </table:table-cell>
          <table:table-cell table:number-columns-repeated="1013"/>
        </table:table-row>
        <table:table-row table:style-name="ro3">
          <table:table-cell office:value-type="float" office:value="211">
            <text:p>21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18]&gt;[.$H$4];[.$H$4];[.K218])" office:value-type="currency" office:currency="EUR" office:value="260">
            <text:p>260,00 €</text:p>
          </table:table-cell>
          <table:table-cell table:style-name="ce5" table:formula="of:=[.K218]-[.G219]" office:value-type="float" office:value="6474.26392019158">
            <text:p>6.474,26 €</text:p>
          </table:table-cell>
          <table:table-cell table:style-name="ce5" table:formula="of:=[.H219]*[.$H$5]/12" office:value-type="float" office:value="21.5808797339719">
            <text:p>21,58 €</text:p>
          </table:table-cell>
          <table:table-cell table:style-name="ce5" table:formula="of:=IF(MOD([.A219];12)=1;[.$H$6];0)" office:value-type="float" office:value="0">
            <text:p>0,00 €</text:p>
          </table:table-cell>
          <table:table-cell table:style-name="ce5" table:formula="of:=[.H219]+[.I219]+[.J219]" office:value-type="float" office:value="6495.84479992555">
            <text:p>6.495,84 €</text:p>
          </table:table-cell>
          <table:table-cell table:number-columns-repeated="1013"/>
        </table:table-row>
        <table:table-row table:style-name="ro3">
          <table:table-cell office:value-type="float" office:value="212">
            <text:p>21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19]&gt;[.$H$4];[.$H$4];[.K219])" office:value-type="currency" office:currency="EUR" office:value="260">
            <text:p>260,00 €</text:p>
          </table:table-cell>
          <table:table-cell table:style-name="ce5" table:formula="of:=[.K219]-[.G220]" office:value-type="float" office:value="6235.84479992555">
            <text:p>6.235,84 €</text:p>
          </table:table-cell>
          <table:table-cell table:style-name="ce5" table:formula="of:=[.H220]*[.$H$5]/12" office:value-type="float" office:value="20.7861493330852">
            <text:p>20,79 €</text:p>
          </table:table-cell>
          <table:table-cell table:style-name="ce5" table:formula="of:=IF(MOD([.A220];12)=1;[.$H$6];0)" office:value-type="float" office:value="0">
            <text:p>0,00 €</text:p>
          </table:table-cell>
          <table:table-cell table:style-name="ce5" table:formula="of:=[.H220]+[.I220]+[.J220]" office:value-type="float" office:value="6256.63094925863">
            <text:p>6.256,63 €</text:p>
          </table:table-cell>
          <table:table-cell table:number-columns-repeated="1013"/>
        </table:table-row>
        <table:table-row table:style-name="ro3">
          <table:table-cell office:value-type="float" office:value="213">
            <text:p>21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20]&gt;[.$H$4];[.$H$4];[.K220])" office:value-type="currency" office:currency="EUR" office:value="260">
            <text:p>260,00 €</text:p>
          </table:table-cell>
          <table:table-cell table:style-name="ce5" table:formula="of:=[.K220]-[.G221]" office:value-type="float" office:value="5996.63094925863">
            <text:p>5.996,63 €</text:p>
          </table:table-cell>
          <table:table-cell table:style-name="ce5" table:formula="of:=[.H221]*[.$H$5]/12" office:value-type="float" office:value="19.9887698308621">
            <text:p>19,99 €</text:p>
          </table:table-cell>
          <table:table-cell table:style-name="ce5" table:formula="of:=IF(MOD([.A221];12)=1;[.$H$6];0)" office:value-type="float" office:value="0">
            <text:p>0,00 €</text:p>
          </table:table-cell>
          <table:table-cell table:style-name="ce5" table:formula="of:=[.H221]+[.I221]+[.J221]" office:value-type="float" office:value="6016.61971908949">
            <text:p>6.016,62 €</text:p>
          </table:table-cell>
          <table:table-cell table:number-columns-repeated="1013"/>
        </table:table-row>
        <table:table-row table:style-name="ro3">
          <table:table-cell office:value-type="float" office:value="214">
            <text:p>21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21]&gt;[.$H$4];[.$H$4];[.K221])" office:value-type="currency" office:currency="EUR" office:value="260">
            <text:p>260,00 €</text:p>
          </table:table-cell>
          <table:table-cell table:style-name="ce5" table:formula="of:=[.K221]-[.G222]" office:value-type="float" office:value="5756.61971908949">
            <text:p>5.756,62 €</text:p>
          </table:table-cell>
          <table:table-cell table:style-name="ce5" table:formula="of:=[.H222]*[.$H$5]/12" office:value-type="float" office:value="19.188732396965">
            <text:p>19,19 €</text:p>
          </table:table-cell>
          <table:table-cell table:style-name="ce5" table:formula="of:=IF(MOD([.A222];12)=1;[.$H$6];0)" office:value-type="float" office:value="0">
            <text:p>0,00 €</text:p>
          </table:table-cell>
          <table:table-cell table:style-name="ce5" table:formula="of:=[.H222]+[.I222]+[.J222]" office:value-type="float" office:value="5775.80845148646">
            <text:p>5.775,81 €</text:p>
          </table:table-cell>
          <table:table-cell table:number-columns-repeated="1013"/>
        </table:table-row>
        <table:table-row table:style-name="ro3">
          <table:table-cell office:value-type="float" office:value="215">
            <text:p>21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22]&gt;[.$H$4];[.$H$4];[.K222])" office:value-type="currency" office:currency="EUR" office:value="260">
            <text:p>260,00 €</text:p>
          </table:table-cell>
          <table:table-cell table:style-name="ce5" table:formula="of:=[.K222]-[.G223]" office:value-type="float" office:value="5515.80845148646">
            <text:p>5.515,81 €</text:p>
          </table:table-cell>
          <table:table-cell table:style-name="ce5" table:formula="of:=[.H223]*[.$H$5]/12" office:value-type="float" office:value="18.3860281716215">
            <text:p>18,39 €</text:p>
          </table:table-cell>
          <table:table-cell table:style-name="ce5" table:formula="of:=IF(MOD([.A223];12)=1;[.$H$6];0)" office:value-type="float" office:value="0">
            <text:p>0,00 €</text:p>
          </table:table-cell>
          <table:table-cell table:style-name="ce5" table:formula="of:=[.H223]+[.I223]+[.J223]" office:value-type="float" office:value="5534.19447965808">
            <text:p>5.534,19 €</text:p>
          </table:table-cell>
          <table:table-cell table:number-columns-repeated="1013"/>
        </table:table-row>
        <table:table-row table:style-name="ro3">
          <table:table-cell office:value-type="float" office:value="216">
            <text:p>21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23]&gt;[.$H$4];[.$H$4];[.K223])" office:value-type="currency" office:currency="EUR" office:value="260">
            <text:p>260,00 €</text:p>
          </table:table-cell>
          <table:table-cell table:style-name="ce5" table:formula="of:=[.K223]-[.G224]" office:value-type="float" office:value="5274.19447965808">
            <text:p>5.274,19 €</text:p>
          </table:table-cell>
          <table:table-cell table:style-name="ce5" table:formula="of:=[.H224]*[.$H$5]/12" office:value-type="float" office:value="17.5806482655269">
            <text:p>17,58 €</text:p>
          </table:table-cell>
          <table:table-cell table:style-name="ce5" table:formula="of:=IF(MOD([.A224];12)=1;[.$H$6];0)" office:value-type="float" office:value="0">
            <text:p>0,00 €</text:p>
          </table:table-cell>
          <table:table-cell table:style-name="ce5" table:formula="of:=[.H224]+[.I224]+[.J224]" office:value-type="float" office:value="5291.77512792361">
            <text:p>5.291,78 €</text:p>
          </table:table-cell>
          <table:table-cell table:number-columns-repeated="1013"/>
        </table:table-row>
        <table:table-row table:style-name="ro3">
          <table:table-cell office:value-type="float" office:value="217">
            <text:p>21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24]&gt;[.$H$4];[.$H$4];[.K224])" office:value-type="currency" office:currency="EUR" office:value="260">
            <text:p>260,00 €</text:p>
          </table:table-cell>
          <table:table-cell table:style-name="ce5" table:formula="of:=[.K224]-[.G225]" office:value-type="float" office:value="5031.77512792361">
            <text:p>5.031,78 €</text:p>
          </table:table-cell>
          <table:table-cell table:style-name="ce5" table:formula="of:=[.H225]*[.$H$5]/12" office:value-type="float" office:value="16.7725837597454">
            <text:p>16,77 €</text:p>
          </table:table-cell>
          <table:table-cell table:style-name="ce5" table:formula="of:=IF(MOD([.A225];12)=1;[.$H$6];0)" office:value-type="float" office:value="0">
            <text:p>0,00 €</text:p>
          </table:table-cell>
          <table:table-cell table:style-name="ce5" table:formula="of:=[.H225]+[.I225]+[.J225]" office:value-type="float" office:value="5048.54771168335">
            <text:p>5.048,55 €</text:p>
          </table:table-cell>
          <table:table-cell table:number-columns-repeated="1013"/>
        </table:table-row>
        <table:table-row table:style-name="ro3">
          <table:table-cell office:value-type="float" office:value="218">
            <text:p>21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25]&gt;[.$H$4];[.$H$4];[.K225])" office:value-type="currency" office:currency="EUR" office:value="260">
            <text:p>260,00 €</text:p>
          </table:table-cell>
          <table:table-cell table:style-name="ce5" table:formula="of:=[.K225]-[.G226]" office:value-type="float" office:value="4788.54771168335">
            <text:p>4.788,55 €</text:p>
          </table:table-cell>
          <table:table-cell table:style-name="ce5" table:formula="of:=[.H226]*[.$H$5]/12" office:value-type="float" office:value="15.9618257056112">
            <text:p>15,96 €</text:p>
          </table:table-cell>
          <table:table-cell table:style-name="ce5" table:formula="of:=IF(MOD([.A226];12)=1;[.$H$6];0)" office:value-type="float" office:value="0">
            <text:p>0,00 €</text:p>
          </table:table-cell>
          <table:table-cell table:style-name="ce5" table:formula="of:=[.H226]+[.I226]+[.J226]" office:value-type="float" office:value="4804.50953738897">
            <text:p>4.804,51 €</text:p>
          </table:table-cell>
          <table:table-cell table:number-columns-repeated="1013"/>
        </table:table-row>
        <table:table-row table:style-name="ro3">
          <table:table-cell office:value-type="float" office:value="219">
            <text:p>21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26]&gt;[.$H$4];[.$H$4];[.K226])" office:value-type="currency" office:currency="EUR" office:value="260">
            <text:p>260,00 €</text:p>
          </table:table-cell>
          <table:table-cell table:style-name="ce5" table:formula="of:=[.K226]-[.G227]" office:value-type="float" office:value="4544.50953738896">
            <text:p>4.544,51 €</text:p>
          </table:table-cell>
          <table:table-cell table:style-name="ce5" table:formula="of:=[.H227]*[.$H$5]/12" office:value-type="float" office:value="15.1483651246299">
            <text:p>15,15 €</text:p>
          </table:table-cell>
          <table:table-cell table:style-name="ce5" table:formula="of:=IF(MOD([.A227];12)=1;[.$H$6];0)" office:value-type="float" office:value="0">
            <text:p>0,00 €</text:p>
          </table:table-cell>
          <table:table-cell table:style-name="ce5" table:formula="of:=[.H227]+[.I227]+[.J227]" office:value-type="float" office:value="4559.65790251359">
            <text:p>4.559,66 €</text:p>
          </table:table-cell>
          <table:table-cell table:number-columns-repeated="1013"/>
        </table:table-row>
        <table:table-row table:style-name="ro3">
          <table:table-cell office:value-type="float" office:value="220">
            <text:p>22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27]&gt;[.$H$4];[.$H$4];[.K227])" office:value-type="currency" office:currency="EUR" office:value="260">
            <text:p>260,00 €</text:p>
          </table:table-cell>
          <table:table-cell table:style-name="ce5" table:formula="of:=[.K227]-[.G228]" office:value-type="float" office:value="4299.65790251359">
            <text:p>4.299,66 €</text:p>
          </table:table-cell>
          <table:table-cell table:style-name="ce5" table:formula="of:=[.H228]*[.$H$5]/12" office:value-type="float" office:value="14.3321930083786">
            <text:p>14,33 €</text:p>
          </table:table-cell>
          <table:table-cell table:style-name="ce5" table:formula="of:=IF(MOD([.A228];12)=1;[.$H$6];0)" office:value-type="float" office:value="0">
            <text:p>0,00 €</text:p>
          </table:table-cell>
          <table:table-cell table:style-name="ce5" table:formula="of:=[.H228]+[.I228]+[.J228]" office:value-type="float" office:value="4313.99009552197">
            <text:p>4.313,99 €</text:p>
          </table:table-cell>
          <table:table-cell table:number-columns-repeated="1013"/>
        </table:table-row>
        <table:table-row table:style-name="ro3">
          <table:table-cell office:value-type="float" office:value="221">
            <text:p>22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28]&gt;[.$H$4];[.$H$4];[.K228])" office:value-type="currency" office:currency="EUR" office:value="260">
            <text:p>260,00 €</text:p>
          </table:table-cell>
          <table:table-cell table:style-name="ce5" table:formula="of:=[.K228]-[.G229]" office:value-type="float" office:value="4053.99009552197">
            <text:p>4.053,99 €</text:p>
          </table:table-cell>
          <table:table-cell table:style-name="ce5" table:formula="of:=[.H229]*[.$H$5]/12" office:value-type="float" office:value="13.5133003184066">
            <text:p>13,51 €</text:p>
          </table:table-cell>
          <table:table-cell table:style-name="ce5" table:formula="of:=IF(MOD([.A229];12)=1;[.$H$6];0)" office:value-type="float" office:value="0">
            <text:p>0,00 €</text:p>
          </table:table-cell>
          <table:table-cell table:style-name="ce5" table:formula="of:=[.H229]+[.I229]+[.J229]" office:value-type="float" office:value="4067.50339584038">
            <text:p>4.067,50 €</text:p>
          </table:table-cell>
          <table:table-cell table:number-columns-repeated="1013"/>
        </table:table-row>
        <table:table-row table:style-name="ro3">
          <table:table-cell office:value-type="float" office:value="222">
            <text:p>22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29]&gt;[.$H$4];[.$H$4];[.K229])" office:value-type="currency" office:currency="EUR" office:value="260">
            <text:p>260,00 €</text:p>
          </table:table-cell>
          <table:table-cell table:style-name="ce5" table:formula="of:=[.K229]-[.G230]" office:value-type="float" office:value="3807.50339584038">
            <text:p>3.807,50 €</text:p>
          </table:table-cell>
          <table:table-cell table:style-name="ce5" table:formula="of:=[.H230]*[.$H$5]/12" office:value-type="float" office:value="12.6916779861346">
            <text:p>12,69 €</text:p>
          </table:table-cell>
          <table:table-cell table:style-name="ce5" table:formula="of:=IF(MOD([.A230];12)=1;[.$H$6];0)" office:value-type="float" office:value="0">
            <text:p>0,00 €</text:p>
          </table:table-cell>
          <table:table-cell table:style-name="ce5" table:formula="of:=[.H230]+[.I230]+[.J230]" office:value-type="float" office:value="3820.19507382651">
            <text:p>3.820,20 €</text:p>
          </table:table-cell>
          <table:table-cell table:number-columns-repeated="1013"/>
        </table:table-row>
        <table:table-row table:style-name="ro3">
          <table:table-cell office:value-type="float" office:value="223">
            <text:p>22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30]&gt;[.$H$4];[.$H$4];[.K230])" office:value-type="currency" office:currency="EUR" office:value="260">
            <text:p>260,00 €</text:p>
          </table:table-cell>
          <table:table-cell table:style-name="ce5" table:formula="of:=[.K230]-[.G231]" office:value-type="float" office:value="3560.19507382651">
            <text:p>3.560,20 €</text:p>
          </table:table-cell>
          <table:table-cell table:style-name="ce5" table:formula="of:=[.H231]*[.$H$5]/12" office:value-type="float" office:value="11.867316912755">
            <text:p>11,87 €</text:p>
          </table:table-cell>
          <table:table-cell table:style-name="ce5" table:formula="of:=IF(MOD([.A231];12)=1;[.$H$6];0)" office:value-type="float" office:value="0">
            <text:p>0,00 €</text:p>
          </table:table-cell>
          <table:table-cell table:style-name="ce5" table:formula="of:=[.H231]+[.I231]+[.J231]" office:value-type="float" office:value="3572.06239073927">
            <text:p>3.572,06 €</text:p>
          </table:table-cell>
          <table:table-cell table:number-columns-repeated="1013"/>
        </table:table-row>
        <table:table-row table:style-name="ro3">
          <table:table-cell office:value-type="float" office:value="224">
            <text:p>22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31]&gt;[.$H$4];[.$H$4];[.K231])" office:value-type="currency" office:currency="EUR" office:value="260">
            <text:p>260,00 €</text:p>
          </table:table-cell>
          <table:table-cell table:style-name="ce5" table:formula="of:=[.K231]-[.G232]" office:value-type="float" office:value="3312.06239073927">
            <text:p>3.312,06 €</text:p>
          </table:table-cell>
          <table:table-cell table:style-name="ce5" table:formula="of:=[.H232]*[.$H$5]/12" office:value-type="float" office:value="11.0402079691309">
            <text:p>11,04 €</text:p>
          </table:table-cell>
          <table:table-cell table:style-name="ce5" table:formula="of:=IF(MOD([.A232];12)=1;[.$H$6];0)" office:value-type="float" office:value="0">
            <text:p>0,00 €</text:p>
          </table:table-cell>
          <table:table-cell table:style-name="ce5" table:formula="of:=[.H232]+[.I232]+[.J232]" office:value-type="float" office:value="3323.1025987084">
            <text:p>3.323,10 €</text:p>
          </table:table-cell>
          <table:table-cell table:number-columns-repeated="1013"/>
        </table:table-row>
        <table:table-row table:style-name="ro3">
          <table:table-cell office:value-type="float" office:value="225">
            <text:p>22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32]&gt;[.$H$4];[.$H$4];[.K232])" office:value-type="currency" office:currency="EUR" office:value="260">
            <text:p>260,00 €</text:p>
          </table:table-cell>
          <table:table-cell table:style-name="ce5" table:formula="of:=[.K232]-[.G233]" office:value-type="float" office:value="3063.1025987084">
            <text:p>3.063,10 €</text:p>
          </table:table-cell>
          <table:table-cell table:style-name="ce5" table:formula="of:=[.H233]*[.$H$5]/12" office:value-type="float" office:value="10.2103419956947">
            <text:p>10,21 €</text:p>
          </table:table-cell>
          <table:table-cell table:style-name="ce5" table:formula="of:=IF(MOD([.A233];12)=1;[.$H$6];0)" office:value-type="float" office:value="0">
            <text:p>0,00 €</text:p>
          </table:table-cell>
          <table:table-cell table:style-name="ce5" table:formula="of:=[.H233]+[.I233]+[.J233]" office:value-type="float" office:value="3073.31294070409">
            <text:p>3.073,31 €</text:p>
          </table:table-cell>
          <table:table-cell table:number-columns-repeated="1013"/>
        </table:table-row>
        <table:table-row table:style-name="ro3">
          <table:table-cell office:value-type="float" office:value="226">
            <text:p>22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33]&gt;[.$H$4];[.$H$4];[.K233])" office:value-type="currency" office:currency="EUR" office:value="260">
            <text:p>260,00 €</text:p>
          </table:table-cell>
          <table:table-cell table:style-name="ce5" table:formula="of:=[.K233]-[.G234]" office:value-type="float" office:value="2813.31294070409">
            <text:p>2.813,31 €</text:p>
          </table:table-cell>
          <table:table-cell table:style-name="ce5" table:formula="of:=[.H234]*[.$H$5]/12" office:value-type="float" office:value="9.37770980234698">
            <text:p>9,38 €</text:p>
          </table:table-cell>
          <table:table-cell table:style-name="ce5" table:formula="of:=IF(MOD([.A234];12)=1;[.$H$6];0)" office:value-type="float" office:value="0">
            <text:p>0,00 €</text:p>
          </table:table-cell>
          <table:table-cell table:style-name="ce5" table:formula="of:=[.H234]+[.I234]+[.J234]" office:value-type="float" office:value="2822.69065050644">
            <text:p>2.822,69 €</text:p>
          </table:table-cell>
          <table:table-cell table:number-columns-repeated="1013"/>
        </table:table-row>
        <table:table-row table:style-name="ro3">
          <table:table-cell office:value-type="float" office:value="227">
            <text:p>22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34]&gt;[.$H$4];[.$H$4];[.K234])" office:value-type="currency" office:currency="EUR" office:value="260">
            <text:p>260,00 €</text:p>
          </table:table-cell>
          <table:table-cell table:style-name="ce5" table:formula="of:=[.K234]-[.G235]" office:value-type="float" office:value="2562.69065050644">
            <text:p>2.562,69 €</text:p>
          </table:table-cell>
          <table:table-cell table:style-name="ce5" table:formula="of:=[.H235]*[.$H$5]/12" office:value-type="float" office:value="8.5423021683548">
            <text:p>8,54 €</text:p>
          </table:table-cell>
          <table:table-cell table:style-name="ce5" table:formula="of:=IF(MOD([.A235];12)=1;[.$H$6];0)" office:value-type="float" office:value="0">
            <text:p>0,00 €</text:p>
          </table:table-cell>
          <table:table-cell table:style-name="ce5" table:formula="of:=[.H235]+[.I235]+[.J235]" office:value-type="float" office:value="2571.2329526748">
            <text:p>2.571,23 €</text:p>
          </table:table-cell>
          <table:table-cell table:number-columns-repeated="1013"/>
        </table:table-row>
        <table:table-row table:style-name="ro3">
          <table:table-cell office:value-type="float" office:value="228">
            <text:p>22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35]&gt;[.$H$4];[.$H$4];[.K235])" office:value-type="currency" office:currency="EUR" office:value="260">
            <text:p>260,00 €</text:p>
          </table:table-cell>
          <table:table-cell table:style-name="ce5" table:formula="of:=[.K235]-[.G236]" office:value-type="float" office:value="2311.2329526748">
            <text:p>2.311,23 €</text:p>
          </table:table-cell>
          <table:table-cell table:style-name="ce5" table:formula="of:=[.H236]*[.$H$5]/12" office:value-type="float" office:value="7.70410984224932">
            <text:p>7,70 €</text:p>
          </table:table-cell>
          <table:table-cell table:style-name="ce5" table:formula="of:=IF(MOD([.A236];12)=1;[.$H$6];0)" office:value-type="float" office:value="0">
            <text:p>0,00 €</text:p>
          </table:table-cell>
          <table:table-cell table:style-name="ce5" table:formula="of:=[.H236]+[.I236]+[.J236]" office:value-type="float" office:value="2318.93706251704">
            <text:p>2.318,94 €</text:p>
          </table:table-cell>
          <table:table-cell table:number-columns-repeated="1013"/>
        </table:table-row>
        <table:table-row table:style-name="ro3">
          <table:table-cell office:value-type="float" office:value="229">
            <text:p>22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36]&gt;[.$H$4];[.$H$4];[.K236])" office:value-type="currency" office:currency="EUR" office:value="260">
            <text:p>260,00 €</text:p>
          </table:table-cell>
          <table:table-cell table:style-name="ce5" table:formula="of:=[.K236]-[.G237]" office:value-type="float" office:value="2058.93706251704">
            <text:p>2.058,94 €</text:p>
          </table:table-cell>
          <table:table-cell table:style-name="ce5" table:formula="of:=[.H237]*[.$H$5]/12" office:value-type="float" office:value="6.86312354172348">
            <text:p>6,86 €</text:p>
          </table:table-cell>
          <table:table-cell table:style-name="ce5" table:formula="of:=IF(MOD([.A237];12)=1;[.$H$6];0)" office:value-type="float" office:value="0">
            <text:p>0,00 €</text:p>
          </table:table-cell>
          <table:table-cell table:style-name="ce5" table:formula="of:=[.H237]+[.I237]+[.J237]" office:value-type="float" office:value="2065.80018605877">
            <text:p>2.065,80 €</text:p>
          </table:table-cell>
          <table:table-cell table:number-columns-repeated="1013"/>
        </table:table-row>
        <table:table-row table:style-name="ro3">
          <table:table-cell office:value-type="float" office:value="230">
            <text:p>23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37]&gt;[.$H$4];[.$H$4];[.K237])" office:value-type="currency" office:currency="EUR" office:value="260">
            <text:p>260,00 €</text:p>
          </table:table-cell>
          <table:table-cell table:style-name="ce5" table:formula="of:=[.K237]-[.G238]" office:value-type="float" office:value="1805.80018605877">
            <text:p>1.805,80 €</text:p>
          </table:table-cell>
          <table:table-cell table:style-name="ce5" table:formula="of:=[.H238]*[.$H$5]/12" office:value-type="float" office:value="6.01933395352923">
            <text:p>6,02 €</text:p>
          </table:table-cell>
          <table:table-cell table:style-name="ce5" table:formula="of:=IF(MOD([.A238];12)=1;[.$H$6];0)" office:value-type="float" office:value="0">
            <text:p>0,00 €</text:p>
          </table:table-cell>
          <table:table-cell table:style-name="ce5" table:formula="of:=[.H238]+[.I238]+[.J238]" office:value-type="float" office:value="1811.8195200123">
            <text:p>1.811,82 €</text:p>
          </table:table-cell>
          <table:table-cell table:number-columns-repeated="1013"/>
        </table:table-row>
        <table:table-row table:style-name="ro3">
          <table:table-cell office:value-type="float" office:value="231">
            <text:p>231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38]&gt;[.$H$4];[.$H$4];[.K238])" office:value-type="currency" office:currency="EUR" office:value="260">
            <text:p>260,00 €</text:p>
          </table:table-cell>
          <table:table-cell table:style-name="ce5" table:formula="of:=[.K238]-[.G239]" office:value-type="float" office:value="1551.8195200123">
            <text:p>1.551,82 €</text:p>
          </table:table-cell>
          <table:table-cell table:style-name="ce5" table:formula="of:=[.H239]*[.$H$5]/12" office:value-type="float" office:value="5.17273173337433">
            <text:p>5,17 €</text:p>
          </table:table-cell>
          <table:table-cell table:style-name="ce5" table:formula="of:=IF(MOD([.A239];12)=1;[.$H$6];0)" office:value-type="float" office:value="0">
            <text:p>0,00 €</text:p>
          </table:table-cell>
          <table:table-cell table:style-name="ce5" table:formula="of:=[.H239]+[.I239]+[.J239]" office:value-type="float" office:value="1556.99225174567">
            <text:p>1.556,99 €</text:p>
          </table:table-cell>
          <table:table-cell table:number-columns-repeated="1013"/>
        </table:table-row>
        <table:table-row table:style-name="ro3">
          <table:table-cell office:value-type="float" office:value="232">
            <text:p>232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39]&gt;[.$H$4];[.$H$4];[.K239])" office:value-type="currency" office:currency="EUR" office:value="260">
            <text:p>260,00 €</text:p>
          </table:table-cell>
          <table:table-cell table:style-name="ce5" table:formula="of:=[.K239]-[.G240]" office:value-type="float" office:value="1296.99225174567">
            <text:p>1.296,99 €</text:p>
          </table:table-cell>
          <table:table-cell table:style-name="ce5" table:formula="of:=[.H240]*[.$H$5]/12" office:value-type="float" office:value="4.32330750581891">
            <text:p>4,32 €</text:p>
          </table:table-cell>
          <table:table-cell table:style-name="ce5" table:formula="of:=IF(MOD([.A240];12)=1;[.$H$6];0)" office:value-type="float" office:value="0">
            <text:p>0,00 €</text:p>
          </table:table-cell>
          <table:table-cell table:style-name="ce5" table:formula="of:=[.H240]+[.I240]+[.J240]" office:value-type="float" office:value="1301.31555925149">
            <text:p>1.301,32 €</text:p>
          </table:table-cell>
          <table:table-cell table:number-columns-repeated="1013"/>
        </table:table-row>
        <table:table-row table:style-name="ro3">
          <table:table-cell office:value-type="float" office:value="233">
            <text:p>233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40]&gt;[.$H$4];[.$H$4];[.K240])" office:value-type="currency" office:currency="EUR" office:value="260">
            <text:p>260,00 €</text:p>
          </table:table-cell>
          <table:table-cell table:style-name="ce5" table:formula="of:=[.K240]-[.G241]" office:value-type="float" office:value="1041.31555925149">
            <text:p>1.041,32 €</text:p>
          </table:table-cell>
          <table:table-cell table:style-name="ce5" table:formula="of:=[.H241]*[.$H$5]/12" office:value-type="float" office:value="3.47105186417164">
            <text:p>3,47 €</text:p>
          </table:table-cell>
          <table:table-cell table:style-name="ce5" table:formula="of:=IF(MOD([.A241];12)=1;[.$H$6];0)" office:value-type="float" office:value="0">
            <text:p>0,00 €</text:p>
          </table:table-cell>
          <table:table-cell table:style-name="ce5" table:formula="of:=[.H241]+[.I241]+[.J241]" office:value-type="float" office:value="1044.78661111566">
            <text:p>1.044,79 €</text:p>
          </table:table-cell>
          <table:table-cell table:number-columns-repeated="1013"/>
        </table:table-row>
        <table:table-row table:style-name="ro3">
          <table:table-cell office:value-type="float" office:value="234">
            <text:p>234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41]&gt;[.$H$4];[.$H$4];[.K241])" office:value-type="currency" office:currency="EUR" office:value="260">
            <text:p>260,00 €</text:p>
          </table:table-cell>
          <table:table-cell table:style-name="ce5" table:formula="of:=[.K241]-[.G242]" office:value-type="float" office:value="784.786611115663">
            <text:p>784,79 €</text:p>
          </table:table-cell>
          <table:table-cell table:style-name="ce5" table:formula="of:=[.H242]*[.$H$5]/12" office:value-type="float" office:value="2.61595537038554">
            <text:p>2,62 €</text:p>
          </table:table-cell>
          <table:table-cell table:style-name="ce5" table:formula="of:=IF(MOD([.A242];12)=1;[.$H$6];0)" office:value-type="float" office:value="0">
            <text:p>0,00 €</text:p>
          </table:table-cell>
          <table:table-cell table:style-name="ce5" table:formula="of:=[.H242]+[.I242]+[.J242]" office:value-type="float" office:value="787.402566486048">
            <text:p>787,40 €</text:p>
          </table:table-cell>
          <table:table-cell table:number-columns-repeated="1013"/>
        </table:table-row>
        <table:table-row table:style-name="ro3">
          <table:table-cell office:value-type="float" office:value="235">
            <text:p>235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42]&gt;[.$H$4];[.$H$4];[.K242])" office:value-type="currency" office:currency="EUR" office:value="260">
            <text:p>260,00 €</text:p>
          </table:table-cell>
          <table:table-cell table:style-name="ce5" table:formula="of:=[.K242]-[.G243]" office:value-type="float" office:value="527.402566486048">
            <text:p>527,40 €</text:p>
          </table:table-cell>
          <table:table-cell table:style-name="ce5" table:formula="of:=[.H243]*[.$H$5]/12" office:value-type="float" office:value="1.75800855495349">
            <text:p>1,76 €</text:p>
          </table:table-cell>
          <table:table-cell table:style-name="ce5" table:formula="of:=IF(MOD([.A243];12)=1;[.$H$6];0)" office:value-type="float" office:value="0">
            <text:p>0,00 €</text:p>
          </table:table-cell>
          <table:table-cell table:style-name="ce5" table:formula="of:=[.H243]+[.I243]+[.J243]" office:value-type="float" office:value="529.160575041002">
            <text:p>529,16 €</text:p>
          </table:table-cell>
          <table:table-cell table:number-columns-repeated="1013"/>
        </table:table-row>
        <table:table-row table:style-name="ro3">
          <table:table-cell office:value-type="float" office:value="236">
            <text:p>236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43]&gt;[.$H$4];[.$H$4];[.K243])" office:value-type="currency" office:currency="EUR" office:value="260">
            <text:p>260,00 €</text:p>
          </table:table-cell>
          <table:table-cell table:style-name="ce5" table:formula="of:=[.K243]-[.G244]" office:value-type="float" office:value="269.160575041001">
            <text:p>269,16 €</text:p>
          </table:table-cell>
          <table:table-cell table:style-name="ce5" table:formula="of:=[.H244]*[.$H$5]/12" office:value-type="float" office:value="0.897201916803338">
            <text:p>0,90 €</text:p>
          </table:table-cell>
          <table:table-cell table:style-name="ce5" table:formula="of:=IF(MOD([.A244];12)=1;[.$H$6];0)" office:value-type="float" office:value="0">
            <text:p>0,00 €</text:p>
          </table:table-cell>
          <table:table-cell table:style-name="ce5" table:formula="of:=[.H244]+[.I244]+[.J244]" office:value-type="float" office:value="270.057776957805">
            <text:p>270,06 €</text:p>
          </table:table-cell>
          <table:table-cell table:number-columns-repeated="1013"/>
        </table:table-row>
        <table:table-row table:style-name="ro3">
          <table:table-cell office:value-type="float" office:value="237">
            <text:p>237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44]&gt;[.$H$4];[.$H$4];[.K244])" office:value-type="currency" office:currency="EUR" office:value="260">
            <text:p>260,00 €</text:p>
          </table:table-cell>
          <table:table-cell table:style-name="ce5" table:formula="of:=[.K244]-[.G245]" office:value-type="float" office:value="10.0577769578048">
            <text:p>10,06 €</text:p>
          </table:table-cell>
          <table:table-cell table:style-name="ce5" table:formula="of:=[.H245]*[.$H$5]/12" office:value-type="float" office:value="0.0335259231926828">
            <text:p>0,03 €</text:p>
          </table:table-cell>
          <table:table-cell table:style-name="ce5" table:formula="of:=IF(MOD([.A245];12)=1;[.$H$6];0)" office:value-type="float" office:value="0">
            <text:p>0,00 €</text:p>
          </table:table-cell>
          <table:table-cell table:style-name="ce5" table:formula="of:=[.H245]+[.I245]+[.J245]" office:value-type="float" office:value="10.0913028809975">
            <text:p>10,09 €</text:p>
          </table:table-cell>
          <table:table-cell table:number-columns-repeated="1013"/>
        </table:table-row>
        <table:table-row table:style-name="ro3">
          <table:table-cell office:value-type="float" office:value="238">
            <text:p>238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45]&gt;[.$H$4];[.$H$4];[.K245])" office:value-type="currency" office:currency="EUR" office:value="10.0913028809975">
            <text:p>10,09 €</text:p>
          </table:table-cell>
          <table:table-cell table:style-name="ce5" table:formula="of:=[.K245]-[.G246]" office:value-type="float" office:value="0">
            <text:p>0,00 €</text:p>
          </table:table-cell>
          <table:table-cell table:style-name="ce5" table:formula="of:=[.H246]*[.$H$5]/12" office:value-type="float" office:value="0">
            <text:p>0,00 €</text:p>
          </table:table-cell>
          <table:table-cell table:style-name="ce5" table:formula="of:=IF(MOD([.A246];12)=1;[.$H$6];0)" office:value-type="float" office:value="0">
            <text:p>0,00 €</text:p>
          </table:table-cell>
          <table:table-cell table:style-name="ce5" table:formula="of:=[.H246]+[.I246]+[.J246]" office:value-type="float" office:value="0">
            <text:p>0,00 €</text:p>
          </table:table-cell>
          <table:table-cell table:number-columns-repeated="1013"/>
        </table:table-row>
        <table:table-row table:style-name="ro3">
          <table:table-cell office:value-type="float" office:value="239">
            <text:p>239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46]&gt;[.$H$4];[.$H$4];[.K246])" office:value-type="currency" office:currency="EUR" office:value="0">
            <text:p>0,00 €</text:p>
          </table:table-cell>
          <table:table-cell table:style-name="ce5" table:formula="of:=[.K246]-[.G247]" office:value-type="float" office:value="0">
            <text:p>0,00 €</text:p>
          </table:table-cell>
          <table:table-cell table:style-name="ce5" table:formula="of:=[.H247]*[.$H$5]/12" office:value-type="float" office:value="0">
            <text:p>0,00 €</text:p>
          </table:table-cell>
          <table:table-cell table:style-name="ce5" table:formula="of:=IF(MOD([.A247];12)=1;[.$H$6];0)" office:value-type="float" office:value="0">
            <text:p>0,00 €</text:p>
          </table:table-cell>
          <table:table-cell table:style-name="ce5" table:formula="of:=[.H247]+[.I247]+[.J247]" office:value-type="float" office:value="0">
            <text:p>0,00 €</text:p>
          </table:table-cell>
          <table:table-cell table:number-columns-repeated="1013"/>
        </table:table-row>
        <table:table-row table:style-name="ro3">
          <table:table-cell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table:style-name="ce2" table:formula="of:=[.$E$4]" office:value-type="currency" office:currency="EUR" office:value="260">
            <text:p>260,00 €</text:p>
          </table:table-cell>
          <table:table-cell table:number-columns-repeated="2"/>
          <table:table-cell table:style-name="ce2" table:formula="of:=IF([.K247]&gt;[.$H$4];[.$H$4];[.K247])" office:value-type="currency" office:currency="EUR" office:value="0">
            <text:p>0,00 €</text:p>
          </table:table-cell>
          <table:table-cell table:style-name="ce5" table:formula="of:=[.K247]-[.G248]" office:value-type="float" office:value="0">
            <text:p>0,00 €</text:p>
          </table:table-cell>
          <table:table-cell table:style-name="ce5" table:formula="of:=[.H248]*[.$H$5]/12" office:value-type="float" office:value="0">
            <text:p>0,00 €</text:p>
          </table:table-cell>
          <table:table-cell table:style-name="ce5" table:formula="of:=IF(MOD([.A248];12)=1;[.$H$6];0)" office:value-type="float" office:value="0">
            <text:p>0,00 €</text:p>
          </table:table-cell>
          <table:table-cell table:style-name="ce5" table:formula="of:=[.H248]+[.I248]+[.J248]" office:value-type="float" office:value="0">
            <text:p>0,00 €</text:p>
          </table:table-cell>
          <table:table-cell table:number-columns-repeated="1013"/>
        </table:table-row>
        <table:table-row table:style-name="ro2" table:number-rows-repeated="10483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2" table:default-cell-style-name="Default"/>
        <table:table-column table:style-name="co9" table:number-columns-repeated="1023" table:default-cell-style-name="Default"/>
        <table:table-row table:style-name="ro2">
          <table:table-cell table:number-columns-repeated="1024"/>
        </table:table-row>
      </table:table>
      <table:table table:name="Tabelle3" table:style-name="ta3">
        <table:table-column table:style-name="co2" table:default-cell-style-name="Default"/>
        <table:table-column table:style-name="co9" table:number-columns-repeated="1023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 </number:text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1">
      <number:number number:decimal-places="2" number:min-integer-digits="1" number:grouping="true"/>
      <number:text> €</number:text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0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2" number:min-integer-digits="1" number:grouping="true"/>
      <number:text> €</number:text>
    </number:number-style>
    <number:number-style style:name="N512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2" number:min-integer-digits="1" number:grouping="true"/>
      <number:text> €</number:text>
    </number:number-style>
    <number:number-style style:name="N512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date-style style:name="N5122" number:language="de" number:country="D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2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Excel_5f_BuiltIn_5f_Currency" style:display-name="Excel_BuiltIn_Currency" style:family="table-cell" style:parent-style-name="Default" style:data-style-name="N115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0">10.12.2011</text:date>, <text:time>15:05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file-name text:display="full">???</text:file-name></text:span></text:p>
      </style:header>
      <style:header-left style:display="false">
        <text:p><text:span text:style-name="MT1"><text:file-name text:display="full">???</text:file-name></text:span></text:p>
      </style:header-left>
      <style:footer>
        <text:p><text:span text:style-name="MT1"><text:file-name text:display="full">???</text:file-name></text:span><text:span text:style-name="MT1">Seite </text:span></text:p>
      </style:footer>
      <style:footer-left style:display="false">
        <text:p><text:span text:style-name="MT1"><text:file-name text:display="full">???</text:file-name></text:span><text:span text:style-name="MT1">Seite </text:span></text:p>
      </style:footer-left>
    </style:master-page>
    <style:master-page style:name="PageStyle_5f_Tabelle2" style:display-name="PageStyle_Tabelle2" style:page-layout-name="Mpm3">
      <style:header>
        <text:p><text:span text:style-name="MT1"><text:file-name text:display="full">???</text:file-name></text:span></text:p>
      </style:header>
      <style:header-left style:display="false">
        <text:p><text:span text:style-name="MT1"><text:file-name text:display="full">???</text:file-name></text:span></text:p>
      </style:header-left>
      <style:footer>
        <text:p><text:span text:style-name="MT1"><text:file-name text:display="full">???</text:file-name></text:span><text:span text:style-name="MT1">Seite </text:span></text:p>
      </style:footer>
      <style:footer-left style:display="false">
        <text:p><text:span text:style-name="MT1"><text:file-name text:display="full">???</text:file-name></text:span><text:span text:style-name="MT1">Seite </text:span></text:p>
      </style:footer-left>
    </style:master-page>
    <style:master-page style:name="PageStyle_5f_Tabelle3" style:display-name="PageStyle_Tabelle3" style:page-layout-name="Mpm3">
      <style:header>
        <text:p><text:span text:style-name="MT1"><text:file-name text:display="full">???</text:file-name></text:span></text:p>
      </style:header>
      <style:header-left style:display="false">
        <text:p><text:span text:style-name="MT1"><text:file-name text:display="full">???</text:file-name></text:span></text:p>
      </style:header-left>
      <style:footer>
        <text:p><text:span text:style-name="MT1"><text:file-name text:display="full">???</text:file-name></text:span><text:span text:style-name="MT1">Seite </text:span></text:p>
      </style:footer>
      <style:footer-left style:display="false">
        <text:p><text:span text:style-name="MT1"><text:file-name text:display="full">???</text:file-name></text:span><text:span text:style-name="MT1">Seite 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</meta:initial-creator>
    <meta:creation-date>2011-12-10T15:29:15</meta:creation-date>
    <dc:date>2011-12-10T15:05:24.44</dc:date>
    <meta:editing-cycles>2</meta:editing-cycles>
    <meta:document-statistic meta:table-count="3" meta:cell-count="2186" meta:object-count="0"/>
    <meta:generator>LibreOffice/3.4$Win32 LibreOffice_project/340m1$Build-402</meta:generator>
  </office:meta>
</office:document-meta>
</file>